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7004in" svg:height="3.5429in" svg:x="4.6827in" svg:y="2.6917in">
            <draw:object draw:notify-on-update-of-ranges="Sheet1.E17:Sheet1.E28 Sheet1.H17:Sheet1.H2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WIMM_Trials.scattered_policies(1000,5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 pathways, 500 timeste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s: 80/80/80</text:p>
          </table:table-cell>
          <table:table-cell table:number-columns-repeated="4"/>
          <table:table-cell office:value-type="string" calcext:value-type="string">
            <text:p>r = SWIMM.simulate(500,policy=[-20,0,0],random_seed=1001)</text:p>
          </table:table-cell>
          <table:table-cell table:number-columns-repeated="4"/>
          <table:table-cell office:value-type="string" calcext:value-type="string">
            <text:p>r = SWIMM.simulate(500, policy=[20,0,0], random_seed=100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 Cos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p Mil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'Let Burn' Simulation Result – Pathway 1001</text:p>
          </table:table-cell>
          <table:table-cell table:number-columns-repeated="4"/>
          <table:table-cell office:value-type="string" calcext:value-type="string">
            <text:p>'Suppress All' Simulation Result – Pathway 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 Sever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verage State Value: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Average State Value:</text:p>
          </table:table-cell>
          <table:table-cell office:value-type="string" calcext:value-type="string">
            <text:p>Stat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: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STD:</text:p>
          </table:table-cell>
          <table:table-cell/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'Best Policy' Simulation Result – Pathway 1001</text:p>
          </table:table-cell>
          <table:table-cell table:number-columns-repeated="4"/>
          <table:table-cell office:value-type="string" calcext:value-type="string">
            <text:p>Suppressions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ppressions: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verage State Value: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Suppression Rate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ppression Rate: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: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Joint Probability:</text:p>
          </table:table-cell>
          <table:table-cell/>
          <table:table-cell office:value-type="float" office:value="0.999998969424" calcext:value-type="float">
            <text:p>0.9999989694</text:p>
          </table:table-cell>
          <table:table-cell table:number-columns-repeated="2"/>
          <table:table-cell office:value-type="string" calcext:value-type="string">
            <text:p>Joint Probability:</text:p>
          </table:table-cell>
          <table:table-cell/>
          <table:table-cell office:value-type="float" office:value="0.999998969424" calcext:value-type="float">
            <text:p>0.9999989694</text:p>
          </table:table-cell>
        </table:table-row>
        <table:table-row table:style-name="ro1">
          <table:table-cell office:value-type="string" calcext:value-type="string">
            <text:p>Suppressions: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ression Rate: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 Probability:</text:p>
          </table:table-cell>
          <table:table-cell/>
          <table:table-cell office:value-type="float" office:value="0.787837737318" calcext:value-type="float">
            <text:p>0.78783773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A17:.A1016])" office:value-type="float" office:value="1.1" calcext:value-type="float">
            <text:p>1.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A17:.A1016])" office:value-type="float" office:value="-0.1" calcext:value-type="float">
            <text:p>-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imestep Reward for each Pathway</text:p>
          </table:table-cell>
          <table:table-cell table:number-columns-repeated="3"/>
          <table:table-cell table:style-name="ce1" office:value-type="string" calcext:value-type="string">
            <text:p>Label</text:p>
          </table:table-cell>
          <table:table-cell office:value-type="string" calcext:value-type="string">
            <text:p>Bins Low</text:p>
          </table:table-cell>
          <table:table-cell office:value-type="string" calcext:value-type="string">
            <text:p>Bins High</text:p>
          </table:table-cell>
          <table:table-cell office:value-type="string" calcext:value-type="string">
            <text:p>Frequency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&lt;0</text:p>
          </table:table-cell>
          <table:table-cell office:value-type="string" calcext:value-type="string">
            <text:p>&lt;-0.1</text:p>
          </table:table-cell>
          <table:table-cell office:value-type="string" calcext:value-type="string">
            <text:p>&lt;0</text:p>
          </table:table-cell>
          <table:table-cell table:formula="of:=COUNTIF([.A$17:.A$1016];[.G17]) - COUNTIF([.A$17:.A$1016];[.F17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3"/>
          <table:table-cell table:style-name="ce1" office:value-type="string" calcext:value-type="string">
            <text:p>0-0.1</text:p>
          </table:table-cell>
          <table:table-cell office:value-type="string" calcext:value-type="string">
            <text:p>&lt;0</text:p>
          </table:table-cell>
          <table:table-cell office:value-type="string" calcext:value-type="string">
            <text:p>&lt;0.1</text:p>
          </table:table-cell>
          <table:table-cell table:formula="of:=COUNTIF([.A$17:.A$1016];[.G18]) - COUNTIF([.A$17:.A$1016];[.F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0.1-0.2</text:p>
          </table:table-cell>
          <table:table-cell office:value-type="string" calcext:value-type="string">
            <text:p>&lt;0.1</text:p>
          </table:table-cell>
          <table:table-cell office:value-type="string" calcext:value-type="string">
            <text:p>&lt;0.2</text:p>
          </table:table-cell>
          <table:table-cell table:formula="of:=COUNTIF([.A$17:.A$1016];[.G19]) - COUNTIF([.A$17:.A$1016];[.F1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/>
          <table:table-cell table:style-name="ce1" office:value-type="string" calcext:value-type="string">
            <text:p>0.2-0.3</text:p>
          </table:table-cell>
          <table:table-cell office:value-type="string" calcext:value-type="string">
            <text:p>&lt;0.2</text:p>
          </table:table-cell>
          <table:table-cell office:value-type="string" calcext:value-type="string">
            <text:p>&lt;0.3</text:p>
          </table:table-cell>
          <table:table-cell table:formula="of:=COUNTIF([.A$17:.A$1016];[.G20]) - COUNTIF([.A$17:.A$1016];[.F2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  <table:table-cell table:style-name="ce1" office:value-type="string" calcext:value-type="string">
            <text:p>0.3-0.4</text:p>
          </table:table-cell>
          <table:table-cell office:value-type="string" calcext:value-type="string">
            <text:p>&lt;0.3</text:p>
          </table:table-cell>
          <table:table-cell office:value-type="string" calcext:value-type="string">
            <text:p>&lt;0.4</text:p>
          </table:table-cell>
          <table:table-cell table:formula="of:=COUNTIF([.A$17:.A$1016];[.G21]) - COUNTIF([.A$17:.A$1016];[.F21])"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0.4-0.5</text:p>
          </table:table-cell>
          <table:table-cell office:value-type="string" calcext:value-type="string">
            <text:p>&lt;0.4</text:p>
          </table:table-cell>
          <table:table-cell office:value-type="string" calcext:value-type="string">
            <text:p>&lt;0.5</text:p>
          </table:table-cell>
          <table:table-cell table:formula="of:=COUNTIF([.A$17:.A$1016];[.G22]) - COUNTIF([.A$17:.A$1016];[.F22])" office:value-type="float" office:value="278" calcext:value-type="float">
            <text:p>278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0.5-0.6</text:p>
          </table:table-cell>
          <table:table-cell office:value-type="string" calcext:value-type="string">
            <text:p>&lt;0.5</text:p>
          </table:table-cell>
          <table:table-cell office:value-type="string" calcext:value-type="string">
            <text:p>&lt;0.6</text:p>
          </table:table-cell>
          <table:table-cell table:formula="of:=COUNTIF([.A$17:.A$1016];[.G23]) - COUNTIF([.A$17:.A$1016];[.F23])" office:value-type="float" office:value="149" calcext:value-type="float">
            <text:p>14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0.6-0.7</text:p>
          </table:table-cell>
          <table:table-cell office:value-type="string" calcext:value-type="string">
            <text:p>&lt;0.6</text:p>
          </table:table-cell>
          <table:table-cell office:value-type="string" calcext:value-type="string">
            <text:p>&lt;0.7</text:p>
          </table:table-cell>
          <table:table-cell table:formula="of:=COUNTIF([.A$17:.A$1016];[.G24]) - COUNTIF([.A$17:.A$1016];[.F24])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3"/>
          <table:table-cell table:style-name="ce1" office:value-type="string" calcext:value-type="string">
            <text:p>0.7-0.8</text:p>
          </table:table-cell>
          <table:table-cell office:value-type="string" calcext:value-type="string">
            <text:p>&lt;0.7</text:p>
          </table:table-cell>
          <table:table-cell office:value-type="string" calcext:value-type="string">
            <text:p>&lt;0.8</text:p>
          </table:table-cell>
          <table:table-cell table:formula="of:=COUNTIF([.A$17:.A$1016];[.G25]) - COUNTIF([.A$17:.A$1016];[.F25])" office:value-type="float" office:value="129" calcext:value-type="float">
            <text:p>129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0.8-0.9</text:p>
          </table:table-cell>
          <table:table-cell office:value-type="string" calcext:value-type="string">
            <text:p>&lt;0.8</text:p>
          </table:table-cell>
          <table:table-cell office:value-type="string" calcext:value-type="string">
            <text:p>&lt;0.9</text:p>
          </table:table-cell>
          <table:table-cell table:formula="of:=COUNTIF([.A$17:.A$1016];[.G26]) - COUNTIF([.A$17:.A$1016];[.F26])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3"/>
          <table:table-cell table:style-name="ce1" office:value-type="string" calcext:value-type="string">
            <text:p>0.9-1</text:p>
          </table:table-cell>
          <table:table-cell office:value-type="string" calcext:value-type="string">
            <text:p>&lt;0.9</text:p>
          </table:table-cell>
          <table:table-cell office:value-type="string" calcext:value-type="string">
            <text:p>&lt;1</text:p>
          </table:table-cell>
          <table:table-cell table:formula="of:=COUNTIF([.A$17:.A$1016];[.G27]) - COUNTIF([.A$17:.A$1016];[.F27])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1-1.1</text:p>
          </table:table-cell>
          <table:table-cell office:value-type="string" calcext:value-type="string">
            <text:p>&lt;1</text:p>
          </table:table-cell>
          <table:table-cell office:value-type="string" calcext:value-type="string">
            <text:p>&lt;1.11</text:p>
          </table:table-cell>
          <table:table-cell table:formula="of:=COUNTIF([.A$17:.A$1016];[.G28]) - COUNTIF([.A$17:.A$1016];[.F28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H17:.H28])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-0.1" calcext:value-type="float">
            <text:p>-0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</table:table>
      <table:table table:name="Sheet2" table:style-name="ta1">
        <table:shapes>
          <draw:frame draw:z-index="0" draw:style-name="gr1" draw:text-style-name="P1" svg:width="7.7004in" svg:height="3.5429in" svg:x="2.9374in" svg:y="5.411in">
            <draw:object draw:notify-on-update-of-ranges="Sheet2.E17:Sheet2.E28 Sheet2.H17:Sheet2.H2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WIMM_Trials.scattered_near_best(1000,5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1000 pathways, 500 timeste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sholds: 80/80/80</text:p>
          </table:table-cell>
          <table:table-cell table:number-columns-repeated="4"/>
          <table:table-cell office:value-type="string" calcext:value-type="string">
            <text:p>r = SWIMM.simulate(500,policy=[-20,0,0],random_seed=1001)</text:p>
          </table:table-cell>
          <table:table-cell table:number-columns-repeated="4"/>
          <table:table-cell office:value-type="string" calcext:value-type="string">
            <text:p>r = SWIMM.simulate(500, policy=[20,0,0], random_seed=1001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n Cost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upp Mil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'Let Burn' Simulation Result – Pathway 1001</text:p>
          </table:table-cell>
          <table:table-cell table:number-columns-repeated="4"/>
          <table:table-cell office:value-type="string" calcext:value-type="string">
            <text:p>'Suppress All' Simulation Result – Pathway 1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 Sever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verage State Value: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2"/>
          <table:table-cell office:value-type="string" calcext:value-type="string">
            <text:p>Average State Value:</text:p>
          </table:table-cell>
          <table:table-cell office:value-type="string" calcext:value-type="string">
            <text:p>State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TD: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/>
          <table:table-cell office:value-type="string" calcext:value-type="string">
            <text:p>STD:</text:p>
          </table:table-cell>
          <table:table-cell/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'Best Policy' Simulation Result – Pathway 1001</text:p>
          </table:table-cell>
          <table:table-cell table:number-columns-repeated="4"/>
          <table:table-cell office:value-type="string" calcext:value-type="string">
            <text:p>Suppressions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ppressions: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Average State Value:</text:p>
          </table:table-cell>
          <table:table-cell/>
          <table:table-cell office:value-type="float" office:value="1.2" calcext:value-type="float">
            <text:p>1.2</text:p>
          </table:table-cell>
          <table:table-cell table:number-columns-repeated="2"/>
          <table:table-cell office:value-type="string" calcext:value-type="string">
            <text:p>Suppression Rate: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uppression Rate: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D: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office:value-type="string" calcext:value-type="string">
            <text:p>Joint Probability:</text:p>
          </table:table-cell>
          <table:table-cell/>
          <table:table-cell office:value-type="float" office:value="0.999998969424" calcext:value-type="float">
            <text:p>0.9999989694</text:p>
          </table:table-cell>
          <table:table-cell table:number-columns-repeated="2"/>
          <table:table-cell office:value-type="string" calcext:value-type="string">
            <text:p>Joint Probability:</text:p>
          </table:table-cell>
          <table:table-cell/>
          <table:table-cell office:value-type="float" office:value="0.999998969424" calcext:value-type="float">
            <text:p>0.9999989694</text:p>
          </table:table-cell>
        </table:table-row>
        <table:table-row table:style-name="ro1">
          <table:table-cell office:value-type="string" calcext:value-type="string">
            <text:p>Suppressions:</text:p>
          </table:table-cell>
          <table:table-cell/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ppression Rate: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Joint Probability:</text:p>
          </table:table-cell>
          <table:table-cell/>
          <table:table-cell office:value-type="float" office:value="0.787837737318" calcext:value-type="float">
            <text:p>0.78783773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erage Probabilit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x</text:p>
          </table:table-cell>
          <table:table-cell table:formula="of:=MAX([.A17:.A1016])"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in</text:p>
          </table:table-cell>
          <table:table-cell table:formula="of:=MIN([.A17:.A1016])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erage Timestep Reward for each Pathway</text:p>
          </table:table-cell>
          <table:table-cell table:number-columns-repeated="3"/>
          <table:table-cell table:style-name="ce1" office:value-type="string" calcext:value-type="string">
            <text:p>Label</text:p>
          </table:table-cell>
          <table:table-cell office:value-type="string" calcext:value-type="string">
            <text:p>Bins Low</text:p>
          </table:table-cell>
          <table:table-cell office:value-type="string" calcext:value-type="string">
            <text:p>Bins High</text:p>
          </table:table-cell>
          <table:table-cell office:value-type="string" calcext:value-type="string">
            <text:p>Frequency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/>
          <table:table-cell table:style-name="ce1" office:value-type="string" calcext:value-type="string">
            <text:p>&lt;0.3</text:p>
          </table:table-cell>
          <table:table-cell/>
          <table:table-cell office:value-type="string" calcext:value-type="string">
            <text:p>&lt;0.3</text:p>
          </table:table-cell>
          <table:table-cell table:formula="of:=COUNTIF([.A$17:.A$1016];[.G17]) - COUNTIF([.A$17:.A$1016];[.F17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0.3-0.4</text:p>
          </table:table-cell>
          <table:table-cell office:value-type="string" calcext:value-type="string">
            <text:p>&lt;0.3</text:p>
          </table:table-cell>
          <table:table-cell office:value-type="string" calcext:value-type="string">
            <text:p>&lt;0.4</text:p>
          </table:table-cell>
          <table:table-cell table:formula="of:=COUNTIF([.A$17:.A$1016];[.G18]) - COUNTIF([.A$17:.A$1016];[.F1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0.4-0.5</text:p>
          </table:table-cell>
          <table:table-cell office:value-type="string" calcext:value-type="string">
            <text:p>&lt;0.4</text:p>
          </table:table-cell>
          <table:table-cell office:value-type="string" calcext:value-type="string">
            <text:p>&lt;0.5</text:p>
          </table:table-cell>
          <table:table-cell table:formula="of:=COUNTIF([.A$17:.A$1016];[.G19]) - COUNTIF([.A$17:.A$1016];[.F1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0.5-0.6</text:p>
          </table:table-cell>
          <table:table-cell office:value-type="string" calcext:value-type="string">
            <text:p>&lt;0.5</text:p>
          </table:table-cell>
          <table:table-cell office:value-type="string" calcext:value-type="string">
            <text:p>&lt;0.6</text:p>
          </table:table-cell>
          <table:table-cell table:formula="of:=COUNTIF([.A$17:.A$1016];[.G20]) - COUNTIF([.A$17:.A$1016];[.F2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3"/>
          <table:table-cell table:style-name="ce1" office:value-type="string" calcext:value-type="string">
            <text:p>0.6-0.7</text:p>
          </table:table-cell>
          <table:table-cell office:value-type="string" calcext:value-type="string">
            <text:p>&lt;0.6</text:p>
          </table:table-cell>
          <table:table-cell office:value-type="string" calcext:value-type="string">
            <text:p>&lt;0.7</text:p>
          </table:table-cell>
          <table:table-cell table:formula="of:=COUNTIF([.A$17:.A$1016];[.G21]) - COUNTIF([.A$17:.A$1016];[.F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/>
          <table:table-cell table:style-name="ce1" office:value-type="string" calcext:value-type="string">
            <text:p>0.7-0.8</text:p>
          </table:table-cell>
          <table:table-cell office:value-type="string" calcext:value-type="string">
            <text:p>&lt;0.7</text:p>
          </table:table-cell>
          <table:table-cell office:value-type="string" calcext:value-type="string">
            <text:p>&lt;0.8</text:p>
          </table:table-cell>
          <table:table-cell table:formula="of:=COUNTIF([.A$17:.A$1016];[.G22]) - COUNTIF([.A$17:.A$1016];[.F22])"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3"/>
          <table:table-cell table:style-name="ce1" office:value-type="string" calcext:value-type="string">
            <text:p>0.8-0.9</text:p>
          </table:table-cell>
          <table:table-cell office:value-type="string" calcext:value-type="string">
            <text:p>&lt;0.8</text:p>
          </table:table-cell>
          <table:table-cell office:value-type="string" calcext:value-type="string">
            <text:p>&lt;0.9</text:p>
          </table:table-cell>
          <table:table-cell table:formula="of:=COUNTIF([.A$17:.A$1016];[.G23]) - COUNTIF([.A$17:.A$1016];[.F23])" office:value-type="float" office:value="86" calcext:value-type="float">
            <text:p>86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0.9-1.0</text:p>
          </table:table-cell>
          <table:table-cell office:value-type="string" calcext:value-type="string">
            <text:p>&lt;0.9</text:p>
          </table:table-cell>
          <table:table-cell office:value-type="string" calcext:value-type="string">
            <text:p>&lt;1</text:p>
          </table:table-cell>
          <table:table-cell table:formula="of:=COUNTIF([.A$17:.A$1016];[.G24]) - COUNTIF([.A$17:.A$1016];[.F24])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3"/>
          <table:table-cell table:style-name="ce1" office:value-type="string" calcext:value-type="string">
            <text:p>1.0-1.1</text:p>
          </table:table-cell>
          <table:table-cell office:value-type="string" calcext:value-type="string">
            <text:p>&lt;1.0</text:p>
          </table:table-cell>
          <table:table-cell office:value-type="string" calcext:value-type="string">
            <text:p>&lt;1.1</text:p>
          </table:table-cell>
          <table:table-cell table:formula="of:=COUNTIF([.A$17:.A$1016];[.G25]) - COUNTIF([.A$17:.A$1016];[.F25])" office:value-type="float" office:value="196" calcext:value-type="float">
            <text:p>196</text:p>
          </table:table-cell>
          <table:table-cell table:number-columns-repeated="5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3"/>
          <table:table-cell table:style-name="ce1" office:value-type="string" calcext:value-type="string">
            <text:p>1.1-1.2</text:p>
          </table:table-cell>
          <table:table-cell office:value-type="string" calcext:value-type="string">
            <text:p>&lt;1.1</text:p>
          </table:table-cell>
          <table:table-cell office:value-type="string" calcext:value-type="string">
            <text:p>&lt;1.20</text:p>
          </table:table-cell>
          <table:table-cell table:formula="of:=COUNTIF([.A$17:.A$1016];[.G26]) - COUNTIF([.A$17:.A$1016];[.F26])" office:value-type="float" office:value="324" calcext:value-type="float">
            <text:p>324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/>
          <table:table-cell table:style-name="ce1" office:value-type="string" calcext:value-type="string">
            <text:p>1.2-1.3</text:p>
          </table:table-cell>
          <table:table-cell office:value-type="string" calcext:value-type="string">
            <text:p>&lt;1.2</text:p>
          </table:table-cell>
          <table:table-cell office:value-type="string" calcext:value-type="string">
            <text:p>&lt;1.3</text:p>
          </table:table-cell>
          <table:table-cell table:formula="of:=COUNTIF([.A$17:.A$1016];[.G27]) - COUNTIF([.A$17:.A$1016];[.F27])" office:value-type="float" office:value="190" calcext:value-type="float">
            <text:p>190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3"/>
          <table:table-cell table:style-name="ce1" office:value-type="string" calcext:value-type="string">
            <text:p>1.3-1.4</text:p>
          </table:table-cell>
          <table:table-cell office:value-type="string" calcext:value-type="string">
            <text:p>&lt;1.3</text:p>
          </table:table-cell>
          <table:table-cell office:value-type="string" calcext:value-type="string">
            <text:p>&lt;1.41</text:p>
          </table:table-cell>
          <table:table-cell table:formula="of:=COUNTIF([.A$17:.A$1016];[.G28]) - COUNTIF([.A$17:.A$1016];[.F28])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5"/>
          <table:table-cell office:value-type="string" calcext:value-type="string">
            <text:p>Sum</text:p>
          </table:table-cell>
          <table:table-cell table:formula="of:=SUM([.H17:.H28])"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12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12"/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12"/>
        </table:table-row>
      </table:table>
      <table:table table:name="Sheet3" table:style-name="ta1">
        <table:shapes>
          <draw:frame draw:z-index="0" draw:style-name="gr1" draw:text-style-name="P1" svg:width="6.2961in" svg:height="3.5449in" svg:x="4.5512in" svg:y="0.2929in">
            <draw:object draw:notify-on-update-of-ranges="Sheet3.A4:Sheet3.A4 Sheet3.A5:Sheet3.A47 Sheet3.C4:Sheet3.C4 Sheet3.C5:Sheet3.C4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6.2988in" svg:height="3.5429in" svg:x="10.7035in" svg:y="4.2016in">
            <draw:object draw:notify-on-update-of-ranges="Sheet3.B4:Sheet3.B4 Sheet3.B5:Sheet3.B47 Sheet3.C4:Sheet3.C4 Sheet3.C5:Sheet3.C47 Sheet3.B53:Sheet3.B552 Sheet3.C53:Sheet3.C55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4.3457in" svg:y="4.1201in">
            <draw:object draw:notify-on-update-of-ranges="Sheet3.B5:Sheet3.B47 Sheet3.C4:Sheet3.C4 Sheet3.C5:Sheet3.C4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6.2961in" svg:height="3.5449in" svg:x="10.9232in" svg:y="0.2929in">
            <draw:object draw:notify-on-update-of-ranges="Sheet3.A5:Sheet3.A47 Sheet3.C4:Sheet3.C4 Sheet3.C5:Sheet3.C47 Sheet3.A53:Sheet3.A552 Sheet3.C53:Sheet3.C55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erage Timestep Value for each Polic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Residual</text:p>
          </table:table-cell>
          <table:table-cell/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-1626.9377028813" calcext:value-type="float">
            <text:p>-1626.9377028813</text:p>
          </table:table-cell>
          <table:table-cell office:value-type="float" office:value="21.4832543985959" calcext:value-type="float">
            <text:p>21.4832543986</text:p>
          </table:table-cell>
          <table:table-cell office:value-type="float" office:value="1.1568" calcext:value-type="float">
            <text:p>1.1568</text:p>
          </table:table-cell>
          <table:table-cell table:formula="of:=[.C5]-[.$F$5]" office:value-type="float" office:value="0.00515348837209295" calcext:value-type="float">
            <text:p>0.0051534884</text:p>
          </table:table-cell>
          <table:table-cell/>
          <table:table-cell table:formula="of:=AVERAGE([.C5:.C47])" office:value-type="float" office:value="1.15164651162791" calcext:value-type="float">
            <text:p>1.1516465116</text:p>
          </table:table-cell>
        </table:table-row>
        <table:table-row table:style-name="ro1">
          <table:table-cell office:value-type="float" office:value="-1616.63468379589" calcext:value-type="float">
            <text:p>-1616.6346837959</text:p>
          </table:table-cell>
          <table:table-cell office:value-type="float" office:value="19.6475016100134" calcext:value-type="float">
            <text:p>19.64750161</text:p>
          </table:table-cell>
          <table:table-cell office:value-type="float" office:value="1.1558" calcext:value-type="float">
            <text:p>1.1558</text:p>
          </table:table-cell>
          <table:table-cell table:formula="of:=[.C6]-[.$F$5]" office:value-type="float" office:value="0.00415348837209284" calcext:value-type="float">
            <text:p>0.0041534884</text:p>
          </table:table-cell>
          <table:table-cell/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-1576.04690998405" calcext:value-type="float">
            <text:p>-1576.0469099841</text:p>
          </table:table-cell>
          <table:table-cell office:value-type="float" office:value="19.7460346621945" calcext:value-type="float">
            <text:p>19.7460346622</text:p>
          </table:table-cell>
          <table:table-cell office:value-type="float" office:value="1.2" calcext:value-type="float">
            <text:p>1.2</text:p>
          </table:table-cell>
          <table:table-cell table:formula="of:=[.C7]-[.$F$5]" office:value-type="float" office:value="0.0483534883720929" calcext:value-type="float">
            <text:p>0.0483534884</text:p>
          </table:table-cell>
          <table:table-cell/>
          <table:table-cell table:formula="of:=MIN([.C5:.C47])" office:value-type="float" office:value="1.0284" calcext:value-type="float">
            <text:p>1.0284</text:p>
          </table:table-cell>
        </table:table-row>
        <table:table-row table:style-name="ro1">
          <table:table-cell office:value-type="float" office:value="-1558.91284685952" calcext:value-type="float">
            <text:p>-1558.9128468595</text:p>
          </table:table-cell>
          <table:table-cell office:value-type="float" office:value="23.324133565849" calcext:value-type="float">
            <text:p>23.3241335658</text:p>
          </table:table-cell>
          <table:table-cell office:value-type="float" office:value="1.0688" calcext:value-type="float">
            <text:p>1.0688</text:p>
          </table:table-cell>
          <table:table-cell table:formula="of:=[.C8]-[.$F$5]" office:value-type="float" office:value="-0.0828465116279071" calcext:value-type="float">
            <text:p>-0.0828465116</text:p>
          </table:table-cell>
          <table:table-cell/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-1582.27125487018" calcext:value-type="float">
            <text:p>-1582.2712548702</text:p>
          </table:table-cell>
          <table:table-cell office:value-type="float" office:value="20.8915492267834" calcext:value-type="float">
            <text:p>20.8915492268</text:p>
          </table:table-cell>
          <table:table-cell office:value-type="float" office:value="1.1568" calcext:value-type="float">
            <text:p>1.1568</text:p>
          </table:table-cell>
          <table:table-cell table:formula="of:=[.C9]-[.$F$5]" office:value-type="float" office:value="0.00515348837209295" calcext:value-type="float">
            <text:p>0.0051534884</text:p>
          </table:table-cell>
          <table:table-cell/>
          <table:table-cell table:formula="of:=MAX([.C5:.C47])" office:value-type="float" office:value="1.2002" calcext:value-type="float">
            <text:p>1.2002</text:p>
          </table:table-cell>
        </table:table-row>
        <table:table-row table:style-name="ro1">
          <table:table-cell office:value-type="float" office:value="-1617.65677218384" calcext:value-type="float">
            <text:p>-1617.6567721839</text:p>
          </table:table-cell>
          <table:table-cell office:value-type="float" office:value="21.338816167717" calcext:value-type="float">
            <text:p>21.3388161677</text:p>
          </table:table-cell>
          <table:table-cell office:value-type="float" office:value="1.1584" calcext:value-type="float">
            <text:p>1.1584</text:p>
          </table:table-cell>
          <table:table-cell table:formula="of:=[.C10]-[.$F$5]" office:value-type="float" office:value="0.006753488372093" calcext:value-type="float">
            <text:p>0.0067534884</text:p>
          </table:table-cell>
          <table:table-cell table:number-columns-repeated="2"/>
        </table:table-row>
        <table:table-row table:style-name="ro1">
          <table:table-cell office:value-type="float" office:value="-1612.55140410709" calcext:value-type="float">
            <text:p>-1612.5514041071</text:p>
          </table:table-cell>
          <table:table-cell office:value-type="float" office:value="19.1338657485865" calcext:value-type="float">
            <text:p>19.1338657486</text:p>
          </table:table-cell>
          <table:table-cell office:value-type="float" office:value="1.1114" calcext:value-type="float">
            <text:p>1.1114</text:p>
          </table:table-cell>
          <table:table-cell table:formula="of:=[.C11]-[.$F$5]" office:value-type="float" office:value="-0.0402465116279072" calcext:value-type="float">
            <text:p>-0.0402465116</text:p>
          </table:table-cell>
          <table:table-cell table:number-columns-repeated="2"/>
        </table:table-row>
        <table:table-row table:style-name="ro1">
          <table:table-cell office:value-type="float" office:value="-1546.37426217862" calcext:value-type="float">
            <text:p>-1546.3742621786</text:p>
          </table:table-cell>
          <table:table-cell office:value-type="float" office:value="20.1207077732118" calcext:value-type="float">
            <text:p>20.1207077732</text:p>
          </table:table-cell>
          <table:table-cell office:value-type="float" office:value="1.168" calcext:value-type="float">
            <text:p>1.168</text:p>
          </table:table-cell>
          <table:table-cell table:formula="of:=[.C12]-[.$F$5]" office:value-type="float" office:value="0.0163534883720928" calcext:value-type="float">
            <text:p>0.0163534884</text:p>
          </table:table-cell>
          <table:table-cell table:number-columns-repeated="2"/>
        </table:table-row>
        <table:table-row table:style-name="ro1">
          <table:table-cell office:value-type="float" office:value="-1633.41773414101" calcext:value-type="float">
            <text:p>-1633.417734141</text:p>
          </table:table-cell>
          <table:table-cell office:value-type="float" office:value="20.4676963259677" calcext:value-type="float">
            <text:p>20.467696326</text:p>
          </table:table-cell>
          <table:table-cell office:value-type="float" office:value="1.2" calcext:value-type="float">
            <text:p>1.2</text:p>
          </table:table-cell>
          <table:table-cell table:formula="of:=[.C13]-[.$F$5]" office:value-type="float" office:value="0.0483534883720929" calcext:value-type="float">
            <text:p>0.0483534884</text:p>
          </table:table-cell>
          <table:table-cell table:number-columns-repeated="2"/>
        </table:table-row>
        <table:table-row table:style-name="ro1">
          <table:table-cell office:value-type="float" office:value="-1564.75601910341" calcext:value-type="float">
            <text:p>-1564.7560191034</text:p>
          </table:table-cell>
          <table:table-cell office:value-type="float" office:value="21.0493603123891" calcext:value-type="float">
            <text:p>21.0493603124</text:p>
          </table:table-cell>
          <table:table-cell office:value-type="float" office:value="1.143" calcext:value-type="float">
            <text:p>1.143</text:p>
          </table:table-cell>
          <table:table-cell table:formula="of:=[.C14]-[.$F$5]" office:value-type="float" office:value="-0.00864651162790708" calcext:value-type="float">
            <text:p>-0.0086465116</text:p>
          </table:table-cell>
          <table:table-cell table:number-columns-repeated="2"/>
        </table:table-row>
        <table:table-row table:style-name="ro1">
          <table:table-cell office:value-type="float" office:value="-1615.97463435257" calcext:value-type="float">
            <text:p>-1615.9746343526</text:p>
          </table:table-cell>
          <table:table-cell office:value-type="float" office:value="20.2264167527556" calcext:value-type="float">
            <text:p>20.2264167528</text:p>
          </table:table-cell>
          <table:table-cell office:value-type="float" office:value="1.2002" calcext:value-type="float">
            <text:p>1.2002</text:p>
          </table:table-cell>
          <table:table-cell table:formula="of:=[.C15]-[.$F$5]" office:value-type="float" office:value="0.0485534883720928" calcext:value-type="float">
            <text:p>0.0485534884</text:p>
          </table:table-cell>
          <table:table-cell table:number-columns-repeated="2"/>
        </table:table-row>
        <table:table-row table:style-name="ro1">
          <table:table-cell office:value-type="float" office:value="-1585.52352772288" calcext:value-type="float">
            <text:p>-1585.5235277229</text:p>
          </table:table-cell>
          <table:table-cell office:value-type="float" office:value="19.9382794804867" calcext:value-type="float">
            <text:p>19.9382794805</text:p>
          </table:table-cell>
          <table:table-cell office:value-type="float" office:value="1.198" calcext:value-type="float">
            <text:p>1.198</text:p>
          </table:table-cell>
          <table:table-cell table:formula="of:=[.C16]-[.$F$5]" office:value-type="float" office:value="0.0463534883720929" calcext:value-type="float">
            <text:p>0.0463534884</text:p>
          </table:table-cell>
          <table:table-cell table:number-columns-repeated="2"/>
        </table:table-row>
        <table:table-row table:style-name="ro1">
          <table:table-cell office:value-type="float" office:value="-1541.34770849122" calcext:value-type="float">
            <text:p>-1541.3477084912</text:p>
          </table:table-cell>
          <table:table-cell office:value-type="float" office:value="19.6149019078858" calcext:value-type="float">
            <text:p>19.6149019079</text:p>
          </table:table-cell>
          <table:table-cell office:value-type="float" office:value="1.1868" calcext:value-type="float">
            <text:p>1.1868</text:p>
          </table:table-cell>
          <table:table-cell table:formula="of:=[.C17]-[.$F$5]" office:value-type="float" office:value="0.035153488372093" calcext:value-type="float">
            <text:p>0.0351534884</text:p>
          </table:table-cell>
          <table:table-cell table:number-columns-repeated="2"/>
        </table:table-row>
        <table:table-row table:style-name="ro1">
          <table:table-cell office:value-type="float" office:value="-1635.45219402023" calcext:value-type="float">
            <text:p>-1635.4521940202</text:p>
          </table:table-cell>
          <table:table-cell office:value-type="float" office:value="20.8892951044101" calcext:value-type="float">
            <text:p>20.8892951044</text:p>
          </table:table-cell>
          <table:table-cell office:value-type="float" office:value="1.1844" calcext:value-type="float">
            <text:p>1.1844</text:p>
          </table:table-cell>
          <table:table-cell table:formula="of:=[.C18]-[.$F$5]" office:value-type="float" office:value="0.032753488372093" calcext:value-type="float">
            <text:p>0.0327534884</text:p>
          </table:table-cell>
          <table:table-cell table:number-columns-repeated="2"/>
        </table:table-row>
        <table:table-row table:style-name="ro1">
          <table:table-cell office:value-type="float" office:value="-1545.77834128731" calcext:value-type="float">
            <text:p>-1545.7783412873</text:p>
          </table:table-cell>
          <table:table-cell office:value-type="float" office:value="18.7066943379381" calcext:value-type="float">
            <text:p>18.7066943379</text:p>
          </table:table-cell>
          <table:table-cell office:value-type="float" office:value="1.1482" calcext:value-type="float">
            <text:p>1.1482</text:p>
          </table:table-cell>
          <table:table-cell table:formula="of:=[.C19]-[.$F$5]" office:value-type="float" office:value="-0.00344651162790699" calcext:value-type="float">
            <text:p>-0.0034465116</text:p>
          </table:table-cell>
          <table:table-cell table:number-columns-repeated="2"/>
        </table:table-row>
        <table:table-row table:style-name="ro1">
          <table:table-cell office:value-type="float" office:value="-1576.40399176044" calcext:value-type="float">
            <text:p>-1576.4039917605</text:p>
          </table:table-cell>
          <table:table-cell office:value-type="float" office:value="18.4115096926506" calcext:value-type="float">
            <text:p>18.4115096927</text:p>
          </table:table-cell>
          <table:table-cell office:value-type="float" office:value="1.0838" calcext:value-type="float">
            <text:p>1.0838</text:p>
          </table:table-cell>
          <table:table-cell table:formula="of:=[.C20]-[.$F$5]" office:value-type="float" office:value="-0.067846511627907" calcext:value-type="float">
            <text:p>-0.0678465116</text:p>
          </table:table-cell>
          <table:table-cell table:number-columns-repeated="2"/>
        </table:table-row>
        <table:table-row table:style-name="ro1">
          <table:table-cell office:value-type="float" office:value="-1560.24689384873" calcext:value-type="float">
            <text:p>-1560.2468938487</text:p>
          </table:table-cell>
          <table:table-cell office:value-type="float" office:value="19.2681161166378" calcext:value-type="float">
            <text:p>19.2681161166</text:p>
          </table:table-cell>
          <table:table-cell office:value-type="float" office:value="1.182" calcext:value-type="float">
            <text:p>1.182</text:p>
          </table:table-cell>
          <table:table-cell table:formula="of:=[.C21]-[.$F$5]" office:value-type="float" office:value="0.0303534883720928" calcext:value-type="float">
            <text:p>0.0303534884</text:p>
          </table:table-cell>
          <table:table-cell table:number-columns-repeated="2"/>
        </table:table-row>
        <table:table-row table:style-name="ro1">
          <table:table-cell office:value-type="float" office:value="-1586.00348229574" calcext:value-type="float">
            <text:p>-1586.0034822957</text:p>
          </table:table-cell>
          <table:table-cell office:value-type="float" office:value="18.7268625782665" calcext:value-type="float">
            <text:p>18.7268625783</text:p>
          </table:table-cell>
          <table:table-cell office:value-type="float" office:value="1.1038" calcext:value-type="float">
            <text:p>1.1038</text:p>
          </table:table-cell>
          <table:table-cell table:formula="of:=[.C22]-[.$F$5]" office:value-type="float" office:value="-0.047846511627907" calcext:value-type="float">
            <text:p>-0.0478465116</text:p>
          </table:table-cell>
          <table:table-cell table:number-columns-repeated="2"/>
        </table:table-row>
        <table:table-row table:style-name="ro1">
          <table:table-cell office:value-type="float" office:value="-1572.49421677417" calcext:value-type="float">
            <text:p>-1572.4942167742</text:p>
          </table:table-cell>
          <table:table-cell office:value-type="float" office:value="20.00884787631" calcext:value-type="float">
            <text:p>20.0088478763</text:p>
          </table:table-cell>
          <table:table-cell office:value-type="float" office:value="1.187" calcext:value-type="float">
            <text:p>1.187</text:p>
          </table:table-cell>
          <table:table-cell table:formula="of:=[.C23]-[.$F$5]" office:value-type="float" office:value="0.035353488372093" calcext:value-type="float">
            <text:p>0.0353534884</text:p>
          </table:table-cell>
          <table:table-cell table:number-columns-repeated="2"/>
        </table:table-row>
        <table:table-row table:style-name="ro1">
          <table:table-cell office:value-type="float" office:value="-1626.38937295222" calcext:value-type="float">
            <text:p>-1626.3893729522</text:p>
          </table:table-cell>
          <table:table-cell office:value-type="float" office:value="19.0130806847073" calcext:value-type="float">
            <text:p>19.0130806847</text:p>
          </table:table-cell>
          <table:table-cell office:value-type="float" office:value="1.0848" calcext:value-type="float">
            <text:p>1.0848</text:p>
          </table:table-cell>
          <table:table-cell table:formula="of:=[.C24]-[.$F$5]" office:value-type="float" office:value="-0.0668465116279071" calcext:value-type="float">
            <text:p>-0.0668465116</text:p>
          </table:table-cell>
          <table:table-cell table:number-columns-repeated="2"/>
        </table:table-row>
        <table:table-row table:style-name="ro1">
          <table:table-cell office:value-type="float" office:value="-1580.54092230035" calcext:value-type="float">
            <text:p>-1580.5409223004</text:p>
          </table:table-cell>
          <table:table-cell office:value-type="float" office:value="19.9428126141182" calcext:value-type="float">
            <text:p>19.9428126141</text:p>
          </table:table-cell>
          <table:table-cell office:value-type="float" office:value="1.1952" calcext:value-type="float">
            <text:p>1.1952</text:p>
          </table:table-cell>
          <table:table-cell table:formula="of:=[.C25]-[.$F$5]" office:value-type="float" office:value="0.0435534883720929" calcext:value-type="float">
            <text:p>0.0435534884</text:p>
          </table:table-cell>
          <table:table-cell table:number-columns-repeated="2"/>
        </table:table-row>
        <table:table-row table:style-name="ro1">
          <table:table-cell office:value-type="float" office:value="-1625.14789188072" calcext:value-type="float">
            <text:p>-1625.1478918807</text:p>
          </table:table-cell>
          <table:table-cell office:value-type="float" office:value="20.9588033604029" calcext:value-type="float">
            <text:p>20.9588033604</text:p>
          </table:table-cell>
          <table:table-cell office:value-type="float" office:value="1.1758" calcext:value-type="float">
            <text:p>1.1758</text:p>
          </table:table-cell>
          <table:table-cell table:formula="of:=[.C26]-[.$F$5]" office:value-type="float" office:value="0.0241534883720929" calcext:value-type="float">
            <text:p>0.0241534884</text:p>
          </table:table-cell>
          <table:table-cell table:number-columns-repeated="2"/>
        </table:table-row>
        <table:table-row table:style-name="ro1">
          <table:table-cell office:value-type="float" office:value="-1582.00413355869" calcext:value-type="float">
            <text:p>-1582.0041335587</text:p>
          </table:table-cell>
          <table:table-cell office:value-type="float" office:value="20.0973557712799" calcext:value-type="float">
            <text:p>20.0973557713</text:p>
          </table:table-cell>
          <table:table-cell office:value-type="float" office:value="1.1882" calcext:value-type="float">
            <text:p>1.1882</text:p>
          </table:table-cell>
          <table:table-cell table:formula="of:=[.C27]-[.$F$5]" office:value-type="float" office:value="0.0365534883720928" calcext:value-type="float">
            <text:p>0.0365534884</text:p>
          </table:table-cell>
          <table:table-cell table:number-columns-repeated="2"/>
        </table:table-row>
        <table:table-row table:style-name="ro1">
          <table:table-cell office:value-type="float" office:value="-1541.23787374547" calcext:value-type="float">
            <text:p>-1541.2378737455</text:p>
          </table:table-cell>
          <table:table-cell office:value-type="float" office:value="19.9024279868708" calcext:value-type="float">
            <text:p>19.9024279869</text:p>
          </table:table-cell>
          <table:table-cell office:value-type="float" office:value="1.1748" calcext:value-type="float">
            <text:p>1.1748</text:p>
          </table:table-cell>
          <table:table-cell table:formula="of:=[.C28]-[.$F$5]" office:value-type="float" office:value="0.023153488372093" calcext:value-type="float">
            <text:p>0.0231534884</text:p>
          </table:table-cell>
          <table:table-cell table:number-columns-repeated="2"/>
        </table:table-row>
        <table:table-row table:style-name="ro1">
          <table:table-cell office:value-type="float" office:value="-1576.18067828806" calcext:value-type="float">
            <text:p>-1576.1806782881</text:p>
          </table:table-cell>
          <table:table-cell office:value-type="float" office:value="20.6101876314995" calcext:value-type="float">
            <text:p>20.6101876315</text:p>
          </table:table-cell>
          <table:table-cell office:value-type="float" office:value="1.166" calcext:value-type="float">
            <text:p>1.166</text:p>
          </table:table-cell>
          <table:table-cell table:formula="of:=[.C29]-[.$F$5]" office:value-type="float" office:value="0.0143534883720928" calcext:value-type="float">
            <text:p>0.0143534884</text:p>
          </table:table-cell>
          <table:table-cell table:number-columns-repeated="2"/>
        </table:table-row>
        <table:table-row table:style-name="ro1">
          <table:table-cell office:value-type="float" office:value="-1592.03883633755" calcext:value-type="float">
            <text:p>-1592.0388363376</text:p>
          </table:table-cell>
          <table:table-cell office:value-type="float" office:value="19.1774244349965" calcext:value-type="float">
            <text:p>19.177424435</text:p>
          </table:table-cell>
          <table:table-cell office:value-type="float" office:value="1.1386" calcext:value-type="float">
            <text:p>1.1386</text:p>
          </table:table-cell>
          <table:table-cell table:formula="of:=[.C30]-[.$F$5]" office:value-type="float" office:value="-0.013046511627907" calcext:value-type="float">
            <text:p>-0.0130465116</text:p>
          </table:table-cell>
          <table:table-cell table:number-columns-repeated="2"/>
        </table:table-row>
        <table:table-row table:style-name="ro1">
          <table:table-cell office:value-type="float" office:value="-1598.52416664686" calcext:value-type="float">
            <text:p>-1598.5241666469</text:p>
          </table:table-cell>
          <table:table-cell office:value-type="float" office:value="21.7089881633546" calcext:value-type="float">
            <text:p>21.7089881634</text:p>
          </table:table-cell>
          <table:table-cell office:value-type="float" office:value="1.137" calcext:value-type="float">
            <text:p>1.137</text:p>
          </table:table-cell>
          <table:table-cell table:formula="of:=[.C31]-[.$F$5]" office:value-type="float" office:value="-0.0146465116279071" calcext:value-type="float">
            <text:p>-0.0146465116</text:p>
          </table:table-cell>
          <table:table-cell table:number-columns-repeated="2"/>
        </table:table-row>
        <table:table-row table:style-name="ro1">
          <table:table-cell office:value-type="float" office:value="-1551.95453226186" calcext:value-type="float">
            <text:p>-1551.9545322619</text:p>
          </table:table-cell>
          <table:table-cell office:value-type="float" office:value="19.0787631287723" calcext:value-type="float">
            <text:p>19.0787631288</text:p>
          </table:table-cell>
          <table:table-cell office:value-type="float" office:value="1.1752" calcext:value-type="float">
            <text:p>1.1752</text:p>
          </table:table-cell>
          <table:table-cell table:formula="of:=[.C32]-[.$F$5]" office:value-type="float" office:value="0.0235534883720929" calcext:value-type="float">
            <text:p>0.0235534884</text:p>
          </table:table-cell>
          <table:table-cell table:number-columns-repeated="2"/>
        </table:table-row>
        <table:table-row table:style-name="ro1">
          <table:table-cell office:value-type="float" office:value="-1603.15400086974" calcext:value-type="float">
            <text:p>-1603.1540008697</text:p>
          </table:table-cell>
          <table:table-cell office:value-type="float" office:value="21.7374515185554" calcext:value-type="float">
            <text:p>21.7374515186</text:p>
          </table:table-cell>
          <table:table-cell office:value-type="float" office:value="1.1378" calcext:value-type="float">
            <text:p>1.1378</text:p>
          </table:table-cell>
          <table:table-cell table:formula="of:=[.C33]-[.$F$5]" office:value-type="float" office:value="-0.0138465116279072" calcext:value-type="float">
            <text:p>-0.0138465116</text:p>
          </table:table-cell>
          <table:table-cell table:number-columns-repeated="2"/>
        </table:table-row>
        <table:table-row table:style-name="ro1">
          <table:table-cell office:value-type="float" office:value="-1559.02231175244" calcext:value-type="float">
            <text:p>-1559.0223117524</text:p>
          </table:table-cell>
          <table:table-cell office:value-type="float" office:value="19.2425573528837" calcext:value-type="float">
            <text:p>19.2425573529</text:p>
          </table:table-cell>
          <table:table-cell office:value-type="float" office:value="1.1808" calcext:value-type="float">
            <text:p>1.1808</text:p>
          </table:table-cell>
          <table:table-cell table:formula="of:=[.C34]-[.$F$5]" office:value-type="float" office:value="0.029153488372093" calcext:value-type="float">
            <text:p>0.0291534884</text:p>
          </table:table-cell>
          <table:table-cell table:number-columns-repeated="2"/>
        </table:table-row>
        <table:table-row table:style-name="ro1">
          <table:table-cell office:value-type="float" office:value="-1621.36562022537" calcext:value-type="float">
            <text:p>-1621.3656202254</text:p>
          </table:table-cell>
          <table:table-cell office:value-type="float" office:value="20.7474782782739" calcext:value-type="float">
            <text:p>20.7474782783</text:p>
          </table:table-cell>
          <table:table-cell office:value-type="float" office:value="1.1822" calcext:value-type="float">
            <text:p>1.1822</text:p>
          </table:table-cell>
          <table:table-cell table:formula="of:=[.C35]-[.$F$5]" office:value-type="float" office:value="0.0305534883720928" calcext:value-type="float">
            <text:p>0.0305534884</text:p>
          </table:table-cell>
          <table:table-cell table:number-columns-repeated="2"/>
        </table:table-row>
        <table:table-row table:style-name="ro1">
          <table:table-cell office:value-type="float" office:value="-1547.62330043554" calcext:value-type="float">
            <text:p>-1547.6233004356</text:p>
          </table:table-cell>
          <table:table-cell office:value-type="float" office:value="21.9715402424797" calcext:value-type="float">
            <text:p>21.9715402425</text:p>
          </table:table-cell>
          <table:table-cell office:value-type="float" office:value="1.105" calcext:value-type="float">
            <text:p>1.105</text:p>
          </table:table-cell>
          <table:table-cell table:formula="of:=[.C36]-[.$F$5]" office:value-type="float" office:value="-0.0466465116279071" calcext:value-type="float">
            <text:p>-0.0466465116</text:p>
          </table:table-cell>
          <table:table-cell table:number-columns-repeated="2"/>
        </table:table-row>
        <table:table-row table:style-name="ro1">
          <table:table-cell office:value-type="float" office:value="-1568.44139041042" calcext:value-type="float">
            <text:p>-1568.4413904104</text:p>
          </table:table-cell>
          <table:table-cell office:value-type="float" office:value="20.2253434818014" calcext:value-type="float">
            <text:p>20.2253434818</text:p>
          </table:table-cell>
          <table:table-cell office:value-type="float" office:value="1.1758" calcext:value-type="float">
            <text:p>1.1758</text:p>
          </table:table-cell>
          <table:table-cell table:formula="of:=[.C37]-[.$F$5]" office:value-type="float" office:value="0.0241534883720929" calcext:value-type="float">
            <text:p>0.0241534884</text:p>
          </table:table-cell>
          <table:table-cell table:number-columns-repeated="2"/>
        </table:table-row>
        <table:table-row table:style-name="ro1">
          <table:table-cell office:value-type="float" office:value="-1577.64699695454" calcext:value-type="float">
            <text:p>-1577.6469969546</text:p>
          </table:table-cell>
          <table:table-cell office:value-type="float" office:value="21.5539915973671" calcext:value-type="float">
            <text:p>21.5539915974</text:p>
          </table:table-cell>
          <table:table-cell office:value-type="float" office:value="1.1312" calcext:value-type="float">
            <text:p>1.1312</text:p>
          </table:table-cell>
          <table:table-cell table:formula="of:=[.C38]-[.$F$5]" office:value-type="float" office:value="-0.0204465116279071" calcext:value-type="float">
            <text:p>-0.0204465116</text:p>
          </table:table-cell>
          <table:table-cell table:number-columns-repeated="2"/>
        </table:table-row>
        <table:table-row table:style-name="ro1">
          <table:table-cell office:value-type="float" office:value="-1601.56369617203" calcext:value-type="float">
            <text:p>-1601.563696172</text:p>
          </table:table-cell>
          <table:table-cell office:value-type="float" office:value="21.9764808622404" calcext:value-type="float">
            <text:p>21.9764808622</text:p>
          </table:table-cell>
          <table:table-cell office:value-type="float" office:value="1.1284" calcext:value-type="float">
            <text:p>1.1284</text:p>
          </table:table-cell>
          <table:table-cell table:formula="of:=[.C39]-[.$F$5]" office:value-type="float" office:value="-0.023246511627907" calcext:value-type="float">
            <text:p>-0.0232465116</text:p>
          </table:table-cell>
          <table:table-cell table:number-columns-repeated="2"/>
        </table:table-row>
        <table:table-row table:style-name="ro1">
          <table:table-cell office:value-type="float" office:value="-1605.91583018652" calcext:value-type="float">
            <text:p>-1605.9158301865</text:p>
          </table:table-cell>
          <table:table-cell office:value-type="float" office:value="20.5113889831728" calcext:value-type="float">
            <text:p>20.5113889832</text:p>
          </table:table-cell>
          <table:table-cell office:value-type="float" office:value="1.1848" calcext:value-type="float">
            <text:p>1.1848</text:p>
          </table:table-cell>
          <table:table-cell table:formula="of:=[.C40]-[.$F$5]" office:value-type="float" office:value="0.033153488372093" calcext:value-type="float">
            <text:p>0.0331534884</text:p>
          </table:table-cell>
          <table:table-cell table:number-columns-repeated="2"/>
        </table:table-row>
        <table:table-row table:style-name="ro1">
          <table:table-cell office:value-type="float" office:value="-1618.48926625933" calcext:value-type="float">
            <text:p>-1618.4892662593</text:p>
          </table:table-cell>
          <table:table-cell office:value-type="float" office:value="18.308559908154" calcext:value-type="float">
            <text:p>18.3085599082</text:p>
          </table:table-cell>
          <table:table-cell office:value-type="float" office:value="1.0284" calcext:value-type="float">
            <text:p>1.0284</text:p>
          </table:table-cell>
          <table:table-cell table:formula="of:=[.C41]-[.$F$5]" office:value-type="float" office:value="-0.123246511627907" calcext:value-type="float">
            <text:p>-0.1232465116</text:p>
          </table:table-cell>
          <table:table-cell table:number-columns-repeated="2"/>
        </table:table-row>
        <table:table-row table:style-name="ro1">
          <table:table-cell office:value-type="float" office:value="-1583.22559264382" calcext:value-type="float">
            <text:p>-1583.2255926438</text:p>
          </table:table-cell>
          <table:table-cell office:value-type="float" office:value="22.0819366130224" calcext:value-type="float">
            <text:p>22.081936613</text:p>
          </table:table-cell>
          <table:table-cell office:value-type="float" office:value="1.1146" calcext:value-type="float">
            <text:p>1.1146</text:p>
          </table:table-cell>
          <table:table-cell table:formula="of:=[.C42]-[.$F$5]" office:value-type="float" office:value="-0.0370465116279071" calcext:value-type="float">
            <text:p>-0.0370465116</text:p>
          </table:table-cell>
          <table:table-cell table:number-columns-repeated="2"/>
        </table:table-row>
        <table:table-row table:style-name="ro1">
          <table:table-cell office:value-type="float" office:value="-1549.95414874714" calcext:value-type="float">
            <text:p>-1549.9541487472</text:p>
          </table:table-cell>
          <table:table-cell office:value-type="float" office:value="19.1136493080108" calcext:value-type="float">
            <text:p>19.113649308</text:p>
          </table:table-cell>
          <table:table-cell office:value-type="float" office:value="1.1792" calcext:value-type="float">
            <text:p>1.1792</text:p>
          </table:table-cell>
          <table:table-cell table:formula="of:=[.C43]-[.$F$5]" office:value-type="float" office:value="0.0275534883720929" calcext:value-type="float">
            <text:p>0.0275534884</text:p>
          </table:table-cell>
          <table:table-cell table:number-columns-repeated="2"/>
        </table:table-row>
        <table:table-row table:style-name="ro1">
          <table:table-cell office:value-type="float" office:value="-1628.84300937683" calcext:value-type="float">
            <text:p>-1628.8430093768</text:p>
          </table:table-cell>
          <table:table-cell office:value-type="float" office:value="21.9898739702828" calcext:value-type="float">
            <text:p>21.9898739703</text:p>
          </table:table-cell>
          <table:table-cell office:value-type="float" office:value="1.1404" calcext:value-type="float">
            <text:p>1.1404</text:p>
          </table:table-cell>
          <table:table-cell table:formula="of:=[.C44]-[.$F$5]" office:value-type="float" office:value="-0.011246511627907" calcext:value-type="float">
            <text:p>-0.0112465116</text:p>
          </table:table-cell>
          <table:table-cell table:number-columns-repeated="2"/>
        </table:table-row>
        <table:table-row table:style-name="ro1">
          <table:table-cell office:value-type="float" office:value="-1598.84956880362" calcext:value-type="float">
            <text:p>-1598.8495688036</text:p>
          </table:table-cell>
          <table:table-cell office:value-type="float" office:value="19.7179420668925" calcext:value-type="float">
            <text:p>19.7179420669</text:p>
          </table:table-cell>
          <table:table-cell office:value-type="float" office:value="1.1794" calcext:value-type="float">
            <text:p>1.1794</text:p>
          </table:table-cell>
          <table:table-cell table:formula="of:=[.C45]-[.$F$5]" office:value-type="float" office:value="0.0277534883720929" calcext:value-type="float">
            <text:p>0.0277534884</text:p>
          </table:table-cell>
          <table:table-cell table:number-columns-repeated="2"/>
        </table:table-row>
        <table:table-row table:style-name="ro1">
          <table:table-cell office:value-type="float" office:value="-1592.32381473888" calcext:value-type="float">
            <text:p>-1592.3238147389</text:p>
          </table:table-cell>
          <table:table-cell office:value-type="float" office:value="18.6996543659868" calcext:value-type="float">
            <text:p>18.699654366</text:p>
          </table:table-cell>
          <table:table-cell office:value-type="float" office:value="1.0918" calcext:value-type="float">
            <text:p>1.0918</text:p>
          </table:table-cell>
          <table:table-cell table:formula="of:=[.C46]-[.$F$5]" office:value-type="float" office:value="-0.059846511627907" calcext:value-type="float">
            <text:p>-0.0598465116</text:p>
          </table:table-cell>
          <table:table-cell table:number-columns-repeated="2"/>
        </table:table-row>
        <table:table-row table:style-name="ro1">
          <table:table-cell office:value-type="float" office:value="-1591.28152583251" calcext:value-type="float">
            <text:p>-1591.2815258325</text:p>
          </table:table-cell>
          <table:table-cell office:value-type="float" office:value="19.0853469518651" calcext:value-type="float">
            <text:p>19.0853469519</text:p>
          </table:table-cell>
          <table:table-cell office:value-type="float" office:value="1.1322" calcext:value-type="float">
            <text:p>1.1322</text:p>
          </table:table-cell>
          <table:table-cell table:formula="of:=[.C47]-[.$F$5]" office:value-type="float" office:value="-0.019446511627907" calcext:value-type="float">
            <text:p>-0.0194465116</text:p>
          </table:table-cell>
          <table:table-cell table:number-columns-repeated="2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olicies and their Average Pathway Valu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-1757.18501768147" calcext:value-type="float">
            <text:p>-1757.1850176815</text:p>
          </table:table-cell>
          <table:table-cell office:value-type="float" office:value="21.4502326489308" calcext:value-type="float">
            <text:p>21.4502326489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606.621210810408" calcext:value-type="float">
            <text:p>-606.6212108104</text:p>
          </table:table-cell>
          <table:table-cell office:value-type="float" office:value="24.551628305652" calcext:value-type="float">
            <text:p>24.5516283057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1676.71389656757" calcext:value-type="float">
            <text:p>-1676.7138965676</text:p>
          </table:table-cell>
          <table:table-cell office:value-type="float" office:value="3.90604606039438" calcext:value-type="float">
            <text:p>3.906046060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550.276265180473" calcext:value-type="float">
            <text:p>-550.2762651805</text:p>
          </table:table-cell>
          <table:table-cell office:value-type="float" office:value="28.5672224426875" calcext:value-type="float">
            <text:p>28.567222442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095.28481765998" calcext:value-type="float">
            <text:p>-2095.28481766</text:p>
          </table:table-cell>
          <table:table-cell office:value-type="float" office:value="1.59192180713715" calcext:value-type="float">
            <text:p>1.591921807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160.12413116669" calcext:value-type="float">
            <text:p>-1160.1241311667</text:p>
          </table:table-cell>
          <table:table-cell office:value-type="float" office:value="9.03793112657957" calcext:value-type="float">
            <text:p>9.037931126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57.362594461553" calcext:value-type="float">
            <text:p>-757.3625944616</text:p>
          </table:table-cell>
          <table:table-cell office:value-type="float" office:value="1.1930313764516" calcext:value-type="float">
            <text:p>1.193031376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66.87510945063" calcext:value-type="float">
            <text:p>-2166.8751094506</text:p>
          </table:table-cell>
          <table:table-cell office:value-type="float" office:value="6.47113662996155" calcext:value-type="float">
            <text:p>6.4711366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598.264041777808" calcext:value-type="float">
            <text:p>-598.2640417778</text:p>
          </table:table-cell>
          <table:table-cell office:value-type="float" office:value="4.08557139915" calcext:value-type="float">
            <text:p>4.085571399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62.98979368116" calcext:value-type="float">
            <text:p>-1362.9897936812</text:p>
          </table:table-cell>
          <table:table-cell office:value-type="float" office:value="12.2078329784963" calcext:value-type="float">
            <text:p>12.207832978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636.392281829744" calcext:value-type="float">
            <text:p>-636.3922818297</text:p>
          </table:table-cell>
          <table:table-cell office:value-type="float" office:value="20.4572411721483" calcext:value-type="float">
            <text:p>20.457241172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180.2304775496" calcext:value-type="float">
            <text:p>-2180.2304775496</text:p>
          </table:table-cell>
          <table:table-cell office:value-type="float" office:value="16.1764004856945" calcext:value-type="float">
            <text:p>16.176400485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983.930879727603" calcext:value-type="float">
            <text:p>-983.9308797276</text:p>
          </table:table-cell>
          <table:table-cell office:value-type="float" office:value="22.5514741126225" calcext:value-type="float">
            <text:p>22.551474112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38.75405762599" calcext:value-type="float">
            <text:p>-2238.754057626</text:p>
          </table:table-cell>
          <table:table-cell office:value-type="float" office:value="19.4497631957877" calcext:value-type="float">
            <text:p>19.449763195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398.5166383222" calcext:value-type="float">
            <text:p>-2398.5166383222</text:p>
          </table:table-cell>
          <table:table-cell office:value-type="float" office:value="7.47590061425804" calcext:value-type="float">
            <text:p>7.475900614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614.9856866971" calcext:value-type="float">
            <text:p>-1614.9856866971</text:p>
          </table:table-cell>
          <table:table-cell office:value-type="float" office:value="5.2573292793782" calcext:value-type="float">
            <text:p>5.257329279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950.24028105805" calcext:value-type="float">
            <text:p>-1950.2402810581</text:p>
          </table:table-cell>
          <table:table-cell office:value-type="float" office:value="18.1796165736931" calcext:value-type="float">
            <text:p>18.179616573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649.31120753029" calcext:value-type="float">
            <text:p>-1649.3112075303</text:p>
          </table:table-cell>
          <table:table-cell office:value-type="float" office:value="16.2400262596132" calcext:value-type="float">
            <text:p>16.240026259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532.81535036029" calcext:value-type="float">
            <text:p>-1532.8153503603</text:p>
          </table:table-cell>
          <table:table-cell office:value-type="float" office:value="19.7930974663971" calcext:value-type="float">
            <text:p>19.793097466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032.69367591785" calcext:value-type="float">
            <text:p>-2032.6936759179</text:p>
          </table:table-cell>
          <table:table-cell office:value-type="float" office:value="13.9425048300402" calcext:value-type="float">
            <text:p>13.942504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375.19152872188" calcext:value-type="float">
            <text:p>-2375.1915287219</text:p>
          </table:table-cell>
          <table:table-cell office:value-type="float" office:value="10.6394417417028" calcext:value-type="float">
            <text:p>10.639441741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15.31157350588" calcext:value-type="float">
            <text:p>-1215.3115735059</text:p>
          </table:table-cell>
          <table:table-cell office:value-type="float" office:value="18.43951254385" calcext:value-type="float">
            <text:p>18.439512543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551.25539786797" calcext:value-type="float">
            <text:p>-1551.255397868</text:p>
          </table:table-cell>
          <table:table-cell office:value-type="float" office:value="23.5180190006141" calcext:value-type="float">
            <text:p>23.5180190006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610.29152710979" calcext:value-type="float">
            <text:p>-1610.2915271098</text:p>
          </table:table-cell>
          <table:table-cell office:value-type="float" office:value="21.5671684249557" calcext:value-type="float">
            <text:p>21.56716842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586.17114997314" calcext:value-type="float">
            <text:p>-1586.1711499731</text:p>
          </table:table-cell>
          <table:table-cell office:value-type="float" office:value="25.5543779750341" calcext:value-type="float">
            <text:p>25.55437797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93.763561163438" calcext:value-type="float">
            <text:p>-793.7635611634</text:p>
          </table:table-cell>
          <table:table-cell office:value-type="float" office:value="19.2360138068591" calcext:value-type="float">
            <text:p>19.236013806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46.258303239469" calcext:value-type="float">
            <text:p>-946.2583032395</text:p>
          </table:table-cell>
          <table:table-cell office:value-type="float" office:value="23.2688092346923" calcext:value-type="float">
            <text:p>23.268809234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77.91710126965" calcext:value-type="float">
            <text:p>-777.9171012697</text:p>
          </table:table-cell>
          <table:table-cell office:value-type="float" office:value="26.795717802424" calcext:value-type="float">
            <text:p>26.795717802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106.96877608338" calcext:value-type="float">
            <text:p>-1106.9687760834</text:p>
          </table:table-cell>
          <table:table-cell office:value-type="float" office:value="19.1119910532064" calcext:value-type="float">
            <text:p>19.111991053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521.0467371398" calcext:value-type="float">
            <text:p>-1521.0467371398</text:p>
          </table:table-cell>
          <table:table-cell office:value-type="float" office:value="6.33839780912675" calcext:value-type="float">
            <text:p>6.338397809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17.884839894429" calcext:value-type="float">
            <text:p>-517.8848398944</text:p>
          </table:table-cell>
          <table:table-cell office:value-type="float" office:value="21.8502867574566" calcext:value-type="float">
            <text:p>21.850286757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135.72651341233" calcext:value-type="float">
            <text:p>-1135.7265134123</text:p>
          </table:table-cell>
          <table:table-cell office:value-type="float" office:value="28.3191779919573" calcext:value-type="float">
            <text:p>28.31917799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374.72008159551" calcext:value-type="float">
            <text:p>-1374.7200815955</text:p>
          </table:table-cell>
          <table:table-cell office:value-type="float" office:value="22.6714847476849" calcext:value-type="float">
            <text:p>22.67148474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18.50582818677" calcext:value-type="float">
            <text:p>-1718.5058281868</text:p>
          </table:table-cell>
          <table:table-cell office:value-type="float" office:value="25.4861323205635" calcext:value-type="float">
            <text:p>25.4861323206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471.98308510742" calcext:value-type="float">
            <text:p>-1471.9830851074</text:p>
          </table:table-cell>
          <table:table-cell office:value-type="float" office:value="19.3853843823437" calcext:value-type="float">
            <text:p>19.385384382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353.63747299025" calcext:value-type="float">
            <text:p>-1353.6374729903</text:p>
          </table:table-cell>
          <table:table-cell office:value-type="float" office:value="6.47016624418984" calcext:value-type="float">
            <text:p>6.47016624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59.19924468394" calcext:value-type="float">
            <text:p>-1159.1992446839</text:p>
          </table:table-cell>
          <table:table-cell office:value-type="float" office:value="27.8687241300206" calcext:value-type="float">
            <text:p>27.8687241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69.84953529028" calcext:value-type="float">
            <text:p>-1369.8495352903</text:p>
          </table:table-cell>
          <table:table-cell office:value-type="float" office:value="16.8981033947254" calcext:value-type="float">
            <text:p>16.898103394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161.85084739257" calcext:value-type="float">
            <text:p>-2161.8508473926</text:p>
          </table:table-cell>
          <table:table-cell office:value-type="float" office:value="2.96978755589131" calcext:value-type="float">
            <text:p>2.969787555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775.290465159837" calcext:value-type="float">
            <text:p>-775.2904651598</text:p>
          </table:table-cell>
          <table:table-cell office:value-type="float" office:value="27.5691499667324" calcext:value-type="float">
            <text:p>27.569149966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275.00885313788" calcext:value-type="float">
            <text:p>-2275.0088531379</text:p>
          </table:table-cell>
          <table:table-cell office:value-type="float" office:value="21.8850129349228" calcext:value-type="float">
            <text:p>21.885012934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04.8458794336" calcext:value-type="float">
            <text:p>-1404.8458794336</text:p>
          </table:table-cell>
          <table:table-cell office:value-type="float" office:value="14.0327066039374" calcext:value-type="float">
            <text:p>14.032706603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67.0357567912" calcext:value-type="float">
            <text:p>-2267.0357567912</text:p>
          </table:table-cell>
          <table:table-cell office:value-type="float" office:value="13.6717463867105" calcext:value-type="float">
            <text:p>13.671746386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301.29075078774" calcext:value-type="float">
            <text:p>-2301.2907507877</text:p>
          </table:table-cell>
          <table:table-cell office:value-type="float" office:value="20.5704079644386" calcext:value-type="float">
            <text:p>20.570407964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87.670203153039" calcext:value-type="float">
            <text:p>-787.670203153</text:p>
          </table:table-cell>
          <table:table-cell office:value-type="float" office:value="1.28566541542196" calcext:value-type="float">
            <text:p>1.285665415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001.99321025609" calcext:value-type="float">
            <text:p>-2001.9932102561</text:p>
          </table:table-cell>
          <table:table-cell office:value-type="float" office:value="8.07180648155998" calcext:value-type="float">
            <text:p>8.071806481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285.49127806394" calcext:value-type="float">
            <text:p>-2285.4912780639</text:p>
          </table:table-cell>
          <table:table-cell office:value-type="float" office:value="25.683354166937" calcext:value-type="float">
            <text:p>25.683354166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455.47629788421" calcext:value-type="float">
            <text:p>-1455.4762978842</text:p>
          </table:table-cell>
          <table:table-cell office:value-type="float" office:value="18.7265738019537" calcext:value-type="float">
            <text:p>18.726573802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374.28218687173" calcext:value-type="float">
            <text:p>-2374.2821868717</text:p>
          </table:table-cell>
          <table:table-cell office:value-type="float" office:value="21.9592079965029" calcext:value-type="float">
            <text:p>21.9592079965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753.36138704356" calcext:value-type="float">
            <text:p>-1753.3613870436</text:p>
          </table:table-cell>
          <table:table-cell office:value-type="float" office:value="8.34156234351317" calcext:value-type="float">
            <text:p>8.341562343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95.6460033669" calcext:value-type="float">
            <text:p>-2395.6460033669</text:p>
          </table:table-cell>
          <table:table-cell office:value-type="float" office:value="12.9583954380125" calcext:value-type="float">
            <text:p>12.95839543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84.02016204149" calcext:value-type="float">
            <text:p>-1184.0201620415</text:p>
          </table:table-cell>
          <table:table-cell office:value-type="float" office:value="14.2168602383596" calcext:value-type="float">
            <text:p>14.216860238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890.103941632259" calcext:value-type="float">
            <text:p>-890.1039416323</text:p>
          </table:table-cell>
          <table:table-cell office:value-type="float" office:value="19.0457647692906" calcext:value-type="float">
            <text:p>19.045764769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03.31114605378" calcext:value-type="float">
            <text:p>-1403.3111460538</text:p>
          </table:table-cell>
          <table:table-cell office:value-type="float" office:value="0.915287881369549" calcext:value-type="float">
            <text:p>0.915287881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63.86744187054" calcext:value-type="float">
            <text:p>-1863.8674418706</text:p>
          </table:table-cell>
          <table:table-cell office:value-type="float" office:value="12.8891281611838" calcext:value-type="float">
            <text:p>12.889128161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380.78319716144" calcext:value-type="float">
            <text:p>-2380.7831971614</text:p>
          </table:table-cell>
          <table:table-cell office:value-type="float" office:value="18.6872029291014" calcext:value-type="float">
            <text:p>18.687202929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93.31496557745" calcext:value-type="float">
            <text:p>-2193.3149655775</text:p>
          </table:table-cell>
          <table:table-cell office:value-type="float" office:value="24.5238125963302" calcext:value-type="float">
            <text:p>24.523812596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149.74423522797" calcext:value-type="float">
            <text:p>-2149.744235228</text:p>
          </table:table-cell>
          <table:table-cell office:value-type="float" office:value="19.126575015939" calcext:value-type="float">
            <text:p>19.126575015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455.20930132289" calcext:value-type="float">
            <text:p>-2455.2093013229</text:p>
          </table:table-cell>
          <table:table-cell office:value-type="float" office:value="22.1621713620071" calcext:value-type="float">
            <text:p>22.16217136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58.968700031321" calcext:value-type="float">
            <text:p>-758.9687000313</text:p>
          </table:table-cell>
          <table:table-cell office:value-type="float" office:value="20.2460000560151" calcext:value-type="float">
            <text:p>20.24600005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79.44540087384" calcext:value-type="float">
            <text:p>-1379.4454008738</text:p>
          </table:table-cell>
          <table:table-cell office:value-type="float" office:value="11.6970292925008" calcext:value-type="float">
            <text:p>11.697029292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92.68165250522" calcext:value-type="float">
            <text:p>-1092.6816525052</text:p>
          </table:table-cell>
          <table:table-cell office:value-type="float" office:value="25.7615286229497" calcext:value-type="float">
            <text:p>25.761528622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022.01755734289" calcext:value-type="float">
            <text:p>-2022.0175573429</text:p>
          </table:table-cell>
          <table:table-cell office:value-type="float" office:value="28.0294559313122" calcext:value-type="float">
            <text:p>28.029455931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095.76350277818" calcext:value-type="float">
            <text:p>-1095.7635027782</text:p>
          </table:table-cell>
          <table:table-cell office:value-type="float" office:value="6.50640317393914" calcext:value-type="float">
            <text:p>6.506403173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89.025229643374" calcext:value-type="float">
            <text:p>-989.0252296434</text:p>
          </table:table-cell>
          <table:table-cell office:value-type="float" office:value="17.1746215947661" calcext:value-type="float">
            <text:p>17.174621594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377.82727299982" calcext:value-type="float">
            <text:p>-2377.8272729998</text:p>
          </table:table-cell>
          <table:table-cell office:value-type="float" office:value="23.7573725793775" calcext:value-type="float">
            <text:p>23.757372579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67.57237444285" calcext:value-type="float">
            <text:p>-1567.5723744429</text:p>
          </table:table-cell>
          <table:table-cell office:value-type="float" office:value="4.83130723482614" calcext:value-type="float">
            <text:p>4.831307234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72.48950627487" calcext:value-type="float">
            <text:p>-2172.4895062749</text:p>
          </table:table-cell>
          <table:table-cell office:value-type="float" office:value="11.2286849461051" calcext:value-type="float">
            <text:p>11.228684946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95.18626405624" calcext:value-type="float">
            <text:p>-1895.1862640563</text:p>
          </table:table-cell>
          <table:table-cell office:value-type="float" office:value="9.39487090777935" calcext:value-type="float">
            <text:p>9.394870907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06.82802901069" calcext:value-type="float">
            <text:p>-1206.8280290107</text:p>
          </table:table-cell>
          <table:table-cell office:value-type="float" office:value="22.8538315480323" calcext:value-type="float">
            <text:p>22.8538315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514.32746118879" calcext:value-type="float">
            <text:p>-1514.3274611888</text:p>
          </table:table-cell>
          <table:table-cell office:value-type="float" office:value="2.38434886242302" calcext:value-type="float">
            <text:p>2.384348862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68.443420099032" calcext:value-type="float">
            <text:p>-868.443420099</text:p>
          </table:table-cell>
          <table:table-cell office:value-type="float" office:value="1.79127406581564" calcext:value-type="float">
            <text:p>1.79127406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84.63379162447" calcext:value-type="float">
            <text:p>-1784.6337916245</text:p>
          </table:table-cell>
          <table:table-cell office:value-type="float" office:value="23.7236269719311" calcext:value-type="float">
            <text:p>23.72362697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848.850219441659" calcext:value-type="float">
            <text:p>-848.8502194417</text:p>
          </table:table-cell>
          <table:table-cell office:value-type="float" office:value="19.8151244552398" calcext:value-type="float">
            <text:p>19.815124455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09.884122877011" calcext:value-type="float">
            <text:p>-909.884122877</text:p>
          </table:table-cell>
          <table:table-cell office:value-type="float" office:value="16.3826318000176" calcext:value-type="float">
            <text:p>16.382631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689.42384092155" calcext:value-type="float">
            <text:p>-1689.4238409216</text:p>
          </table:table-cell>
          <table:table-cell office:value-type="float" office:value="20.7773294108057" calcext:value-type="float">
            <text:p>20.777329410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491.47497990464" calcext:value-type="float">
            <text:p>-2491.4749799046</text:p>
          </table:table-cell>
          <table:table-cell office:value-type="float" office:value="3.7545833762096" calcext:value-type="float">
            <text:p>3.754583376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29.541611451912" calcext:value-type="float">
            <text:p>-529.5416114519</text:p>
          </table:table-cell>
          <table:table-cell office:value-type="float" office:value="18.1740242833118" calcext:value-type="float">
            <text:p>18.174024283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252.46702446712" calcext:value-type="float">
            <text:p>-2252.4670244671</text:p>
          </table:table-cell>
          <table:table-cell office:value-type="float" office:value="0.0287328866603731" calcext:value-type="float">
            <text:p>0.02873288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44.38510278166" calcext:value-type="float">
            <text:p>-2244.3851027817</text:p>
          </table:table-cell>
          <table:table-cell office:value-type="float" office:value="26.2753604221065" calcext:value-type="float">
            <text:p>26.275360422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04.66387411596" calcext:value-type="float">
            <text:p>-2404.663874116</text:p>
          </table:table-cell>
          <table:table-cell office:value-type="float" office:value="24.7977326344853" calcext:value-type="float">
            <text:p>24.797732634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28.758318275742" calcext:value-type="float">
            <text:p>-828.7583182757</text:p>
          </table:table-cell>
          <table:table-cell office:value-type="float" office:value="22.3530371371899" calcext:value-type="float">
            <text:p>22.353037137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66.96988897542" calcext:value-type="float">
            <text:p>-1466.9698889754</text:p>
          </table:table-cell>
          <table:table-cell office:value-type="float" office:value="11.066003943955" calcext:value-type="float">
            <text:p>11.06600394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41.718704453451" calcext:value-type="float">
            <text:p>-841.7187044535</text:p>
          </table:table-cell>
          <table:table-cell office:value-type="float" office:value="25.0265036545951" calcext:value-type="float">
            <text:p>25.026503654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73.435895095096" calcext:value-type="float">
            <text:p>-873.4358950951</text:p>
          </table:table-cell>
          <table:table-cell office:value-type="float" office:value="25.5852371395408" calcext:value-type="float">
            <text:p>25.5852371395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359.20399035804" calcext:value-type="float">
            <text:p>-1359.203990358</text:p>
          </table:table-cell>
          <table:table-cell office:value-type="float" office:value="4.67006945200706" calcext:value-type="float">
            <text:p>4.67006945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20.93819968101" calcext:value-type="float">
            <text:p>-1220.938199681</text:p>
          </table:table-cell>
          <table:table-cell office:value-type="float" office:value="14.2381039865836" calcext:value-type="float">
            <text:p>14.238103986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839.608536368092" calcext:value-type="float">
            <text:p>-839.6085363681</text:p>
          </table:table-cell>
          <table:table-cell office:value-type="float" office:value="3.43089021458722" calcext:value-type="float">
            <text:p>3.430890214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53.02277310157" calcext:value-type="float">
            <text:p>-2153.0227731016</text:p>
          </table:table-cell>
          <table:table-cell office:value-type="float" office:value="20.0695084682931" calcext:value-type="float">
            <text:p>20.069508468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318.08172689422" calcext:value-type="float">
            <text:p>-2318.0817268942</text:p>
          </table:table-cell>
          <table:table-cell office:value-type="float" office:value="22.1799032281242" calcext:value-type="float">
            <text:p>22.179903228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05.19911502892" calcext:value-type="float">
            <text:p>-2305.1991150289</text:p>
          </table:table-cell>
          <table:table-cell office:value-type="float" office:value="0.870394164236178" calcext:value-type="float">
            <text:p>0.870394164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263.38384742632" calcext:value-type="float">
            <text:p>-2263.3838474263</text:p>
          </table:table-cell>
          <table:table-cell office:value-type="float" office:value="15.4173127885208" calcext:value-type="float">
            <text:p>15.417312788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677.678635093113" calcext:value-type="float">
            <text:p>-677.6786350931</text:p>
          </table:table-cell>
          <table:table-cell office:value-type="float" office:value="21.030001605451" calcext:value-type="float">
            <text:p>21.030001605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640.590406024613" calcext:value-type="float">
            <text:p>-640.5904060246</text:p>
          </table:table-cell>
          <table:table-cell office:value-type="float" office:value="27.7346577771847" calcext:value-type="float">
            <text:p>27.7346577772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1853.56708844467" calcext:value-type="float">
            <text:p>-1853.5670884447</text:p>
          </table:table-cell>
          <table:table-cell office:value-type="float" office:value="3.06970486708686" calcext:value-type="float">
            <text:p>3.069704867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29.52478783767" calcext:value-type="float">
            <text:p>-1729.5247878377</text:p>
          </table:table-cell>
          <table:table-cell office:value-type="float" office:value="16.892641971688" calcext:value-type="float">
            <text:p>16.892641971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78.256937190364" calcext:value-type="float">
            <text:p>-878.2569371904</text:p>
          </table:table-cell>
          <table:table-cell office:value-type="float" office:value="24.9724006975471" calcext:value-type="float">
            <text:p>24.972400697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13.748863213762" calcext:value-type="float">
            <text:p>-713.7488632138</text:p>
          </table:table-cell>
          <table:table-cell office:value-type="float" office:value="19.0346492062706" calcext:value-type="float">
            <text:p>19.034649206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86.46243064383" calcext:value-type="float">
            <text:p>-1786.4624306438</text:p>
          </table:table-cell>
          <table:table-cell office:value-type="float" office:value="28.1670593094901" calcext:value-type="float">
            <text:p>28.167059309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086.87472946122" calcext:value-type="float">
            <text:p>-2086.8747294612</text:p>
          </table:table-cell>
          <table:table-cell office:value-type="float" office:value="16.6558567181045" calcext:value-type="float">
            <text:p>16.655856718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38.782580460038" calcext:value-type="float">
            <text:p>-938.78258046</text:p>
          </table:table-cell>
          <table:table-cell office:value-type="float" office:value="10.4698863406723" calcext:value-type="float">
            <text:p>10.4698863407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00.092330955169" calcext:value-type="float">
            <text:p>-700.0923309552</text:p>
          </table:table-cell>
          <table:table-cell office:value-type="float" office:value="28.0864914717664" calcext:value-type="float">
            <text:p>28.086491471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073.92251533968" calcext:value-type="float">
            <text:p>-1073.9225153397</text:p>
          </table:table-cell>
          <table:table-cell office:value-type="float" office:value="1.96316103816057" calcext:value-type="float">
            <text:p>1.963161038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672.791820160173" calcext:value-type="float">
            <text:p>-672.7918201602</text:p>
          </table:table-cell>
          <table:table-cell office:value-type="float" office:value="14.9990270562381" calcext:value-type="float">
            <text:p>14.999027056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66.641155049793" calcext:value-type="float">
            <text:p>-866.6411550498</text:p>
          </table:table-cell>
          <table:table-cell office:value-type="float" office:value="26.5410987272359" calcext:value-type="float">
            <text:p>26.541098727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458.66383517477" calcext:value-type="float">
            <text:p>-2458.6638351748</text:p>
          </table:table-cell>
          <table:table-cell office:value-type="float" office:value="12.7696324656619" calcext:value-type="float">
            <text:p>12.769632465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91.69239158525" calcext:value-type="float">
            <text:p>-1391.6923915853</text:p>
          </table:table-cell>
          <table:table-cell office:value-type="float" office:value="24.1485427571191" calcext:value-type="float">
            <text:p>24.14854275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919.99409585082" calcext:value-type="float">
            <text:p>-1919.9940958508</text:p>
          </table:table-cell>
          <table:table-cell office:value-type="float" office:value="24.5658142209036" calcext:value-type="float">
            <text:p>24.565814220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282.11592643906" calcext:value-type="float">
            <text:p>-1282.1159264391</text:p>
          </table:table-cell>
          <table:table-cell office:value-type="float" office:value="1.65177903368011" calcext:value-type="float">
            <text:p>1.651779033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209.82032467106" calcext:value-type="float">
            <text:p>-2209.8203246711</text:p>
          </table:table-cell>
          <table:table-cell office:value-type="float" office:value="5.97165071680833" calcext:value-type="float">
            <text:p>5.971650716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654.724238090582" calcext:value-type="float">
            <text:p>-654.7242380906</text:p>
          </table:table-cell>
          <table:table-cell office:value-type="float" office:value="3.91164328700866" calcext:value-type="float">
            <text:p>3.91164328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425.70614997959" calcext:value-type="float">
            <text:p>-1425.7061499796</text:p>
          </table:table-cell>
          <table:table-cell office:value-type="float" office:value="11.6466782872561" calcext:value-type="float">
            <text:p>11.646678287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83.51320141481" calcext:value-type="float">
            <text:p>-1783.5132014148</text:p>
          </table:table-cell>
          <table:table-cell office:value-type="float" office:value="19.1645033197089" calcext:value-type="float">
            <text:p>19.164503319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41.18550829759" calcext:value-type="float">
            <text:p>-2041.1855082976</text:p>
          </table:table-cell>
          <table:table-cell office:value-type="float" office:value="29.176509046586" calcext:value-type="float">
            <text:p>29.176509046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441.77427169862" calcext:value-type="float">
            <text:p>-1441.7742716986</text:p>
          </table:table-cell>
          <table:table-cell office:value-type="float" office:value="1.27555614281056" calcext:value-type="float">
            <text:p>1.27555614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843.696560954008" calcext:value-type="float">
            <text:p>-843.696560954</text:p>
          </table:table-cell>
          <table:table-cell office:value-type="float" office:value="23.4907445800635" calcext:value-type="float">
            <text:p>23.490744580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59.30736991382" calcext:value-type="float">
            <text:p>-2359.3073699138</text:p>
          </table:table-cell>
          <table:table-cell office:value-type="float" office:value="29.0996592777559" calcext:value-type="float">
            <text:p>29.0996592778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-798.02249906007" calcext:value-type="float">
            <text:p>-798.0224990601</text:p>
          </table:table-cell>
          <table:table-cell office:value-type="float" office:value="6.48297139241972" calcext:value-type="float">
            <text:p>6.482971392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345.42509740365" calcext:value-type="float">
            <text:p>-1345.4250974037</text:p>
          </table:table-cell>
          <table:table-cell office:value-type="float" office:value="17.6746476803503" calcext:value-type="float">
            <text:p>17.6746476804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-2009.89024746437" calcext:value-type="float">
            <text:p>-2009.8902474644</text:p>
          </table:table-cell>
          <table:table-cell office:value-type="float" office:value="3.50906879053106" calcext:value-type="float">
            <text:p>3.509068790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88.19952119542" calcext:value-type="float">
            <text:p>-1288.1995211954</text:p>
          </table:table-cell>
          <table:table-cell office:value-type="float" office:value="18.7550195129396" calcext:value-type="float">
            <text:p>18.7550195129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201.57415617453" calcext:value-type="float">
            <text:p>-2201.5741561745</text:p>
          </table:table-cell>
          <table:table-cell office:value-type="float" office:value="0.977402079489888" calcext:value-type="float">
            <text:p>0.977402079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583.371186317466" calcext:value-type="float">
            <text:p>-583.3711863175</text:p>
          </table:table-cell>
          <table:table-cell office:value-type="float" office:value="10.5340019323765" calcext:value-type="float">
            <text:p>10.53400193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374.62367692131" calcext:value-type="float">
            <text:p>-2374.6236769213</text:p>
          </table:table-cell>
          <table:table-cell office:value-type="float" office:value="1.06013938006124" calcext:value-type="float">
            <text:p>1.06013938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372.30508418746" calcext:value-type="float">
            <text:p>-2372.3050841875</text:p>
          </table:table-cell>
          <table:table-cell office:value-type="float" office:value="29.1163097247341" calcext:value-type="float">
            <text:p>29.116309724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029.02888010871" calcext:value-type="float">
            <text:p>-1029.0288801087</text:p>
          </table:table-cell>
          <table:table-cell office:value-type="float" office:value="5.99861409044925" calcext:value-type="float">
            <text:p>5.998614090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14.49528407422" calcext:value-type="float">
            <text:p>-2014.4952840742</text:p>
          </table:table-cell>
          <table:table-cell office:value-type="float" office:value="3.23702649555374" calcext:value-type="float">
            <text:p>3.237026495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76.65528258339" calcext:value-type="float">
            <text:p>-576.6552825834</text:p>
          </table:table-cell>
          <table:table-cell office:value-type="float" office:value="20.0137299743287" calcext:value-type="float">
            <text:p>20.013729974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153.05406394136" calcext:value-type="float">
            <text:p>-2153.0540639414</text:p>
          </table:table-cell>
          <table:table-cell office:value-type="float" office:value="22.0972992390299" calcext:value-type="float">
            <text:p>22.09729923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29.56136617998" calcext:value-type="float">
            <text:p>-1229.56136618</text:p>
          </table:table-cell>
          <table:table-cell office:value-type="float" office:value="16.2632448955782" calcext:value-type="float">
            <text:p>16.2632448956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430.66425932847" calcext:value-type="float">
            <text:p>-2430.6642593285</text:p>
          </table:table-cell>
          <table:table-cell office:value-type="float" office:value="19.0851667842299" calcext:value-type="float">
            <text:p>19.085166784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62.63882005978" calcext:value-type="float">
            <text:p>-2062.6388200598</text:p>
          </table:table-cell>
          <table:table-cell office:value-type="float" office:value="14.8369308355845" calcext:value-type="float">
            <text:p>14.836930835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02.60963048639" calcext:value-type="float">
            <text:p>-1302.6096304864</text:p>
          </table:table-cell>
          <table:table-cell office:value-type="float" office:value="9.90631312486657" calcext:value-type="float">
            <text:p>9.906313124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43.29512578553" calcext:value-type="float">
            <text:p>-2143.2951257855</text:p>
          </table:table-cell>
          <table:table-cell office:value-type="float" office:value="12.1164612422156" calcext:value-type="float">
            <text:p>12.116461242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00.21744963113" calcext:value-type="float">
            <text:p>-2400.2174496311</text:p>
          </table:table-cell>
          <table:table-cell office:value-type="float" office:value="22.6059440099329" calcext:value-type="float">
            <text:p>22.605944009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418.42985399149" calcext:value-type="float">
            <text:p>-1418.4298539915</text:p>
          </table:table-cell>
          <table:table-cell office:value-type="float" office:value="6.72953551974072" calcext:value-type="float">
            <text:p>6.729535519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23.31758073293" calcext:value-type="float">
            <text:p>-2123.3175807329</text:p>
          </table:table-cell>
          <table:table-cell office:value-type="float" office:value="6.29931505356844" calcext:value-type="float">
            <text:p>6.299315053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305.73693284414" calcext:value-type="float">
            <text:p>-1305.7369328442</text:p>
          </table:table-cell>
          <table:table-cell office:value-type="float" office:value="28.1738617054741" calcext:value-type="float">
            <text:p>28.173861705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07.40337487059" calcext:value-type="float">
            <text:p>-1907.4033748706</text:p>
          </table:table-cell>
          <table:table-cell office:value-type="float" office:value="9.29283967017613" calcext:value-type="float">
            <text:p>9.292839670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94.03391116619" calcext:value-type="float">
            <text:p>-1594.0339111662</text:p>
          </table:table-cell>
          <table:table-cell office:value-type="float" office:value="3.18321972348973" calcext:value-type="float">
            <text:p>3.183219723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10.23642714233" calcext:value-type="float">
            <text:p>-1410.2364271423</text:p>
          </table:table-cell>
          <table:table-cell office:value-type="float" office:value="20.0671617891624" calcext:value-type="float">
            <text:p>20.0671617892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376.00708245247" calcext:value-type="float">
            <text:p>-1376.0070824525</text:p>
          </table:table-cell>
          <table:table-cell office:value-type="float" office:value="9.99817440528712" calcext:value-type="float">
            <text:p>9.998174405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88.98465770766" calcext:value-type="float">
            <text:p>-1988.9846577077</text:p>
          </table:table-cell>
          <table:table-cell office:value-type="float" office:value="0.638009924111446" calcext:value-type="float">
            <text:p>0.638009924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074.83597160728" calcext:value-type="float">
            <text:p>-2074.8359716073</text:p>
          </table:table-cell>
          <table:table-cell office:value-type="float" office:value="11.7041456516373" calcext:value-type="float">
            <text:p>11.704145651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984.43411836369" calcext:value-type="float">
            <text:p>-1984.4341183637</text:p>
          </table:table-cell>
          <table:table-cell office:value-type="float" office:value="6.37667183071178" calcext:value-type="float">
            <text:p>6.37667183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17.7638295844" calcext:value-type="float">
            <text:p>-1717.7638295844</text:p>
          </table:table-cell>
          <table:table-cell office:value-type="float" office:value="9.23286306387313" calcext:value-type="float">
            <text:p>9.232863063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95.96074344255" calcext:value-type="float">
            <text:p>-1995.9607434426</text:p>
          </table:table-cell>
          <table:table-cell office:value-type="float" office:value="28.1919920534303" calcext:value-type="float">
            <text:p>28.191992053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317.18087664568" calcext:value-type="float">
            <text:p>-2317.1808766457</text:p>
          </table:table-cell>
          <table:table-cell office:value-type="float" office:value="3.65141162716748" calcext:value-type="float">
            <text:p>3.65141162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580.497986719942" calcext:value-type="float">
            <text:p>-580.4979867199</text:p>
          </table:table-cell>
          <table:table-cell office:value-type="float" office:value="28.2443529526939" calcext:value-type="float">
            <text:p>28.244352952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768.02894076127" calcext:value-type="float">
            <text:p>-1768.0289407613</text:p>
          </table:table-cell>
          <table:table-cell office:value-type="float" office:value="29.3837478960371" calcext:value-type="float">
            <text:p>29.383747896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798.00489629672" calcext:value-type="float">
            <text:p>-1798.0048962967</text:p>
          </table:table-cell>
          <table:table-cell office:value-type="float" office:value="27.168935712512" calcext:value-type="float">
            <text:p>27.1689357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963.71686561523" calcext:value-type="float">
            <text:p>-1963.7168656152</text:p>
          </table:table-cell>
          <table:table-cell office:value-type="float" office:value="22.0580579831212" calcext:value-type="float">
            <text:p>22.05805798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301.94021737411" calcext:value-type="float">
            <text:p>-2301.9402173741</text:p>
          </table:table-cell>
          <table:table-cell office:value-type="float" office:value="26.1544441587998" calcext:value-type="float">
            <text:p>26.154444158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944.154345517923" calcext:value-type="float">
            <text:p>-944.1543455179</text:p>
          </table:table-cell>
          <table:table-cell office:value-type="float" office:value="8.86327799827314" calcext:value-type="float">
            <text:p>8.863277998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04.50497988177" calcext:value-type="float">
            <text:p>-2104.5049798818</text:p>
          </table:table-cell>
          <table:table-cell office:value-type="float" office:value="12.2842747140892" calcext:value-type="float">
            <text:p>12.284274714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294.68477419541" calcext:value-type="float">
            <text:p>-1294.6847741954</text:p>
          </table:table-cell>
          <table:table-cell office:value-type="float" office:value="16.715640860633" calcext:value-type="float">
            <text:p>16.715640860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101.46683138161" calcext:value-type="float">
            <text:p>-2101.4668313816</text:p>
          </table:table-cell>
          <table:table-cell office:value-type="float" office:value="7.6024600958639" calcext:value-type="float">
            <text:p>7.602460095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87.7730255277" calcext:value-type="float">
            <text:p>-2187.7730255277</text:p>
          </table:table-cell>
          <table:table-cell office:value-type="float" office:value="3.6095990176934" calcext:value-type="float">
            <text:p>3.609599017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053.84208835546" calcext:value-type="float">
            <text:p>-1053.8420883555</text:p>
          </table:table-cell>
          <table:table-cell office:value-type="float" office:value="17.0288672292588" calcext:value-type="float">
            <text:p>17.028867229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750.79302370587" calcext:value-type="float">
            <text:p>-1750.7930237059</text:p>
          </table:table-cell>
          <table:table-cell office:value-type="float" office:value="2.58915137676894" calcext:value-type="float">
            <text:p>2.5891513768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611.30450174095" calcext:value-type="float">
            <text:p>-1611.304501741</text:p>
          </table:table-cell>
          <table:table-cell office:value-type="float" office:value="11.4195656913403" calcext:value-type="float">
            <text:p>11.419565691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039.5783055663" calcext:value-type="float">
            <text:p>-2039.5783055663</text:p>
          </table:table-cell>
          <table:table-cell office:value-type="float" office:value="24.8828660898936" calcext:value-type="float">
            <text:p>24.882866089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087.998027412" calcext:value-type="float">
            <text:p>-2087.998027412</text:p>
          </table:table-cell>
          <table:table-cell office:value-type="float" office:value="1.35135948064747" calcext:value-type="float">
            <text:p>1.351359480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97.99812940062" calcext:value-type="float">
            <text:p>-1097.9981294006</text:p>
          </table:table-cell>
          <table:table-cell office:value-type="float" office:value="20.8528613349258" calcext:value-type="float">
            <text:p>20.852861334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77.8266651771" calcext:value-type="float">
            <text:p>-1477.8266651771</text:p>
          </table:table-cell>
          <table:table-cell office:value-type="float" office:value="26.7701855727899" calcext:value-type="float">
            <text:p>26.770185572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75.03112045885" calcext:value-type="float">
            <text:p>-1575.0311204589</text:p>
          </table:table-cell>
          <table:table-cell office:value-type="float" office:value="2.93787068482414" calcext:value-type="float">
            <text:p>2.937870684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906.31451029899" calcext:value-type="float">
            <text:p>-1906.314510299</text:p>
          </table:table-cell>
          <table:table-cell office:value-type="float" office:value="19.1249844373221" calcext:value-type="float">
            <text:p>19.124984437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65.092251454136" calcext:value-type="float">
            <text:p>-865.0922514541</text:p>
          </table:table-cell>
          <table:table-cell office:value-type="float" office:value="18.7162930481002" calcext:value-type="float">
            <text:p>18.716293048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896.487599894692" calcext:value-type="float">
            <text:p>-896.4875998947</text:p>
          </table:table-cell>
          <table:table-cell office:value-type="float" office:value="9.02700129598471" calcext:value-type="float">
            <text:p>9.02700129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902.837751236681" calcext:value-type="float">
            <text:p>-902.8377512367</text:p>
          </table:table-cell>
          <table:table-cell office:value-type="float" office:value="14.7044640293328" calcext:value-type="float">
            <text:p>14.704464029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206.60933398788" calcext:value-type="float">
            <text:p>-2206.6093339879</text:p>
          </table:table-cell>
          <table:table-cell office:value-type="float" office:value="8.73699991170391" calcext:value-type="float">
            <text:p>8.736999911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668.36505833077" calcext:value-type="float">
            <text:p>-1668.3650583308</text:p>
          </table:table-cell>
          <table:table-cell office:value-type="float" office:value="21.6674856367216" calcext:value-type="float">
            <text:p>21.6674856367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493.90984191683" calcext:value-type="float">
            <text:p>-1493.9098419168</text:p>
          </table:table-cell>
          <table:table-cell office:value-type="float" office:value="25.3956117787184" calcext:value-type="float">
            <text:p>25.395611778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29.64288999927" calcext:value-type="float">
            <text:p>-2129.6428899993</text:p>
          </table:table-cell>
          <table:table-cell office:value-type="float" office:value="22.7484676080207" calcext:value-type="float">
            <text:p>22.74846760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85.08515857512" calcext:value-type="float">
            <text:p>-2485.0851585751</text:p>
          </table:table-cell>
          <table:table-cell office:value-type="float" office:value="4.33077351274844" calcext:value-type="float">
            <text:p>4.330773512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88.8675145726" calcext:value-type="float">
            <text:p>-2388.8675145726</text:p>
          </table:table-cell>
          <table:table-cell office:value-type="float" office:value="29.6464136330291" calcext:value-type="float">
            <text:p>29.64641363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763.75328323665" calcext:value-type="float">
            <text:p>-1763.7532832367</text:p>
          </table:table-cell>
          <table:table-cell office:value-type="float" office:value="20.4118524362186" calcext:value-type="float">
            <text:p>20.4118524362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898.43648413197" calcext:value-type="float">
            <text:p>-1898.436484132</text:p>
          </table:table-cell>
          <table:table-cell office:value-type="float" office:value="21.3425192303185" calcext:value-type="float">
            <text:p>21.342519230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46.89995638384" calcext:value-type="float">
            <text:p>-1946.8999563838</text:p>
          </table:table-cell>
          <table:table-cell office:value-type="float" office:value="2.25770957061399" calcext:value-type="float">
            <text:p>2.257709570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737.85939380243" calcext:value-type="float">
            <text:p>-1737.8593938024</text:p>
          </table:table-cell>
          <table:table-cell office:value-type="float" office:value="7.50797069697093" calcext:value-type="float">
            <text:p>7.50797069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769.43252669706" calcext:value-type="float">
            <text:p>-1769.4325266971</text:p>
          </table:table-cell>
          <table:table-cell office:value-type="float" office:value="8.40594122576506" calcext:value-type="float">
            <text:p>8.405941225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619.59357044778" calcext:value-type="float">
            <text:p>-1619.5935704478</text:p>
          </table:table-cell>
          <table:table-cell office:value-type="float" office:value="2.54029350160272" calcext:value-type="float">
            <text:p>2.540293501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55.55899513624" calcext:value-type="float">
            <text:p>-2155.5589951363</text:p>
          </table:table-cell>
          <table:table-cell office:value-type="float" office:value="12.2779851033386" calcext:value-type="float">
            <text:p>12.277985103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678.8445517928" calcext:value-type="float">
            <text:p>-1678.8445517928</text:p>
          </table:table-cell>
          <table:table-cell office:value-type="float" office:value="19.8174134979263" calcext:value-type="float">
            <text:p>19.817413497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62.646466323079" calcext:value-type="float">
            <text:p>-762.6464663231</text:p>
          </table:table-cell>
          <table:table-cell office:value-type="float" office:value="2.12654626822147" calcext:value-type="float">
            <text:p>2.126546268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893.05100418476" calcext:value-type="float">
            <text:p>-1893.0510041848</text:p>
          </table:table-cell>
          <table:table-cell office:value-type="float" office:value="28.2345879582506" calcext:value-type="float">
            <text:p>28.234587958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978.582452718285" calcext:value-type="float">
            <text:p>-978.5824527183</text:p>
          </table:table-cell>
          <table:table-cell office:value-type="float" office:value="5.77022326683523" calcext:value-type="float">
            <text:p>5.770223266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33.33240386182" calcext:value-type="float">
            <text:p>-1733.3324038618</text:p>
          </table:table-cell>
          <table:table-cell office:value-type="float" office:value="8.98423477693106" calcext:value-type="float">
            <text:p>8.984234776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75.60729796996" calcext:value-type="float">
            <text:p>-1475.60729797</text:p>
          </table:table-cell>
          <table:table-cell office:value-type="float" office:value="4.62121022654629" calcext:value-type="float">
            <text:p>4.621210226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893.62819151172" calcext:value-type="float">
            <text:p>-1893.6281915117</text:p>
          </table:table-cell>
          <table:table-cell office:value-type="float" office:value="4.71622589070735" calcext:value-type="float">
            <text:p>4.716225890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555.535914869606" calcext:value-type="float">
            <text:p>-555.5359148696</text:p>
          </table:table-cell>
          <table:table-cell office:value-type="float" office:value="3.15011081024589" calcext:value-type="float">
            <text:p>3.150110810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10.85438313637" calcext:value-type="float">
            <text:p>-1810.8543831364</text:p>
          </table:table-cell>
          <table:table-cell office:value-type="float" office:value="27.1705203698887" calcext:value-type="float">
            <text:p>27.170520369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542.32500709592" calcext:value-type="float">
            <text:p>-1542.3250070959</text:p>
          </table:table-cell>
          <table:table-cell office:value-type="float" office:value="27.1428660097455" calcext:value-type="float">
            <text:p>27.14286600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837.28744586992" calcext:value-type="float">
            <text:p>-1837.2874458699</text:p>
          </table:table-cell>
          <table:table-cell office:value-type="float" office:value="16.8347164741556" calcext:value-type="float">
            <text:p>16.83471647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99.4437943222" calcext:value-type="float">
            <text:p>-1399.4437943222</text:p>
          </table:table-cell>
          <table:table-cell office:value-type="float" office:value="12.3617657152536" calcext:value-type="float">
            <text:p>12.361765715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100.12610446454" calcext:value-type="float">
            <text:p>-1100.1261044645</text:p>
          </table:table-cell>
          <table:table-cell office:value-type="float" office:value="17.1969650514472" calcext:value-type="float">
            <text:p>17.19696505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426.10126905402" calcext:value-type="float">
            <text:p>-2426.101269054</text:p>
          </table:table-cell>
          <table:table-cell office:value-type="float" office:value="7.35818496964399" calcext:value-type="float">
            <text:p>7.358184969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490.24191890119" calcext:value-type="float">
            <text:p>-2490.2419189012</text:p>
          </table:table-cell>
          <table:table-cell office:value-type="float" office:value="4.23638137829361" calcext:value-type="float">
            <text:p>4.236381378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258.27247535326" calcext:value-type="float">
            <text:p>-2258.2724753533</text:p>
          </table:table-cell>
          <table:table-cell office:value-type="float" office:value="27.8480650292767" calcext:value-type="float">
            <text:p>27.8480650293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-1490.81110625191" calcext:value-type="float">
            <text:p>-1490.8111062519</text:p>
          </table:table-cell>
          <table:table-cell office:value-type="float" office:value="21.076221610828" calcext:value-type="float">
            <text:p>21.076221610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578.75351522538" calcext:value-type="float">
            <text:p>-1578.7535152254</text:p>
          </table:table-cell>
          <table:table-cell office:value-type="float" office:value="29.6465972458222" calcext:value-type="float">
            <text:p>29.64659724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053.13544367688" calcext:value-type="float">
            <text:p>-2053.1354436769</text:p>
          </table:table-cell>
          <table:table-cell office:value-type="float" office:value="19.0164485031509" calcext:value-type="float">
            <text:p>19.016448503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619.666112923624" calcext:value-type="float">
            <text:p>-619.6661129236</text:p>
          </table:table-cell>
          <table:table-cell office:value-type="float" office:value="12.1090761592982" calcext:value-type="float">
            <text:p>12.109076159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536.90016269418" calcext:value-type="float">
            <text:p>-1536.9001626942</text:p>
          </table:table-cell>
          <table:table-cell office:value-type="float" office:value="27.689668645167" calcext:value-type="float">
            <text:p>27.689668645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26.56881131806" calcext:value-type="float">
            <text:p>-1426.5688113181</text:p>
          </table:table-cell>
          <table:table-cell office:value-type="float" office:value="8.51255446059052" calcext:value-type="float">
            <text:p>8.512554460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644.682697309017" calcext:value-type="float">
            <text:p>-644.682697309</text:p>
          </table:table-cell>
          <table:table-cell office:value-type="float" office:value="22.4761333674281" calcext:value-type="float">
            <text:p>22.476133367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504.60094649528" calcext:value-type="float">
            <text:p>-1504.6009464953</text:p>
          </table:table-cell>
          <table:table-cell office:value-type="float" office:value="29.7917864814674" calcext:value-type="float">
            <text:p>29.791786481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91.705359511144" calcext:value-type="float">
            <text:p>-991.7053595111</text:p>
          </table:table-cell>
          <table:table-cell office:value-type="float" office:value="4.61817528145081" calcext:value-type="float">
            <text:p>4.618175281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36.14609421312" calcext:value-type="float">
            <text:p>-1636.1460942131</text:p>
          </table:table-cell>
          <table:table-cell office:value-type="float" office:value="19.3928751615988" calcext:value-type="float">
            <text:p>19.39287516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98.07446922722" calcext:value-type="float">
            <text:p>-1798.0744692272</text:p>
          </table:table-cell>
          <table:table-cell office:value-type="float" office:value="28.3708282904119" calcext:value-type="float">
            <text:p>28.37082829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18.33855636183" calcext:value-type="float">
            <text:p>-1718.3385563618</text:p>
          </table:table-cell>
          <table:table-cell office:value-type="float" office:value="5.01343586939196" calcext:value-type="float">
            <text:p>5.013435869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219.90938996364" calcext:value-type="float">
            <text:p>-2219.9093899637</text:p>
          </table:table-cell>
          <table:table-cell office:value-type="float" office:value="26.3958332823686" calcext:value-type="float">
            <text:p>26.39583328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171.56762666877" calcext:value-type="float">
            <text:p>-1171.5676266688</text:p>
          </table:table-cell>
          <table:table-cell office:value-type="float" office:value="26.1874380561082" calcext:value-type="float">
            <text:p>26.187438056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46.54271716216" calcext:value-type="float">
            <text:p>-1246.5427171622</text:p>
          </table:table-cell>
          <table:table-cell office:value-type="float" office:value="25.4007369631476" calcext:value-type="float">
            <text:p>25.4007369631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45.712837394817" calcext:value-type="float">
            <text:p>-745.7128373948</text:p>
          </table:table-cell>
          <table:table-cell office:value-type="float" office:value="10.6294497580282" calcext:value-type="float">
            <text:p>10.62944975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264.54071812983" calcext:value-type="float">
            <text:p>-2264.5407181298</text:p>
          </table:table-cell>
          <table:table-cell office:value-type="float" office:value="3.75563237293625" calcext:value-type="float">
            <text:p>3.755632372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92.12499992566" calcext:value-type="float">
            <text:p>-2392.1249999257</text:p>
          </table:table-cell>
          <table:table-cell office:value-type="float" office:value="20.098085415769" calcext:value-type="float">
            <text:p>20.098085415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88.6838025766" calcext:value-type="float">
            <text:p>-1788.6838025766</text:p>
          </table:table-cell>
          <table:table-cell office:value-type="float" office:value="13.4920980099379" calcext:value-type="float">
            <text:p>13.492098009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277.43751646608" calcext:value-type="float">
            <text:p>-2277.4375164661</text:p>
          </table:table-cell>
          <table:table-cell office:value-type="float" office:value="22.6116538707341" calcext:value-type="float">
            <text:p>22.611653870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71.98706234481" calcext:value-type="float">
            <text:p>-2171.9870623448</text:p>
          </table:table-cell>
          <table:table-cell office:value-type="float" office:value="19.264683540575" calcext:value-type="float">
            <text:p>19.264683540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26.40708164937" calcext:value-type="float">
            <text:p>-2226.4070816494</text:p>
          </table:table-cell>
          <table:table-cell office:value-type="float" office:value="8.37794941812996" calcext:value-type="float">
            <text:p>8.37794941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025.99706724959" calcext:value-type="float">
            <text:p>-2025.9970672496</text:p>
          </table:table-cell>
          <table:table-cell office:value-type="float" office:value="23.9707637860941" calcext:value-type="float">
            <text:p>23.970763786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880.03115071992" calcext:value-type="float">
            <text:p>-1880.0311507199</text:p>
          </table:table-cell>
          <table:table-cell office:value-type="float" office:value="6.09221913470784" calcext:value-type="float">
            <text:p>6.092219134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35.40905465598" calcext:value-type="float">
            <text:p>-1235.409054656</text:p>
          </table:table-cell>
          <table:table-cell office:value-type="float" office:value="27.190084884702" calcext:value-type="float">
            <text:p>27.190084884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053.36917807892" calcext:value-type="float">
            <text:p>-2053.3691780789</text:p>
          </table:table-cell>
          <table:table-cell office:value-type="float" office:value="9.48563214249286" calcext:value-type="float">
            <text:p>9.485632142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584.192432202038" calcext:value-type="float">
            <text:p>-584.192432202</text:p>
          </table:table-cell>
          <table:table-cell office:value-type="float" office:value="10.8664606115683" calcext:value-type="float">
            <text:p>10.866460611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338.0665828171" calcext:value-type="float">
            <text:p>-2338.0665828171</text:p>
          </table:table-cell>
          <table:table-cell office:value-type="float" office:value="25.9800323046925" calcext:value-type="float">
            <text:p>25.980032304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308.27463857662" calcext:value-type="float">
            <text:p>-1308.2746385766</text:p>
          </table:table-cell>
          <table:table-cell office:value-type="float" office:value="23.2086831434549" calcext:value-type="float">
            <text:p>23.20868314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070.62947836807" calcext:value-type="float">
            <text:p>-2070.6294783681</text:p>
          </table:table-cell>
          <table:table-cell office:value-type="float" office:value="26.1009510139694" calcext:value-type="float">
            <text:p>26.10095101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23.877557985561" calcext:value-type="float">
            <text:p>-723.8775579856</text:p>
          </table:table-cell>
          <table:table-cell office:value-type="float" office:value="16.0064588398142" calcext:value-type="float">
            <text:p>16.006458839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49.19972070363" calcext:value-type="float">
            <text:p>-1949.1997207036</text:p>
          </table:table-cell>
          <table:table-cell office:value-type="float" office:value="21.4279066238673" calcext:value-type="float">
            <text:p>21.427906623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67.76975783383" calcext:value-type="float">
            <text:p>-967.7697578338</text:p>
          </table:table-cell>
          <table:table-cell office:value-type="float" office:value="6.78993912771029" calcext:value-type="float">
            <text:p>6.789939127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951.02808214181" calcext:value-type="float">
            <text:p>-1951.0280821418</text:p>
          </table:table-cell>
          <table:table-cell office:value-type="float" office:value="12.4015972457595" calcext:value-type="float">
            <text:p>12.401597245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243.63364253893" calcext:value-type="float">
            <text:p>-2243.6336425389</text:p>
          </table:table-cell>
          <table:table-cell office:value-type="float" office:value="11.70174783294" calcext:value-type="float">
            <text:p>11.701747832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654.728471974907" calcext:value-type="float">
            <text:p>-654.7284719749</text:p>
          </table:table-cell>
          <table:table-cell office:value-type="float" office:value="4.48737647876238" calcext:value-type="float">
            <text:p>4.487376478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56.56036318076" calcext:value-type="float">
            <text:p>-2156.5603631808</text:p>
          </table:table-cell>
          <table:table-cell office:value-type="float" office:value="15.148899619928" calcext:value-type="float">
            <text:p>15.148899619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133.72474799321" calcext:value-type="float">
            <text:p>-1133.7247479932</text:p>
          </table:table-cell>
          <table:table-cell office:value-type="float" office:value="4.24456411568212" calcext:value-type="float">
            <text:p>4.244564115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72.89761176606" calcext:value-type="float">
            <text:p>-1372.8976117661</text:p>
          </table:table-cell>
          <table:table-cell office:value-type="float" office:value="18.3624878103843" calcext:value-type="float">
            <text:p>18.362487810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651.710953845939" calcext:value-type="float">
            <text:p>-651.7109538459</text:p>
          </table:table-cell>
          <table:table-cell office:value-type="float" office:value="21.6628705282384" calcext:value-type="float">
            <text:p>21.662870528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805.570328414567" calcext:value-type="float">
            <text:p>-805.5703284146</text:p>
          </table:table-cell>
          <table:table-cell office:value-type="float" office:value="4.73687283549675" calcext:value-type="float">
            <text:p>4.736872835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37.14151725648" calcext:value-type="float">
            <text:p>-1337.1415172565</text:p>
          </table:table-cell>
          <table:table-cell office:value-type="float" office:value="12.5898222750626" calcext:value-type="float">
            <text:p>12.589822275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95.90604536419" calcext:value-type="float">
            <text:p>-1395.9060453642</text:p>
          </table:table-cell>
          <table:table-cell office:value-type="float" office:value="23.6545084456875" calcext:value-type="float">
            <text:p>23.654508445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577.38835467172" calcext:value-type="float">
            <text:p>-1577.3883546717</text:p>
          </table:table-cell>
          <table:table-cell office:value-type="float" office:value="8.46091234197386" calcext:value-type="float">
            <text:p>8.46091234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045.14460685114" calcext:value-type="float">
            <text:p>-2045.1446068512</text:p>
          </table:table-cell>
          <table:table-cell office:value-type="float" office:value="5.75913014519131" calcext:value-type="float">
            <text:p>5.759130145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65.198085654686" calcext:value-type="float">
            <text:p>-865.1980856547</text:p>
          </table:table-cell>
          <table:table-cell office:value-type="float" office:value="9.5379422140036" calcext:value-type="float">
            <text:p>9.5379422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12.26847160576" calcext:value-type="float">
            <text:p>-1712.2684716058</text:p>
          </table:table-cell>
          <table:table-cell office:value-type="float" office:value="15.7209331808544" calcext:value-type="float">
            <text:p>15.720933180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67.84518458604" calcext:value-type="float">
            <text:p>-1367.8451845861</text:p>
          </table:table-cell>
          <table:table-cell office:value-type="float" office:value="27.6391782806717" calcext:value-type="float">
            <text:p>27.639178280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649.25223441666" calcext:value-type="float">
            <text:p>-1649.2522344167</text:p>
          </table:table-cell>
          <table:table-cell office:value-type="float" office:value="7.12561889568896" calcext:value-type="float">
            <text:p>7.125618895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55.238597164482" calcext:value-type="float">
            <text:p>-555.2385971645</text:p>
          </table:table-cell>
          <table:table-cell office:value-type="float" office:value="2.56109927238159" calcext:value-type="float">
            <text:p>2.561099272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26.480639648747" calcext:value-type="float">
            <text:p>-926.4806396487</text:p>
          </table:table-cell>
          <table:table-cell office:value-type="float" office:value="23.9426015995122" calcext:value-type="float">
            <text:p>23.942601599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88.05104945901" calcext:value-type="float">
            <text:p>-2288.051049459</text:p>
          </table:table-cell>
          <table:table-cell office:value-type="float" office:value="28.9006048806322" calcext:value-type="float">
            <text:p>28.9006048806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910.503818508235" calcext:value-type="float">
            <text:p>-910.5038185082</text:p>
          </table:table-cell>
          <table:table-cell office:value-type="float" office:value="23.9673604213256" calcext:value-type="float">
            <text:p>23.967360421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525.469059790215" calcext:value-type="float">
            <text:p>-525.4690597902</text:p>
          </table:table-cell>
          <table:table-cell office:value-type="float" office:value="16.3463382386298" calcext:value-type="float">
            <text:p>16.346338238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03.65091868939" calcext:value-type="float">
            <text:p>-1503.6509186894</text:p>
          </table:table-cell>
          <table:table-cell office:value-type="float" office:value="6.25283346834275" calcext:value-type="float">
            <text:p>6.252833468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81.42540456191" calcext:value-type="float">
            <text:p>-781.4254045619</text:p>
          </table:table-cell>
          <table:table-cell office:value-type="float" office:value="6.00395822151419" calcext:value-type="float">
            <text:p>6.003958221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04.79123544803" calcext:value-type="float">
            <text:p>-2404.791235448</text:p>
          </table:table-cell>
          <table:table-cell office:value-type="float" office:value="5.88517568525388" calcext:value-type="float">
            <text:p>5.885175685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218.37179948891" calcext:value-type="float">
            <text:p>-1218.3717994889</text:p>
          </table:table-cell>
          <table:table-cell office:value-type="float" office:value="8.13436150737359" calcext:value-type="float">
            <text:p>8.134361507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01.483503202117" calcext:value-type="float">
            <text:p>-501.4835032021</text:p>
          </table:table-cell>
          <table:table-cell office:value-type="float" office:value="24.746829719253" calcext:value-type="float">
            <text:p>24.746829719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490.60195547789" calcext:value-type="float">
            <text:p>-2490.6019554779</text:p>
          </table:table-cell>
          <table:table-cell office:value-type="float" office:value="18.9647094699698" calcext:value-type="float">
            <text:p>18.9647094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398.67321306171" calcext:value-type="float">
            <text:p>-2398.6732130617</text:p>
          </table:table-cell>
          <table:table-cell office:value-type="float" office:value="22.7872187334522" calcext:value-type="float">
            <text:p>22.787218733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43.47530493042" calcext:value-type="float">
            <text:p>-2043.4753049304</text:p>
          </table:table-cell>
          <table:table-cell office:value-type="float" office:value="18.3468727720548" calcext:value-type="float">
            <text:p>18.346872772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90.76192848463" calcext:value-type="float">
            <text:p>-1390.7619284846</text:p>
          </table:table-cell>
          <table:table-cell office:value-type="float" office:value="3.14291008457551" calcext:value-type="float">
            <text:p>3.142910084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388.23008995343" calcext:value-type="float">
            <text:p>-2388.2300899534</text:p>
          </table:table-cell>
          <table:table-cell office:value-type="float" office:value="29.9703338895599" calcext:value-type="float">
            <text:p>29.970333889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963.072467352792" calcext:value-type="float">
            <text:p>-963.0724673528</text:p>
          </table:table-cell>
          <table:table-cell office:value-type="float" office:value="23.1794883162997" calcext:value-type="float">
            <text:p>23.179488316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693.531160931161" calcext:value-type="float">
            <text:p>-693.5311609312</text:p>
          </table:table-cell>
          <table:table-cell office:value-type="float" office:value="29.3851262208824" calcext:value-type="float">
            <text:p>29.3851262209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537.227947330839" calcext:value-type="float">
            <text:p>-537.2279473308</text:p>
          </table:table-cell>
          <table:table-cell office:value-type="float" office:value="22.0596409424569" calcext:value-type="float">
            <text:p>22.059640942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735.83202415743" calcext:value-type="float">
            <text:p>-1735.8320241574</text:p>
          </table:table-cell>
          <table:table-cell office:value-type="float" office:value="21.0359220560687" calcext:value-type="float">
            <text:p>21.035922056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256.99890725867" calcext:value-type="float">
            <text:p>-2256.9989072587</text:p>
          </table:table-cell>
          <table:table-cell office:value-type="float" office:value="7.32410778145563" calcext:value-type="float">
            <text:p>7.324107781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490.23633866255" calcext:value-type="float">
            <text:p>-2490.2363386626</text:p>
          </table:table-cell>
          <table:table-cell office:value-type="float" office:value="2.86557875407162" calcext:value-type="float">
            <text:p>2.865578754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562.836569632948" calcext:value-type="float">
            <text:p>-562.8365696329</text:p>
          </table:table-cell>
          <table:table-cell office:value-type="float" office:value="23.3190757626958" calcext:value-type="float">
            <text:p>23.319075762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972.73756849746" calcext:value-type="float">
            <text:p>-1972.7375684975</text:p>
          </table:table-cell>
          <table:table-cell office:value-type="float" office:value="22.8401649443584" calcext:value-type="float">
            <text:p>22.8401649444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220.55578490093" calcext:value-type="float">
            <text:p>-1220.5557849009</text:p>
          </table:table-cell>
          <table:table-cell office:value-type="float" office:value="8.31819757916217" calcext:value-type="float">
            <text:p>8.318197579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70.71330032993" calcext:value-type="float">
            <text:p>-1370.7133003299</text:p>
          </table:table-cell>
          <table:table-cell office:value-type="float" office:value="8.25863488293394" calcext:value-type="float">
            <text:p>8.258634882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62.56210075341" calcext:value-type="float">
            <text:p>-1362.5621007534</text:p>
          </table:table-cell>
          <table:table-cell office:value-type="float" office:value="9.88732294668917" calcext:value-type="float">
            <text:p>9.887322946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114.12162718422" calcext:value-type="float">
            <text:p>-1114.1216271842</text:p>
          </table:table-cell>
          <table:table-cell office:value-type="float" office:value="3.88649690268932" calcext:value-type="float">
            <text:p>3.886496902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250.93374673739" calcext:value-type="float">
            <text:p>-1250.9337467374</text:p>
          </table:table-cell>
          <table:table-cell office:value-type="float" office:value="19.0178729170299" calcext:value-type="float">
            <text:p>19.0178729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095.2697752847" calcext:value-type="float">
            <text:p>-2095.2697752847</text:p>
          </table:table-cell>
          <table:table-cell office:value-type="float" office:value="3.45571598929443" calcext:value-type="float">
            <text:p>3.455715989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01.56800048853" calcext:value-type="float">
            <text:p>-2301.5680004885</text:p>
          </table:table-cell>
          <table:table-cell office:value-type="float" office:value="11.2677615361665" calcext:value-type="float">
            <text:p>11.267761536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86.75869235544" calcext:value-type="float">
            <text:p>-1986.7586923554</text:p>
          </table:table-cell>
          <table:table-cell office:value-type="float" office:value="9.03514712002253" calcext:value-type="float">
            <text:p>9.0351471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498.12601880736" calcext:value-type="float">
            <text:p>-1498.1260188074</text:p>
          </table:table-cell>
          <table:table-cell office:value-type="float" office:value="7.92175671766031" calcext:value-type="float">
            <text:p>7.921756717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287.05352560545" calcext:value-type="float">
            <text:p>-2287.0535256055</text:p>
          </table:table-cell>
          <table:table-cell office:value-type="float" office:value="29.2997204326157" calcext:value-type="float">
            <text:p>29.29972043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029.08764878912" calcext:value-type="float">
            <text:p>-2029.0876487891</text:p>
          </table:table-cell>
          <table:table-cell office:value-type="float" office:value="0.847675500913332" calcext:value-type="float">
            <text:p>0.847675500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10.077585803516" calcext:value-type="float">
            <text:p>-810.0775858035</text:p>
          </table:table-cell>
          <table:table-cell office:value-type="float" office:value="26.1462788574043" calcext:value-type="float">
            <text:p>26.146278857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17.296548249633" calcext:value-type="float">
            <text:p>-717.2965482496</text:p>
          </table:table-cell>
          <table:table-cell office:value-type="float" office:value="6.33400661354551" calcext:value-type="float">
            <text:p>6.334006613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21.27199923938" calcext:value-type="float">
            <text:p>-2421.2719992394</text:p>
          </table:table-cell>
          <table:table-cell office:value-type="float" office:value="21.0241565217199" calcext:value-type="float">
            <text:p>21.024156521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224.72188341315" calcext:value-type="float">
            <text:p>-1224.7218834132</text:p>
          </table:table-cell>
          <table:table-cell office:value-type="float" office:value="24.4779253805752" calcext:value-type="float">
            <text:p>24.477925380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75.935404945083" calcext:value-type="float">
            <text:p>-975.9354049451</text:p>
          </table:table-cell>
          <table:table-cell office:value-type="float" office:value="5.72413924283394" calcext:value-type="float">
            <text:p>5.724139242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89.66261074653" calcext:value-type="float">
            <text:p>-1989.6626107465</text:p>
          </table:table-cell>
          <table:table-cell office:value-type="float" office:value="9.24148587619435" calcext:value-type="float">
            <text:p>9.241485876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07.16669325776" calcext:value-type="float">
            <text:p>-1607.1666932578</text:p>
          </table:table-cell>
          <table:table-cell office:value-type="float" office:value="29.1440109348075" calcext:value-type="float">
            <text:p>29.14401093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177.60396110457" calcext:value-type="float">
            <text:p>-2177.6039611046</text:p>
          </table:table-cell>
          <table:table-cell office:value-type="float" office:value="22.0830026322573" calcext:value-type="float">
            <text:p>22.083002632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962.25250893798" calcext:value-type="float">
            <text:p>-1962.252508938</text:p>
          </table:table-cell>
          <table:table-cell office:value-type="float" office:value="23.32950827993" calcext:value-type="float">
            <text:p>23.3295082799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621.88265022913" calcext:value-type="float">
            <text:p>-1621.8826502291</text:p>
          </table:table-cell>
          <table:table-cell office:value-type="float" office:value="0.0942152367471849" calcext:value-type="float">
            <text:p>0.094215236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47.94691372827" calcext:value-type="float">
            <text:p>-2147.9469137283</text:p>
          </table:table-cell>
          <table:table-cell office:value-type="float" office:value="11.3172903303067" calcext:value-type="float">
            <text:p>11.31729033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131.67070563111" calcext:value-type="float">
            <text:p>-2131.6707056311</text:p>
          </table:table-cell>
          <table:table-cell office:value-type="float" office:value="29.7067770707804" calcext:value-type="float">
            <text:p>29.706777070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528.42872080312" calcext:value-type="float">
            <text:p>-1528.4287208031</text:p>
          </table:table-cell>
          <table:table-cell office:value-type="float" office:value="7.46436063935382" calcext:value-type="float">
            <text:p>7.464360639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072.04343139554" calcext:value-type="float">
            <text:p>-2072.0434313956</text:p>
          </table:table-cell>
          <table:table-cell office:value-type="float" office:value="6.48255275417841" calcext:value-type="float">
            <text:p>6.482552754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416.50174934803" calcext:value-type="float">
            <text:p>-1416.501749348</text:p>
          </table:table-cell>
          <table:table-cell office:value-type="float" office:value="24.1911707675878" calcext:value-type="float">
            <text:p>24.19117076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664.47058725292" calcext:value-type="float">
            <text:p>-1664.4705872529</text:p>
          </table:table-cell>
          <table:table-cell office:value-type="float" office:value="5.55683603324671" calcext:value-type="float">
            <text:p>5.556836033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57.36677197949" calcext:value-type="float">
            <text:p>-1457.3667719795</text:p>
          </table:table-cell>
          <table:table-cell office:value-type="float" office:value="28.9453221881644" calcext:value-type="float">
            <text:p>28.945322188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40.5951469688" calcext:value-type="float">
            <text:p>-1440.5951469688</text:p>
          </table:table-cell>
          <table:table-cell office:value-type="float" office:value="16.4519865891148" calcext:value-type="float">
            <text:p>16.451986589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18.71703123929" calcext:value-type="float">
            <text:p>-1418.7170312393</text:p>
          </table:table-cell>
          <table:table-cell office:value-type="float" office:value="5.51404361833331" calcext:value-type="float">
            <text:p>5.514043618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17.244172686606" calcext:value-type="float">
            <text:p>-717.2441726866</text:p>
          </table:table-cell>
          <table:table-cell office:value-type="float" office:value="21.9754691443367" calcext:value-type="float">
            <text:p>21.975469144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84.38305721618" calcext:value-type="float">
            <text:p>-1184.3830572162</text:p>
          </table:table-cell>
          <table:table-cell office:value-type="float" office:value="3.58968567732418" calcext:value-type="float">
            <text:p>3.589685677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261.2043178732" calcext:value-type="float">
            <text:p>-1261.2043178732</text:p>
          </table:table-cell>
          <table:table-cell office:value-type="float" office:value="27.8870364232004" calcext:value-type="float">
            <text:p>27.887036423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865.322362821948" calcext:value-type="float">
            <text:p>-865.3223628219</text:p>
          </table:table-cell>
          <table:table-cell office:value-type="float" office:value="23.41468638537" calcext:value-type="float">
            <text:p>23.414686385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821.77576935848" calcext:value-type="float">
            <text:p>-1821.7757693585</text:p>
          </table:table-cell>
          <table:table-cell office:value-type="float" office:value="27.6475278933794" calcext:value-type="float">
            <text:p>27.64752789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294.90847787972" calcext:value-type="float">
            <text:p>-1294.9084778797</text:p>
          </table:table-cell>
          <table:table-cell office:value-type="float" office:value="0.953740322643121" calcext:value-type="float">
            <text:p>0.953740322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308.48772934659" calcext:value-type="float">
            <text:p>-1308.4877293466</text:p>
          </table:table-cell>
          <table:table-cell office:value-type="float" office:value="4.83080796978696" calcext:value-type="float">
            <text:p>4.830807969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61.71086507944" calcext:value-type="float">
            <text:p>-1561.7108650794</text:p>
          </table:table-cell>
          <table:table-cell office:value-type="float" office:value="24.2048778483295" calcext:value-type="float">
            <text:p>24.2048778483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209.55229631596" calcext:value-type="float">
            <text:p>-1209.552296316</text:p>
          </table:table-cell>
          <table:table-cell office:value-type="float" office:value="15.9399724166603" calcext:value-type="float">
            <text:p>15.9399724167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628.435633695749" calcext:value-type="float">
            <text:p>-628.4356336957</text:p>
          </table:table-cell>
          <table:table-cell office:value-type="float" office:value="15.6545472765833" calcext:value-type="float">
            <text:p>15.654547276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01.18217371882" calcext:value-type="float">
            <text:p>-1401.1821737188</text:p>
          </table:table-cell>
          <table:table-cell office:value-type="float" office:value="6.27891166654733" calcext:value-type="float">
            <text:p>6.278911666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654.893127967378" calcext:value-type="float">
            <text:p>-654.8931279674</text:p>
          </table:table-cell>
          <table:table-cell office:value-type="float" office:value="2.26801953584649" calcext:value-type="float">
            <text:p>2.268019535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627.485243572341" calcext:value-type="float">
            <text:p>-627.4852435723</text:p>
          </table:table-cell>
          <table:table-cell office:value-type="float" office:value="15.3621233196354" calcext:value-type="float">
            <text:p>15.362123319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99.5785447531" calcext:value-type="float">
            <text:p>-1999.5785447531</text:p>
          </table:table-cell>
          <table:table-cell office:value-type="float" office:value="3.54528006269897" calcext:value-type="float">
            <text:p>3.545280062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68.35468282024" calcext:value-type="float">
            <text:p>-2368.3546828202</text:p>
          </table:table-cell>
          <table:table-cell office:value-type="float" office:value="16.4030889779032" calcext:value-type="float">
            <text:p>16.403088977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69.827170169" calcext:value-type="float">
            <text:p>-2069.827170169</text:p>
          </table:table-cell>
          <table:table-cell office:value-type="float" office:value="8.2087644344964" calcext:value-type="float">
            <text:p>8.208764434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432.26324946209" calcext:value-type="float">
            <text:p>-2432.2632494621</text:p>
          </table:table-cell>
          <table:table-cell office:value-type="float" office:value="6.99228419582113" calcext:value-type="float">
            <text:p>6.992284195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68.0350078008" calcext:value-type="float">
            <text:p>-1768.0350078008</text:p>
          </table:table-cell>
          <table:table-cell office:value-type="float" office:value="14.0469876708926" calcext:value-type="float">
            <text:p>14.046987670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43.41595562481" calcext:value-type="float">
            <text:p>-1843.4159556248</text:p>
          </table:table-cell>
          <table:table-cell office:value-type="float" office:value="23.4193430605311" calcext:value-type="float">
            <text:p>23.4193430605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-1905.55782910976" calcext:value-type="float">
            <text:p>-1905.5578291098</text:p>
          </table:table-cell>
          <table:table-cell office:value-type="float" office:value="10.688341943764" calcext:value-type="float">
            <text:p>10.6883419438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267.3294168857" calcext:value-type="float">
            <text:p>-1267.3294168857</text:p>
          </table:table-cell>
          <table:table-cell office:value-type="float" office:value="28.7192961349287" calcext:value-type="float">
            <text:p>28.719296134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48.50632740234" calcext:value-type="float">
            <text:p>-1048.5063274023</text:p>
          </table:table-cell>
          <table:table-cell office:value-type="float" office:value="2.26027436559543" calcext:value-type="float">
            <text:p>2.260274365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934.41823602152" calcext:value-type="float">
            <text:p>-1934.4182360215</text:p>
          </table:table-cell>
          <table:table-cell office:value-type="float" office:value="19.577119128414" calcext:value-type="float">
            <text:p>19.577119128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150.31957870322" calcext:value-type="float">
            <text:p>-2150.3195787032</text:p>
          </table:table-cell>
          <table:table-cell office:value-type="float" office:value="14.9237333647588" calcext:value-type="float">
            <text:p>14.923733364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76.54032499243" calcext:value-type="float">
            <text:p>-976.5403249924</text:p>
          </table:table-cell>
          <table:table-cell office:value-type="float" office:value="29.7057143593021" calcext:value-type="float">
            <text:p>29.705714359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45.24963054456" calcext:value-type="float">
            <text:p>-1745.2496305446</text:p>
          </table:table-cell>
          <table:table-cell office:value-type="float" office:value="22.8817355382731" calcext:value-type="float">
            <text:p>22.881735538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897.68034225286" calcext:value-type="float">
            <text:p>-1897.6803422529</text:p>
          </table:table-cell>
          <table:table-cell office:value-type="float" office:value="10.2827247047668" calcext:value-type="float">
            <text:p>10.282724704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29.13975800438" calcext:value-type="float">
            <text:p>-2129.1397580044</text:p>
          </table:table-cell>
          <table:table-cell office:value-type="float" office:value="0.807822839748435" calcext:value-type="float">
            <text:p>0.807822839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995.73153864216" calcext:value-type="float">
            <text:p>-1995.7315386422</text:p>
          </table:table-cell>
          <table:table-cell office:value-type="float" office:value="21.3639511364258" calcext:value-type="float">
            <text:p>21.363951136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39.447270001848" calcext:value-type="float">
            <text:p>-739.4472700018</text:p>
          </table:table-cell>
          <table:table-cell office:value-type="float" office:value="4.93277336159156" calcext:value-type="float">
            <text:p>4.932773361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95.120382068173" calcext:value-type="float">
            <text:p>-995.1203820682</text:p>
          </table:table-cell>
          <table:table-cell office:value-type="float" office:value="18.1480809371673" calcext:value-type="float">
            <text:p>18.14808093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28.89625015329" calcext:value-type="float">
            <text:p>-1428.8962501533</text:p>
          </table:table-cell>
          <table:table-cell office:value-type="float" office:value="15.8939233984009" calcext:value-type="float">
            <text:p>15.893923398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13.155497567827" calcext:value-type="float">
            <text:p>-513.1554975678</text:p>
          </table:table-cell>
          <table:table-cell office:value-type="float" office:value="10.2621469247454" calcext:value-type="float">
            <text:p>10.262146924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711.00003730553" calcext:value-type="float">
            <text:p>-1711.0000373055</text:p>
          </table:table-cell>
          <table:table-cell office:value-type="float" office:value="12.2792478461242" calcext:value-type="float">
            <text:p>12.2792478461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431.63699865978" calcext:value-type="float">
            <text:p>-1431.6369986598</text:p>
          </table:table-cell>
          <table:table-cell office:value-type="float" office:value="8.80640049845034" calcext:value-type="float">
            <text:p>8.806400498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934.573919404819" calcext:value-type="float">
            <text:p>-934.5739194048</text:p>
          </table:table-cell>
          <table:table-cell office:value-type="float" office:value="2.95939091019366" calcext:value-type="float">
            <text:p>2.959390910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271.96919674845" calcext:value-type="float">
            <text:p>-2271.9691967485</text:p>
          </table:table-cell>
          <table:table-cell office:value-type="float" office:value="9.54547635596416" calcext:value-type="float">
            <text:p>9.54547635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281.94288662224" calcext:value-type="float">
            <text:p>-1281.9428866222</text:p>
          </table:table-cell>
          <table:table-cell office:value-type="float" office:value="1.64706173648433" calcext:value-type="float">
            <text:p>1.647061736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403.34542042015" calcext:value-type="float">
            <text:p>-2403.3454204202</text:p>
          </table:table-cell>
          <table:table-cell office:value-type="float" office:value="11.2815938970122" calcext:value-type="float">
            <text:p>11.28159389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678.404076208578" calcext:value-type="float">
            <text:p>-678.4040762086</text:p>
          </table:table-cell>
          <table:table-cell office:value-type="float" office:value="1.06196036958226" calcext:value-type="float">
            <text:p>1.061960369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35.33463181374" calcext:value-type="float">
            <text:p>-1635.3346318137</text:p>
          </table:table-cell>
          <table:table-cell office:value-type="float" office:value="24.4431152533632" calcext:value-type="float">
            <text:p>24.443115253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196.17885451314" calcext:value-type="float">
            <text:p>-2196.1788545132</text:p>
          </table:table-cell>
          <table:table-cell office:value-type="float" office:value="17.0781963142108" calcext:value-type="float">
            <text:p>17.07819631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62.97816351242" calcext:value-type="float">
            <text:p>-1762.9781635124</text:p>
          </table:table-cell>
          <table:table-cell office:value-type="float" office:value="6.92555482694723" calcext:value-type="float">
            <text:p>6.925554826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199.17234311234" calcext:value-type="float">
            <text:p>-2199.1723431124</text:p>
          </table:table-cell>
          <table:table-cell office:value-type="float" office:value="27.4365860572224" calcext:value-type="float">
            <text:p>27.4365860572</text:p>
          </table:table-cell>
          <table:table-cell office:value-type="float" office:value="1.3" calcext:value-type="float">
            <text:p>1.3</text:p>
          </table:table-cell>
          <table:table-cell table:number-columns-repeated="3"/>
        </table:table-row>
        <table:table-row table:style-name="ro1">
          <table:table-cell office:value-type="float" office:value="-1398.78484200544" calcext:value-type="float">
            <text:p>-1398.7848420054</text:p>
          </table:table-cell>
          <table:table-cell office:value-type="float" office:value="21.3593806307078" calcext:value-type="float">
            <text:p>21.35938063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308.44010132605" calcext:value-type="float">
            <text:p>-1308.4401013261</text:p>
          </table:table-cell>
          <table:table-cell office:value-type="float" office:value="25.9856973972424" calcext:value-type="float">
            <text:p>25.98569739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219.13786775955" calcext:value-type="float">
            <text:p>-2219.1378677596</text:p>
          </table:table-cell>
          <table:table-cell office:value-type="float" office:value="27.8247757251398" calcext:value-type="float">
            <text:p>27.824775725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212.25239196626" calcext:value-type="float">
            <text:p>-2212.2523919663</text:p>
          </table:table-cell>
          <table:table-cell office:value-type="float" office:value="21.2070426741546" calcext:value-type="float">
            <text:p>21.20704267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019.49268705145" calcext:value-type="float">
            <text:p>-2019.4926870515</text:p>
          </table:table-cell>
          <table:table-cell office:value-type="float" office:value="15.6792502582669" calcext:value-type="float">
            <text:p>15.679250258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859.16298386507" calcext:value-type="float">
            <text:p>-1859.1629838651</text:p>
          </table:table-cell>
          <table:table-cell office:value-type="float" office:value="17.5465463690309" calcext:value-type="float">
            <text:p>17.54654636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376.70157418817" calcext:value-type="float">
            <text:p>-2376.7015741882</text:p>
          </table:table-cell>
          <table:table-cell office:value-type="float" office:value="20.1760366754723" calcext:value-type="float">
            <text:p>20.176036675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66.09341407185" calcext:value-type="float">
            <text:p>-1166.0934140719</text:p>
          </table:table-cell>
          <table:table-cell office:value-type="float" office:value="3.14996442089961" calcext:value-type="float">
            <text:p>3.149964420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21.664369165573" calcext:value-type="float">
            <text:p>-521.6643691656</text:p>
          </table:table-cell>
          <table:table-cell office:value-type="float" office:value="22.401194766037" calcext:value-type="float">
            <text:p>22.40119476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432.68615509897" calcext:value-type="float">
            <text:p>-1432.686155099</text:p>
          </table:table-cell>
          <table:table-cell office:value-type="float" office:value="8.77171887870667" calcext:value-type="float">
            <text:p>8.771718878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627.880620232626" calcext:value-type="float">
            <text:p>-627.8806202326</text:p>
          </table:table-cell>
          <table:table-cell office:value-type="float" office:value="2.20349115431432" calcext:value-type="float">
            <text:p>2.203491154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65.28395905158" calcext:value-type="float">
            <text:p>-1565.2839590516</text:p>
          </table:table-cell>
          <table:table-cell office:value-type="float" office:value="15.0417173625567" calcext:value-type="float">
            <text:p>15.041717362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409.54648722756" calcext:value-type="float">
            <text:p>-1409.5464872276</text:p>
          </table:table-cell>
          <table:table-cell office:value-type="float" office:value="16.7389818779847" calcext:value-type="float">
            <text:p>16.738981878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353.88075287402" calcext:value-type="float">
            <text:p>-1353.880752874</text:p>
          </table:table-cell>
          <table:table-cell office:value-type="float" office:value="29.2687588667493" calcext:value-type="float">
            <text:p>29.268758866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782.88184517923" calcext:value-type="float">
            <text:p>-1782.8818451792</text:p>
          </table:table-cell>
          <table:table-cell office:value-type="float" office:value="18.3360775920116" calcext:value-type="float">
            <text:p>18.33607759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397.66228577729" calcext:value-type="float">
            <text:p>-1397.6622857773</text:p>
          </table:table-cell>
          <table:table-cell office:value-type="float" office:value="15.4339381970956" calcext:value-type="float">
            <text:p>15.433938197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68.21068290587" calcext:value-type="float">
            <text:p>-1768.2106829059</text:p>
          </table:table-cell>
          <table:table-cell office:value-type="float" office:value="10.1745380576647" calcext:value-type="float">
            <text:p>10.174538057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40.025732268419" calcext:value-type="float">
            <text:p>-840.0257322684</text:p>
          </table:table-cell>
          <table:table-cell office:value-type="float" office:value="12.0172422375068" calcext:value-type="float">
            <text:p>12.0172422375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640.904260915445" calcext:value-type="float">
            <text:p>-640.9042609154</text:p>
          </table:table-cell>
          <table:table-cell office:value-type="float" office:value="8.31468159430762" calcext:value-type="float">
            <text:p>8.314681594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349.4908170521" calcext:value-type="float">
            <text:p>-1349.4908170521</text:p>
          </table:table-cell>
          <table:table-cell office:value-type="float" office:value="20.5384108051167" calcext:value-type="float">
            <text:p>20.538410805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947.957380215596" calcext:value-type="float">
            <text:p>-947.9573802156</text:p>
          </table:table-cell>
          <table:table-cell office:value-type="float" office:value="19.4434891425581" calcext:value-type="float">
            <text:p>19.44348914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264.92951348751" calcext:value-type="float">
            <text:p>-1264.9295134875</text:p>
          </table:table-cell>
          <table:table-cell office:value-type="float" office:value="11.7744026288233" calcext:value-type="float">
            <text:p>11.774402628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565.61055842996" calcext:value-type="float">
            <text:p>-1565.61055843</text:p>
          </table:table-cell>
          <table:table-cell office:value-type="float" office:value="5.66071285689272" calcext:value-type="float">
            <text:p>5.660712856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527.652329226439" calcext:value-type="float">
            <text:p>-527.6523292264</text:p>
          </table:table-cell>
          <table:table-cell office:value-type="float" office:value="22.3335029936383" calcext:value-type="float">
            <text:p>22.3335029936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705.0081727717" calcext:value-type="float">
            <text:p>-1705.0081727717</text:p>
          </table:table-cell>
          <table:table-cell office:value-type="float" office:value="18.9677063969704" calcext:value-type="float">
            <text:p>18.96770639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870.83065412223" calcext:value-type="float">
            <text:p>-1870.8306541222</text:p>
          </table:table-cell>
          <table:table-cell office:value-type="float" office:value="3.95351325726952" calcext:value-type="float">
            <text:p>3.953513257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953.25535607611" calcext:value-type="float">
            <text:p>-1953.2553560761</text:p>
          </table:table-cell>
          <table:table-cell office:value-type="float" office:value="4.35233925985289" calcext:value-type="float">
            <text:p>4.352339259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43.504660659577" calcext:value-type="float">
            <text:p>-943.5046606596</text:p>
          </table:table-cell>
          <table:table-cell office:value-type="float" office:value="17.5975660612863" calcext:value-type="float">
            <text:p>17.597566061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164.25573488956" calcext:value-type="float">
            <text:p>-2164.2557348896</text:p>
          </table:table-cell>
          <table:table-cell office:value-type="float" office:value="17.3739353557955" calcext:value-type="float">
            <text:p>17.373935355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70.055732555193" calcext:value-type="float">
            <text:p>-870.0557325552</text:p>
          </table:table-cell>
          <table:table-cell office:value-type="float" office:value="19.0248464733063" calcext:value-type="float">
            <text:p>19.024846473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71.805436675263" calcext:value-type="float">
            <text:p>-571.8054366753</text:p>
          </table:table-cell>
          <table:table-cell office:value-type="float" office:value="23.0166515523593" calcext:value-type="float">
            <text:p>23.016651552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703.123797955931" calcext:value-type="float">
            <text:p>-703.1237979559</text:p>
          </table:table-cell>
          <table:table-cell office:value-type="float" office:value="14.8903945715159" calcext:value-type="float">
            <text:p>14.8903945715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277.39673014566" calcext:value-type="float">
            <text:p>-2277.3967301457</text:p>
          </table:table-cell>
          <table:table-cell office:value-type="float" office:value="1.00815868234853" calcext:value-type="float">
            <text:p>1.008158682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086.18552297634" calcext:value-type="float">
            <text:p>-1086.1855229764</text:p>
          </table:table-cell>
          <table:table-cell office:value-type="float" office:value="12.0368821521579" calcext:value-type="float">
            <text:p>12.036882152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14.72739314395" calcext:value-type="float">
            <text:p>-2014.727393144</text:p>
          </table:table-cell>
          <table:table-cell office:value-type="float" office:value="19.7600972651312" calcext:value-type="float">
            <text:p>19.7600972651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2173.98858115738" calcext:value-type="float">
            <text:p>-2173.9885811574</text:p>
          </table:table-cell>
          <table:table-cell office:value-type="float" office:value="26.8425593757695" calcext:value-type="float">
            <text:p>26.842559375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865.75719311449" calcext:value-type="float">
            <text:p>-1865.7571931145</text:p>
          </table:table-cell>
          <table:table-cell office:value-type="float" office:value="13.1890477505532" calcext:value-type="float">
            <text:p>13.189047750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05.11192082275" calcext:value-type="float">
            <text:p>-1405.1119208228</text:p>
          </table:table-cell>
          <table:table-cell office:value-type="float" office:value="12.9404770696612" calcext:value-type="float">
            <text:p>12.940477069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645.181011777761" calcext:value-type="float">
            <text:p>-645.1810117778</text:p>
          </table:table-cell>
          <table:table-cell office:value-type="float" office:value="22.4404814722079" calcext:value-type="float">
            <text:p>22.440481472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05.060400753931" calcext:value-type="float">
            <text:p>-705.0604007539</text:p>
          </table:table-cell>
          <table:table-cell office:value-type="float" office:value="28.4130844907253" calcext:value-type="float">
            <text:p>28.4130844907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759.33267601033" calcext:value-type="float">
            <text:p>-1759.3326760103</text:p>
          </table:table-cell>
          <table:table-cell office:value-type="float" office:value="3.06951666770179" calcext:value-type="float">
            <text:p>3.069516667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323.19819624052" calcext:value-type="float">
            <text:p>-2323.1981962405</text:p>
          </table:table-cell>
          <table:table-cell office:value-type="float" office:value="27.8399736825067" calcext:value-type="float">
            <text:p>27.839973682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087.83105609609" calcext:value-type="float">
            <text:p>-1087.8310560961</text:p>
          </table:table-cell>
          <table:table-cell office:value-type="float" office:value="25.7331961989821" calcext:value-type="float">
            <text:p>25.73319619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178.88375639435" calcext:value-type="float">
            <text:p>-1178.8837563944</text:p>
          </table:table-cell>
          <table:table-cell office:value-type="float" office:value="28.1369012221945" calcext:value-type="float">
            <text:p>28.136901222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10.47055445763" calcext:value-type="float">
            <text:p>-1410.4705544576</text:p>
          </table:table-cell>
          <table:table-cell office:value-type="float" office:value="14.8148384414602" calcext:value-type="float">
            <text:p>14.81483844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709.1806177343" calcext:value-type="float">
            <text:p>-709.1806177343</text:p>
          </table:table-cell>
          <table:table-cell office:value-type="float" office:value="28.0859743752918" calcext:value-type="float">
            <text:p>28.085974375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32.32927899367" calcext:value-type="float">
            <text:p>-1832.3292789937</text:p>
          </table:table-cell>
          <table:table-cell office:value-type="float" office:value="21.2905881319198" calcext:value-type="float">
            <text:p>21.29058813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65.43145815811" calcext:value-type="float">
            <text:p>-1465.4314581581</text:p>
          </table:table-cell>
          <table:table-cell office:value-type="float" office:value="20.7047484392799" calcext:value-type="float">
            <text:p>20.7047484393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168.92430665229" calcext:value-type="float">
            <text:p>-1168.9243066523</text:p>
          </table:table-cell>
          <table:table-cell office:value-type="float" office:value="3.5500567938029" calcext:value-type="float">
            <text:p>3.550056793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117.29631008693" calcext:value-type="float">
            <text:p>-1117.2963100869</text:p>
          </table:table-cell>
          <table:table-cell office:value-type="float" office:value="22.3780269943324" calcext:value-type="float">
            <text:p>22.378026994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101.03963209461" calcext:value-type="float">
            <text:p>-1101.0396320946</text:p>
          </table:table-cell>
          <table:table-cell office:value-type="float" office:value="12.0718223140979" calcext:value-type="float">
            <text:p>12.07182231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643.970200146015" calcext:value-type="float">
            <text:p>-643.970200146</text:p>
          </table:table-cell>
          <table:table-cell office:value-type="float" office:value="21.2993102622243" calcext:value-type="float">
            <text:p>21.299310262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915.53456140168" calcext:value-type="float">
            <text:p>-1915.5345614017</text:p>
          </table:table-cell>
          <table:table-cell office:value-type="float" office:value="9.64815771628281" calcext:value-type="float">
            <text:p>9.648157716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434.07656315674" calcext:value-type="float">
            <text:p>-2434.0765631567</text:p>
          </table:table-cell>
          <table:table-cell office:value-type="float" office:value="21.7602252079539" calcext:value-type="float">
            <text:p>21.760225208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430.10436488572" calcext:value-type="float">
            <text:p>-1430.1043648857</text:p>
          </table:table-cell>
          <table:table-cell office:value-type="float" office:value="19.705779975717" calcext:value-type="float">
            <text:p>19.7057799757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047.35523356452" calcext:value-type="float">
            <text:p>-1047.3552335645</text:p>
          </table:table-cell>
          <table:table-cell office:value-type="float" office:value="25.0300124155841" calcext:value-type="float">
            <text:p>25.030012415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10.42238239145" calcext:value-type="float">
            <text:p>-1010.4223823915</text:p>
          </table:table-cell>
          <table:table-cell office:value-type="float" office:value="7.52935633554672" calcext:value-type="float">
            <text:p>7.5293563355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892.080161327252" calcext:value-type="float">
            <text:p>-892.0801613273</text:p>
          </table:table-cell>
          <table:table-cell office:value-type="float" office:value="0.53757972387782" calcext:value-type="float">
            <text:p>0.537579723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58.052278518679" calcext:value-type="float">
            <text:p>-958.0522785187</text:p>
          </table:table-cell>
          <table:table-cell office:value-type="float" office:value="6.61404469283902" calcext:value-type="float">
            <text:p>6.614044692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02.66757588337" calcext:value-type="float">
            <text:p>-1602.6675758834</text:p>
          </table:table-cell>
          <table:table-cell office:value-type="float" office:value="28.5208496284308" calcext:value-type="float">
            <text:p>28.5208496284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239.47724522481" calcext:value-type="float">
            <text:p>-1239.4772452248</text:p>
          </table:table-cell>
          <table:table-cell office:value-type="float" office:value="3.65710734371696" calcext:value-type="float">
            <text:p>3.6571073437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978.525445441531" calcext:value-type="float">
            <text:p>-978.5254454415</text:p>
          </table:table-cell>
          <table:table-cell office:value-type="float" office:value="26.0866180819767" calcext:value-type="float">
            <text:p>26.08661808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943.334629290444" calcext:value-type="float">
            <text:p>-943.3346292904</text:p>
          </table:table-cell>
          <table:table-cell office:value-type="float" office:value="15.9583566637928" calcext:value-type="float">
            <text:p>15.958356663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25.50766368413" calcext:value-type="float">
            <text:p>-725.5076636841</text:p>
          </table:table-cell>
          <table:table-cell office:value-type="float" office:value="14.9790552742091" calcext:value-type="float">
            <text:p>14.97905527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03.05252773971" calcext:value-type="float">
            <text:p>-2103.0525277397</text:p>
          </table:table-cell>
          <table:table-cell office:value-type="float" office:value="16.6008306090434" calcext:value-type="float">
            <text:p>16.60083060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854.68509223904" calcext:value-type="float">
            <text:p>-1854.685092239</text:p>
          </table:table-cell>
          <table:table-cell office:value-type="float" office:value="12.6034904670964" calcext:value-type="float">
            <text:p>12.603490467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526.954169824461" calcext:value-type="float">
            <text:p>-526.9541698245</text:p>
          </table:table-cell>
          <table:table-cell office:value-type="float" office:value="13.8447057236575" calcext:value-type="float">
            <text:p>13.844705723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09.04388040466" calcext:value-type="float">
            <text:p>-2409.0438804047</text:p>
          </table:table-cell>
          <table:table-cell office:value-type="float" office:value="17.6678853132303" calcext:value-type="float">
            <text:p>17.667885313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930.12872288836" calcext:value-type="float">
            <text:p>-1930.1287228884</text:p>
          </table:table-cell>
          <table:table-cell office:value-type="float" office:value="27.2711387158963" calcext:value-type="float">
            <text:p>27.2711387159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965.03374709495" calcext:value-type="float">
            <text:p>-1965.033747095</text:p>
          </table:table-cell>
          <table:table-cell office:value-type="float" office:value="0.965582881355882" calcext:value-type="float">
            <text:p>0.965582881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858.90671692106" calcext:value-type="float">
            <text:p>-1858.9067169211</text:p>
          </table:table-cell>
          <table:table-cell office:value-type="float" office:value="9.99054524441002" calcext:value-type="float">
            <text:p>9.990545244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99.27781830625" calcext:value-type="float">
            <text:p>-1099.2778183063</text:p>
          </table:table-cell>
          <table:table-cell office:value-type="float" office:value="23.6319587713084" calcext:value-type="float">
            <text:p>23.631958771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330.69824697906" calcext:value-type="float">
            <text:p>-1330.6982469791</text:p>
          </table:table-cell>
          <table:table-cell office:value-type="float" office:value="7.5002073747525" calcext:value-type="float">
            <text:p>7.500207374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32.36285042971" calcext:value-type="float">
            <text:p>-1132.3628504297</text:p>
          </table:table-cell>
          <table:table-cell office:value-type="float" office:value="14.8649603105395" calcext:value-type="float">
            <text:p>14.864960310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410.41705055908" calcext:value-type="float">
            <text:p>-2410.4170505591</text:p>
          </table:table-cell>
          <table:table-cell office:value-type="float" office:value="9.9095469929845" calcext:value-type="float">
            <text:p>9.90954699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768.33043671753" calcext:value-type="float">
            <text:p>-1768.3304367175</text:p>
          </table:table-cell>
          <table:table-cell office:value-type="float" office:value="26.6582668628647" calcext:value-type="float">
            <text:p>26.65826686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223.66425162339" calcext:value-type="float">
            <text:p>-1223.6642516234</text:p>
          </table:table-cell>
          <table:table-cell office:value-type="float" office:value="16.9633397635436" calcext:value-type="float">
            <text:p>16.963339763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591.26826413907" calcext:value-type="float">
            <text:p>-591.2682641391</text:p>
          </table:table-cell>
          <table:table-cell office:value-type="float" office:value="24.0347662651703" calcext:value-type="float">
            <text:p>24.034766265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615.82509655881" calcext:value-type="float">
            <text:p>-1615.8250965588</text:p>
          </table:table-cell>
          <table:table-cell office:value-type="float" office:value="12.5109988540478" calcext:value-type="float">
            <text:p>12.510998854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935.05942665725" calcext:value-type="float">
            <text:p>-1935.0594266573</text:p>
          </table:table-cell>
          <table:table-cell office:value-type="float" office:value="26.6534860991978" calcext:value-type="float">
            <text:p>26.653486099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620.29703478915" calcext:value-type="float">
            <text:p>-1620.2970347892</text:p>
          </table:table-cell>
          <table:table-cell office:value-type="float" office:value="29.4599286414913" calcext:value-type="float">
            <text:p>29.4599286415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849.349183146514" calcext:value-type="float">
            <text:p>-849.3491831465</text:p>
          </table:table-cell>
          <table:table-cell office:value-type="float" office:value="1.72705842358341" calcext:value-type="float">
            <text:p>1.727058423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615.566825746138" calcext:value-type="float">
            <text:p>-615.5668257461</text:p>
          </table:table-cell>
          <table:table-cell office:value-type="float" office:value="11.1200830138144" calcext:value-type="float">
            <text:p>11.120083013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710.20970314345" calcext:value-type="float">
            <text:p>-1710.2097031435</text:p>
          </table:table-cell>
          <table:table-cell office:value-type="float" office:value="28.4003143717875" calcext:value-type="float">
            <text:p>28.400314371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830.11078075727" calcext:value-type="float">
            <text:p>-1830.1107807573</text:p>
          </table:table-cell>
          <table:table-cell office:value-type="float" office:value="29.1089906134974" calcext:value-type="float">
            <text:p>29.108990613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033.07888526008" calcext:value-type="float">
            <text:p>-1033.0788852601</text:p>
          </table:table-cell>
          <table:table-cell office:value-type="float" office:value="24.6267993496315" calcext:value-type="float">
            <text:p>24.626799349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665.932958946536" calcext:value-type="float">
            <text:p>-665.9329589465</text:p>
          </table:table-cell>
          <table:table-cell office:value-type="float" office:value="18.2166967771991" calcext:value-type="float">
            <text:p>18.216696777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735.854222190461" calcext:value-type="float">
            <text:p>-735.8542221905</text:p>
          </table:table-cell>
          <table:table-cell office:value-type="float" office:value="23.1896859389026" calcext:value-type="float">
            <text:p>23.189685938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72.21631282255" calcext:value-type="float">
            <text:p>-2172.2163128226</text:p>
          </table:table-cell>
          <table:table-cell office:value-type="float" office:value="3.48718226675194" calcext:value-type="float">
            <text:p>3.487182266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469.78675230946" calcext:value-type="float">
            <text:p>-1469.7867523095</text:p>
          </table:table-cell>
          <table:table-cell office:value-type="float" office:value="9.75767178862147" calcext:value-type="float">
            <text:p>9.757671788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729.37097056413" calcext:value-type="float">
            <text:p>-1729.3709705641</text:p>
          </table:table-cell>
          <table:table-cell office:value-type="float" office:value="3.31411458343899" calcext:value-type="float">
            <text:p>3.314114583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65.2954359373" calcext:value-type="float">
            <text:p>-1365.2954359373</text:p>
          </table:table-cell>
          <table:table-cell office:value-type="float" office:value="23.768926404367" calcext:value-type="float">
            <text:p>23.768926404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159.50000185158" calcext:value-type="float">
            <text:p>-2159.5000018516</text:p>
          </table:table-cell>
          <table:table-cell office:value-type="float" office:value="27.3791304485893" calcext:value-type="float">
            <text:p>27.3791304486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405.33868745975" calcext:value-type="float">
            <text:p>-2405.3386874598</text:p>
          </table:table-cell>
          <table:table-cell office:value-type="float" office:value="26.8450556804269" calcext:value-type="float">
            <text:p>26.8450556804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228.07983520888" calcext:value-type="float">
            <text:p>-1228.0798352089</text:p>
          </table:table-cell>
          <table:table-cell office:value-type="float" office:value="10.2345290779518" calcext:value-type="float">
            <text:p>10.23452907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666.091289174033" calcext:value-type="float">
            <text:p>-666.091289174</text:p>
          </table:table-cell>
          <table:table-cell office:value-type="float" office:value="8.57315443477947" calcext:value-type="float">
            <text:p>8.573154434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2238.75068296517" calcext:value-type="float">
            <text:p>-2238.7506829652</text:p>
          </table:table-cell>
          <table:table-cell office:value-type="float" office:value="14.4385322646262" calcext:value-type="float">
            <text:p>14.438532264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11.73199408471" calcext:value-type="float">
            <text:p>-1511.7319940847</text:p>
          </table:table-cell>
          <table:table-cell office:value-type="float" office:value="4.97864216023989" calcext:value-type="float">
            <text:p>4.978642160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665.45008555759" calcext:value-type="float">
            <text:p>-1665.4500855576</text:p>
          </table:table-cell>
          <table:table-cell office:value-type="float" office:value="27.5459110681211" calcext:value-type="float">
            <text:p>27.545911068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778.83027389058" calcext:value-type="float">
            <text:p>-1778.8302738906</text:p>
          </table:table-cell>
          <table:table-cell office:value-type="float" office:value="27.9841615759235" calcext:value-type="float">
            <text:p>27.9841615759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493.72043859425" calcext:value-type="float">
            <text:p>-2493.7204385943</text:p>
          </table:table-cell>
          <table:table-cell office:value-type="float" office:value="16.9633160027681" calcext:value-type="float">
            <text:p>16.963316002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78.2987592431" calcext:value-type="float">
            <text:p>-1678.2987592431</text:p>
          </table:table-cell>
          <table:table-cell office:value-type="float" office:value="3.21138766336742" calcext:value-type="float">
            <text:p>3.211387663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16.26962235889" calcext:value-type="float">
            <text:p>-1016.2696223589</text:p>
          </table:table-cell>
          <table:table-cell office:value-type="float" office:value="7.02914311013448" calcext:value-type="float">
            <text:p>7.029143110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841.713441040888" calcext:value-type="float">
            <text:p>-841.7134410409</text:p>
          </table:table-cell>
          <table:table-cell office:value-type="float" office:value="29.6912391723225" calcext:value-type="float">
            <text:p>29.6912391723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851.45578846802" calcext:value-type="float">
            <text:p>-1851.455788468</text:p>
          </table:table-cell>
          <table:table-cell office:value-type="float" office:value="26.2684306566952" calcext:value-type="float">
            <text:p>26.2684306567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098.12450183059" calcext:value-type="float">
            <text:p>-2098.1245018306</text:p>
          </table:table-cell>
          <table:table-cell office:value-type="float" office:value="3.35225387999936" calcext:value-type="float">
            <text:p>3.3522538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647.578166661574" calcext:value-type="float">
            <text:p>-647.5781666616</text:p>
          </table:table-cell>
          <table:table-cell office:value-type="float" office:value="22.3833043805747" calcext:value-type="float">
            <text:p>22.383304380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320.16387265637" calcext:value-type="float">
            <text:p>-1320.1638726564</text:p>
          </table:table-cell>
          <table:table-cell office:value-type="float" office:value="28.1471353400052" calcext:value-type="float">
            <text:p>28.1471353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27.72903070931" calcext:value-type="float">
            <text:p>-1127.7290307093</text:p>
          </table:table-cell>
          <table:table-cell office:value-type="float" office:value="0.712622868014358" calcext:value-type="float">
            <text:p>0.712622868</text:p>
          </table:table-cell>
          <table:table-cell office:value-type="float" office:value="0.5" calcext:value-type="float">
            <text:p>0.5</text:p>
          </table:table-cell>
          <table:table-cell table:number-columns-repeated="3"/>
        </table:table-row>
        <table:table-row table:style-name="ro1">
          <table:table-cell office:value-type="float" office:value="-1290.77565884759" calcext:value-type="float">
            <text:p>-1290.7756588476</text:p>
          </table:table-cell>
          <table:table-cell office:value-type="float" office:value="18.8927559890877" calcext:value-type="float">
            <text:p>18.892755989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2292.80660578599" calcext:value-type="float">
            <text:p>-2292.806605786</text:p>
          </table:table-cell>
          <table:table-cell office:value-type="float" office:value="27.4940844621869" calcext:value-type="float">
            <text:p>27.4940844622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730.35338167856" calcext:value-type="float">
            <text:p>-1730.3533816786</text:p>
          </table:table-cell>
          <table:table-cell office:value-type="float" office:value="5.29451259536213" calcext:value-type="float">
            <text:p>5.2945125954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788.84816810347" calcext:value-type="float">
            <text:p>-1788.8481681035</text:p>
          </table:table-cell>
          <table:table-cell office:value-type="float" office:value="21.2901681540926" calcext:value-type="float">
            <text:p>21.2901681541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1480.67707810983" calcext:value-type="float">
            <text:p>-1480.6770781098</text:p>
          </table:table-cell>
          <table:table-cell office:value-type="float" office:value="11.8486595061682" calcext:value-type="float">
            <text:p>11.8486595062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904.937876974508" calcext:value-type="float">
            <text:p>-904.9378769745</text:p>
          </table:table-cell>
          <table:table-cell office:value-type="float" office:value="12.8043483499135" calcext:value-type="float">
            <text:p>12.8043483499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008.16884350866" calcext:value-type="float">
            <text:p>-1008.1688435087</text:p>
          </table:table-cell>
          <table:table-cell office:value-type="float" office:value="18.6708455266233" calcext:value-type="float">
            <text:p>18.670845526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155.42299828428" calcext:value-type="float">
            <text:p>-1155.4229982843</text:p>
          </table:table-cell>
          <table:table-cell office:value-type="float" office:value="22.7770180623089" calcext:value-type="float">
            <text:p>22.777018062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588.376482737615" calcext:value-type="float">
            <text:p>-588.3764827376</text:p>
          </table:table-cell>
          <table:table-cell office:value-type="float" office:value="0.299783396212134" calcext:value-type="float">
            <text:p>0.299783396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885.096328247577" calcext:value-type="float">
            <text:p>-885.0963282476</text:p>
          </table:table-cell>
          <table:table-cell office:value-type="float" office:value="12.1472807628385" calcext:value-type="float">
            <text:p>12.147280762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739.641211874303" calcext:value-type="float">
            <text:p>-739.6412118743</text:p>
          </table:table-cell>
          <table:table-cell office:value-type="float" office:value="18.8287466926929" calcext:value-type="float">
            <text:p>18.828746692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103.12933375856" calcext:value-type="float">
            <text:p>-2103.1293337586</text:p>
          </table:table-cell>
          <table:table-cell office:value-type="float" office:value="4.74260965382659" calcext:value-type="float">
            <text:p>4.7426096538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13.02428542654" calcext:value-type="float">
            <text:p>-1613.0242854266</text:p>
          </table:table-cell>
          <table:table-cell office:value-type="float" office:value="27.9482155366694" calcext:value-type="float">
            <text:p>27.948215536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420.06964591482" calcext:value-type="float">
            <text:p>-1420.0696459148</text:p>
          </table:table-cell>
          <table:table-cell office:value-type="float" office:value="11.1805877347995" calcext:value-type="float">
            <text:p>11.1805877348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922.773044658642" calcext:value-type="float">
            <text:p>-922.7730446586</text:p>
          </table:table-cell>
          <table:table-cell office:value-type="float" office:value="7.32653089566388" calcext:value-type="float">
            <text:p>7.3265308957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447.45206911701" calcext:value-type="float">
            <text:p>-2447.452069117</text:p>
          </table:table-cell>
          <table:table-cell office:value-type="float" office:value="10.1440905087226" calcext:value-type="float">
            <text:p>10.144090508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807.50364298331" calcext:value-type="float">
            <text:p>-1807.5036429833</text:p>
          </table:table-cell>
          <table:table-cell office:value-type="float" office:value="13.2249437116706" calcext:value-type="float">
            <text:p>13.224943711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882.34786458249" calcext:value-type="float">
            <text:p>-1882.3478645825</text:p>
          </table:table-cell>
          <table:table-cell office:value-type="float" office:value="28.9630348031751" calcext:value-type="float">
            <text:p>28.9630348032</text:p>
          </table:table-cell>
          <table:table-cell office:value-type="float" office:value="1.1" calcext:value-type="float">
            <text:p>1.1</text:p>
          </table:table-cell>
          <table:table-cell table:number-columns-repeated="3"/>
        </table:table-row>
        <table:table-row table:style-name="ro1">
          <table:table-cell office:value-type="float" office:value="-891.972665701749" calcext:value-type="float">
            <text:p>-891.9726657017</text:p>
          </table:table-cell>
          <table:table-cell office:value-type="float" office:value="5.12273004306855" calcext:value-type="float">
            <text:p>5.1227300431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2071.22303807142" calcext:value-type="float">
            <text:p>-2071.2230380714</text:p>
          </table:table-cell>
          <table:table-cell office:value-type="float" office:value="17.5064524789405" calcext:value-type="float">
            <text:p>17.506452478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755.67733413442" calcext:value-type="float">
            <text:p>-1755.6773341344</text:p>
          </table:table-cell>
          <table:table-cell office:value-type="float" office:value="6.41754992786061" calcext:value-type="float">
            <text:p>6.4175499279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981.517688643692" calcext:value-type="float">
            <text:p>-981.5176886437</text:p>
          </table:table-cell>
          <table:table-cell office:value-type="float" office:value="10.4267602340307" calcext:value-type="float">
            <text:p>10.42676023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314.83900753437" calcext:value-type="float">
            <text:p>-1314.8390075344</text:p>
          </table:table-cell>
          <table:table-cell office:value-type="float" office:value="23.7763120274831" calcext:value-type="float">
            <text:p>23.776312027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000.39308192848" calcext:value-type="float">
            <text:p>-1000.3930819285</text:p>
          </table:table-cell>
          <table:table-cell office:value-type="float" office:value="18.7778682870483" calcext:value-type="float">
            <text:p>18.777868287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750.704692524198" calcext:value-type="float">
            <text:p>-750.7046925242</text:p>
          </table:table-cell>
          <table:table-cell office:value-type="float" office:value="18.6890760534047" calcext:value-type="float">
            <text:p>18.689076053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89.12150348964" calcext:value-type="float">
            <text:p>-1589.1215034897</text:p>
          </table:table-cell>
          <table:table-cell office:value-type="float" office:value="26.0196417435541" calcext:value-type="float">
            <text:p>26.019641743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162.04037249881" calcext:value-type="float">
            <text:p>-1162.0403724988</text:p>
          </table:table-cell>
          <table:table-cell office:value-type="float" office:value="5.21701149659604" calcext:value-type="float">
            <text:p>5.2170114966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396.68569029498" calcext:value-type="float">
            <text:p>-2396.685690295</text:p>
          </table:table-cell>
          <table:table-cell office:value-type="float" office:value="27.1479766124541" calcext:value-type="float">
            <text:p>27.1479766125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525.65141510789" calcext:value-type="float">
            <text:p>-1525.6514151079</text:p>
          </table:table-cell>
          <table:table-cell office:value-type="float" office:value="9.40209244364433" calcext:value-type="float">
            <text:p>9.402092443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625.0505461783" calcext:value-type="float">
            <text:p>-1625.0505461783</text:p>
          </table:table-cell>
          <table:table-cell office:value-type="float" office:value="3.19657988723634" calcext:value-type="float">
            <text:p>3.1965798872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201.11431407007" calcext:value-type="float">
            <text:p>-2201.1143140701</text:p>
          </table:table-cell>
          <table:table-cell office:value-type="float" office:value="9.77823686602061" calcext:value-type="float">
            <text:p>9.778236866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831.07489130708" calcext:value-type="float">
            <text:p>-1831.0748913071</text:p>
          </table:table-cell>
          <table:table-cell office:value-type="float" office:value="2.01456735982621" calcext:value-type="float">
            <text:p>2.014567359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580.72065042347" calcext:value-type="float">
            <text:p>-1580.7206504235</text:p>
          </table:table-cell>
          <table:table-cell office:value-type="float" office:value="21.2090555610628" calcext:value-type="float">
            <text:p>21.2090555611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2051.97962487145" calcext:value-type="float">
            <text:p>-2051.9796248715</text:p>
          </table:table-cell>
          <table:table-cell office:value-type="float" office:value="0.351639291606574" calcext:value-type="float">
            <text:p>0.3516392916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455.58891986001" calcext:value-type="float">
            <text:p>-2455.58891986</text:p>
          </table:table-cell>
          <table:table-cell office:value-type="float" office:value="9.18200458976816" calcext:value-type="float">
            <text:p>9.1820045898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1149.88433548346" calcext:value-type="float">
            <text:p>-1149.8843354835</text:p>
          </table:table-cell>
          <table:table-cell office:value-type="float" office:value="15.0265436289299" calcext:value-type="float">
            <text:p>15.0265436289</text:p>
          </table:table-cell>
          <table:table-cell office:value-type="float" office:value="1.2" calcext:value-type="float">
            <text:p>1.2</text:p>
          </table:table-cell>
          <table:table-cell table:number-columns-repeated="3"/>
        </table:table-row>
        <table:table-row table:style-name="ro1">
          <table:table-cell office:value-type="float" office:value="-1622.85157603213" calcext:value-type="float">
            <text:p>-1622.8515760321</text:p>
          </table:table-cell>
          <table:table-cell office:value-type="float" office:value="17.3896135390091" calcext:value-type="float">
            <text:p>17.389613539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2334.9998432261" calcext:value-type="float">
            <text:p>-2334.9998432261</text:p>
          </table:table-cell>
          <table:table-cell office:value-type="float" office:value="7.17779060653701" calcext:value-type="float">
            <text:p>7.1777906065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1142.75049169068" calcext:value-type="float">
            <text:p>-1142.7504916907</text:p>
          </table:table-cell>
          <table:table-cell office:value-type="float" office:value="9.43865483022667" calcext:value-type="float">
            <text:p>9.4386548302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-1987.25503095248" calcext:value-type="float">
            <text:p>-1987.2550309525</text:p>
          </table:table-cell>
          <table:table-cell office:value-type="float" office:value="10.9861368571197" calcext:value-type="float">
            <text:p>10.9861368571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084.3695806218" calcext:value-type="float">
            <text:p>-1084.3695806218</text:p>
          </table:table-cell>
          <table:table-cell office:value-type="float" office:value="0.328460156333131" calcext:value-type="float">
            <text:p>0.328460156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1569.35029640109" calcext:value-type="float">
            <text:p>-1569.3502964011</text:p>
          </table:table-cell>
          <table:table-cell office:value-type="float" office:value="10.5705200602537" calcext:value-type="float">
            <text:p>10.570520060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float" office:value="-2068.28703106651" calcext:value-type="float">
            <text:p>-2068.2870310665</text:p>
          </table:table-cell>
          <table:table-cell office:value-type="float" office:value="9.55814101733082" calcext:value-type="float">
            <text:p>9.5581410173</text:p>
          </table:table-cell>
          <table:table-cell office:value-type="float" office:value="0.7" calcext:value-type="float">
            <text:p>0.7</text:p>
          </table:table-cell>
          <table:table-cell table:number-columns-repeated="3"/>
        </table:table-row>
        <table:table-row table:style-name="ro1">
          <table:table-cell office:value-type="float" office:value="-2167.5901154123" calcext:value-type="float">
            <text:p>-2167.5901154123</text:p>
          </table:table-cell>
          <table:table-cell office:value-type="float" office:value="23.6062373840604" calcext:value-type="float">
            <text:p>23.606237384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-1911.52685084761" calcext:value-type="float">
            <text:p>-1911.5268508476</text:p>
          </table:table-cell>
          <table:table-cell office:value-type="float" office:value="14.1299850442787" calcext:value-type="float">
            <text:p>14.1299850443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float" office:value="-995.081084625114" calcext:value-type="float">
            <text:p>-995.0810846251</text:p>
          </table:table-cell>
          <table:table-cell office:value-type="float" office:value="9.9648609341963" calcext:value-type="float">
            <text:p>9.9648609342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0T12:03:15.681658788</meta:creation-date>
    <dc:date>2015-07-20T15:18:45.284246739</dc:date>
    <meta:editing-duration>PT2H13M36S</meta:editing-duration>
    <meta:editing-cycles>3</meta:editing-cycles>
    <meta:generator>LibreOffice/4.2.8.2$Linux_X86_64 LibreOffice_project/420m0$Build-2</meta:generator>
    <meta:document-statistic meta:table-count="3" meta:cell-count="390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cm" svg:height="9cm" xlink:href=".." xlink:type="simple" chart:class="chart:bar" chart:style-name="ch1">
        <chart:title svg:x="3.81cm" svg:y="0.316cm" chart:style-name="ch2">
          <text:p>SWIMM - Average Timestep Rewards with Random Policies</text:p>
        </chart:title>
        <chart:subtitle svg:x="6.733cm" svg:y="1.301cm" chart:style-name="ch3">
          <text:p>Simple Case - No benefit for burns</text:p>
        </chart:subtitle>
        <chart:plot-area chart:style-name="ch4" table:cell-range-address="Sheet1.E17:Sheet1.E28 Sheet1.H17:Sheet1.H28" chart:data-source-has-labels="column" svg:x="1.402cm" svg:y="2.19cm" svg:width="17.767cm" svg:height="5.649cm">
          <chartooo:coordinate-region svg:x="2.209cm" svg:y="2.39cm" svg:width="16.96cm" svg:height="4.802cm"/>
          <chart:axis chart:dimension="x" chart:name="primary-x" chart:style-name="ch5" chartooo:axis-type="auto">
            <chartooo:date-scale/>
            <chart:title svg:x="8.508cm" svg:y="8.019cm" chart:style-name="ch6">
              <text:p>Average Timestep Value</text:p>
            </chart:title>
            <chart:categories table:cell-range-address="Sheet1.E17:Sheet1.E28"/>
          </chart:axis>
          <chart:axis chart:dimension="y" chart:name="primary-y" chart:style-name="ch7">
            <chart:title svg:x="0.451cm" svg:y="7.519cm" chart:style-name="ch8">
              <text:p>Frequency (out of 1000 pathways)</text:p>
            </chart:title>
            <chart:grid chart:style-name="ch9" chart:class="major"/>
          </chart:axis>
          <chart:series chart:style-name="ch10" chart:values-cell-range-address="Sheet1.H17:Sheet1.H2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&lt;0</text:p>
                <draw:g>
                  <svg:desc>Sheet1.E17:Sheet1.E28</svg:desc>
                </draw:g>
              </table:table-cell>
              <table:table-cell office:value-type="float" office:value="1">
                <text:p>1</text:p>
                <draw:g>
                  <svg:desc>Sheet1.H17:Sheet1.H28</svg:desc>
                </draw:g>
              </table:table-cell>
            </table:table-row>
            <table:table-row>
              <table:table-cell office:value-type="string">
                <text:p>0-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1-0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2-0.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0.3-0.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0.4-0.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0.5-0.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.6-0.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.7-0.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.8-0.9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0.9-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-1.1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6cm" svg:height="9cm" xlink:href=".." xlink:type="simple" chart:class="chart:bar" chart:style-name="ch1">
        <chart:title svg:x="1.627cm" svg:y="0.316cm" chart:style-name="ch2">
          <text:p>SWIMM - Average Timestep Rewards with Random Policies Near the 'Best' Policy</text:p>
        </chart:title>
        <chart:subtitle svg:x="6.733cm" svg:y="1.301cm" chart:style-name="ch3">
          <text:p>Simple Case - No benefit for burns</text:p>
        </chart:subtitle>
        <chart:plot-area chart:style-name="ch4" table:cell-range-address="Sheet2.E17:Sheet2.E28 Sheet2.H17:Sheet2.H28" chart:data-source-has-labels="column" svg:x="1.402cm" svg:y="2.19cm" svg:width="17.767cm" svg:height="5.649cm">
          <chartooo:coordinate-region svg:x="2.209cm" svg:y="2.39cm" svg:width="16.96cm" svg:height="4.802cm"/>
          <chart:axis chart:dimension="x" chart:name="primary-x" chart:style-name="ch5" chartooo:axis-type="auto">
            <chartooo:date-scale/>
            <chart:title svg:x="8.508cm" svg:y="8.019cm" chart:style-name="ch6">
              <text:p>Average Timestep Value</text:p>
            </chart:title>
            <chart:categories table:cell-range-address="Sheet2.E17:Sheet2.E28"/>
          </chart:axis>
          <chart:axis chart:dimension="y" chart:name="primary-y" chart:style-name="ch7">
            <chart:title svg:x="0.451cm" svg:y="7.519cm" chart:style-name="ch8">
              <text:p>Frequency (out of 1000 pathways)</text:p>
            </chart:title>
            <chart:grid chart:style-name="ch9" chart:class="major"/>
          </chart:axis>
          <chart:series chart:style-name="ch10" chart:values-cell-range-address="Sheet2.H17:Sheet2.H28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&lt;0.3</text:p>
                <draw:g>
                  <svg:desc>Sheet2.E17:Sheet2.E28</svg:desc>
                </draw:g>
              </table:table-cell>
              <table:table-cell office:value-type="float" office:value="0">
                <text:p>0</text:p>
                <draw:g>
                  <svg:desc>Sheet2.H17:Sheet2.H28</svg:desc>
                </draw:g>
              </table:table-cell>
            </table:table-row>
            <table:table-row>
              <table:table-cell office:value-type="string">
                <text:p>0.3-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4-0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5-0.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.6-0.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.7-0.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0.8-0.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.9-1.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.0-1.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.1-1.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.2-1.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.3-1.4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3.719cm" svg:y="0.316cm" chart:style-name="ch2">
          <text:p>Constant Value vs Average Timestep Value</text:p>
        </chart:title>
        <chart:plot-area chart:style-name="ch3" table:cell-range-address="Sheet3.A4:Sheet3.A47 Sheet3.C4:Sheet3.C47" chart:data-source-has-labels="row" svg:x="1.33cm" svg:y="1.301cm" svg:width="14.344cm" svg:height="6.543cm">
          <chartooo:coordinate-region svg:x="1.754cm" svg:y="1.5cm" svg:width="13.495cm" svg:height="5.698cm"/>
          <chart:axis chart:dimension="x" chart:name="primary-x" chart:style-name="ch4">
            <chart:title svg:x="7.797cm" svg:y="8.024cm" chart:style-name="ch5">
              <text:p>Constant</text:p>
            </chart:title>
          </chart:axis>
          <chart:axis chart:dimension="y" chart:name="primary-y" chart:style-name="ch4">
            <chart:title svg:x="0.451cm" svg:y="6.349cm" chart:style-name="ch6">
              <text:p>Average Timestep Value</text:p>
            </chart:title>
            <chart:grid chart:style-name="ch7" chart:class="major"/>
          </chart:axis>
          <chart:series chart:style-name="ch8" chart:values-cell-range-address="Sheet3.C5:Sheet3.C47" chart:label-cell-address="Sheet3.C4:Sheet3.C4" chart:class="chart:scatter">
            <chart:domain table:cell-range-address="Sheet3.A5:Sheet3.A47"/>
            <chart:regression-curve chart:style-name="ch9">
              <chart:equation chart:display-equation="true" chart:display-r-square="true" svg:x="2.114cm" svg:y="5.5cm"/>
            </chart:regression-curve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26.9377028813">
                <text:p>-1626.9377028813</text:p>
                <draw:g>
                  <svg:desc>Sheet3.A5:Sheet3.A47</svg:desc>
                </draw:g>
              </table:table-cell>
              <table:table-cell office:value-type="float" office:value="1.1568">
                <text:p>1.1568</text:p>
                <draw:g>
                  <svg:desc>Sheet3.C5:Sheet3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16.63468379589">
                <text:p>-1616.63468379589</text:p>
              </table:table-cell>
              <table:table-cell office:value-type="float" office:value="1.1558">
                <text:p>1.1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76.04690998405">
                <text:p>-1576.0469099840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58.91284685952">
                <text:p>-1558.91284685952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82.27125487018">
                <text:p>-1582.27125487018</text:p>
              </table:table-cell>
              <table:table-cell office:value-type="float" office:value="1.1568">
                <text:p>1.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17.65677218384">
                <text:p>-1617.65677218384</text:p>
              </table:table-cell>
              <table:table-cell office:value-type="float" office:value="1.1584">
                <text:p>1.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12.55140410709">
                <text:p>-1612.55140410709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46.37426217862">
                <text:p>-1546.37426217862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33.41773414101">
                <text:p>-1633.417734141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64.75601910341">
                <text:p>-1564.75601910341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15.97463435257">
                <text:p>-1615.97463435257</text:p>
              </table:table-cell>
              <table:table-cell office:value-type="float" office:value="1.2002">
                <text:p>1.2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85.52352772288">
                <text:p>-1585.52352772288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41.34770849122">
                <text:p>-1541.34770849122</text:p>
              </table:table-cell>
              <table:table-cell office:value-type="float" office:value="1.1868">
                <text:p>1.1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35.45219402023">
                <text:p>-1635.45219402023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45.77834128731">
                <text:p>-1545.77834128731</text:p>
              </table:table-cell>
              <table:table-cell office:value-type="float" office:value="1.1482">
                <text:p>1.1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76.40399176044">
                <text:p>-1576.40399176044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60.24689384873">
                <text:p>-1560.24689384873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86.00348229574">
                <text:p>-1586.00348229574</text:p>
              </table:table-cell>
              <table:table-cell office:value-type="float" office:value="1.1038">
                <text:p>1.1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72.49421677417">
                <text:p>-1572.49421677417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26.38937295222">
                <text:p>-1626.38937295222</text:p>
              </table:table-cell>
              <table:table-cell office:value-type="float" office:value="1.0848">
                <text:p>1.0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80.54092230035">
                <text:p>-1580.54092230035</text:p>
              </table:table-cell>
              <table:table-cell office:value-type="float" office:value="1.1952">
                <text:p>1.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25.14789188072">
                <text:p>-1625.14789188072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2.00413355869">
                <text:p>-1582.00413355869</text:p>
              </table:table-cell>
              <table:table-cell office:value-type="float" office:value="1.1882">
                <text:p>1.1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41.23787374547">
                <text:p>-1541.23787374547</text:p>
              </table:table-cell>
              <table:table-cell office:value-type="float" office:value="1.1748">
                <text:p>1.1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76.18067828806">
                <text:p>-1576.18067828806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92.03883633755">
                <text:p>-1592.03883633755</text:p>
              </table:table-cell>
              <table:table-cell office:value-type="float" office:value="1.1386">
                <text:p>1.1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98.52416664686">
                <text:p>-1598.5241666468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51.95453226186">
                <text:p>-1551.95453226186</text:p>
              </table:table-cell>
              <table:table-cell office:value-type="float" office:value="1.1752">
                <text:p>1.1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03.15400086974">
                <text:p>-1603.15400086974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59.02231175244">
                <text:p>-1559.02231175244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21.36562022537">
                <text:p>-1621.36562022537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47.62330043554">
                <text:p>-1547.62330043554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68.44139041042">
                <text:p>-1568.44139041042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77.64699695454">
                <text:p>-1577.64699695454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01.56369617203">
                <text:p>-1601.56369617203</text:p>
              </table:table-cell>
              <table:table-cell office:value-type="float" office:value="1.1284">
                <text:p>1.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05.91583018652">
                <text:p>-1605.91583018652</text:p>
              </table:table-cell>
              <table:table-cell office:value-type="float" office:value="1.1848">
                <text:p>1.1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18.48926625933">
                <text:p>-1618.48926625933</text:p>
              </table:table-cell>
              <table:table-cell office:value-type="float" office:value="1.0284">
                <text:p>1.0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83.22559264382">
                <text:p>-1583.22559264382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49.95414874714">
                <text:p>-1549.95414874714</text:p>
              </table:table-cell>
              <table:table-cell office:value-type="float" office:value="1.1792">
                <text:p>1.1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28.84300937683">
                <text:p>-1628.84300937683</text:p>
              </table:table-cell>
              <table:table-cell office:value-type="float" office:value="1.1404">
                <text:p>1.1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98.84956880362">
                <text:p>-1598.84956880362</text:p>
              </table:table-cell>
              <table:table-cell office:value-type="float" office:value="1.1794">
                <text:p>1.1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92.32381473888">
                <text:p>-1592.32381473888</text:p>
              </table:table-cell>
              <table:table-cell office:value-type="float" office:value="1.0918">
                <text:p>1.0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91.28152583251">
                <text:p>-1591.28152583251</text:p>
              </table:table-cell>
              <table:table-cell office:value-type="float" office:value="1.1322">
                <text:p>1.13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87cm" svg:y="0.316cm" chart:style-name="ch2">
          <text:p>Severity Parameter vs Average Timestep Value</text:p>
        </chart:title>
        <chart:plot-area chart:style-name="ch3" table:cell-range-address="Sheet3.B4:Sheet3.C47 Sheet3.C53:Sheet3.C552" chart:data-source-has-labels="row" svg:x="1.331cm" svg:y="1.301cm" svg:width="14.349cm" svg:height="6.538cm">
          <chartooo:coordinate-region svg:x="2.058cm" svg:y="1.5cm" svg:width="13.435cm" svg:height="5.692cm"/>
          <chart:axis chart:dimension="x" chart:name="primary-x" chart:style-name="ch4">
            <chart:title svg:x="6.728cm" svg:y="8.019cm" chart:style-name="ch5">
              <text:p>Average Timestep Value</text:p>
            </chart:title>
          </chart:axis>
          <chart:axis chart:dimension="y" chart:name="primary-y" chart:style-name="ch4">
            <chart:title svg:x="0.451cm" svg:y="6.003cm" chart:style-name="ch6">
              <text:p>Severity Parameter</text:p>
            </chart:title>
            <chart:grid chart:style-name="ch7" chart:class="major"/>
          </chart:axis>
          <chart:series chart:style-name="ch8" chart:values-cell-range-address="Sheet3.C5:Sheet3.C47" chart:label-cell-address="Sheet3.C4:Sheet3.C4" chart:class="chart:scatter">
            <chart:domain table:cell-range-address="Sheet3.B5:Sheet3.B47"/>
            <chart:data-point chart:repeated="43"/>
          </chart:series>
          <chart:series chart:style-name="ch9" chart:values-cell-range-address="Sheet3.C53:Sheet3.C552" chart:class="chart:scatter">
            <chart:domain table:cell-range-address="Sheet3.B53:Sheet3.B552"/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</text:p>
                <draw:g>
                  <svg:desc>Sheet3.C4:Sheet3.C4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832543985959">
                <text:p>21.4832543985959</text:p>
                <draw:g>
                  <svg:desc>Sheet3.B5:Sheet3.B47</svg:desc>
                </draw:g>
              </table:table-cell>
              <table:table-cell office:value-type="float" office:value="1.1568">
                <text:p>1.1568</text:p>
                <draw:g>
                  <svg:desc>Sheet3.C5:Sheet3.C47</svg:desc>
                </draw:g>
              </table:table-cell>
              <table:table-cell office:value-type="float" office:value="21.4502326489308">
                <text:p>21.4502326489308</text:p>
                <draw:g>
                  <svg:desc>Sheet3.B53:Sheet3.B552</svg:desc>
                </draw:g>
              </table:table-cell>
              <table:table-cell office:value-type="float" office:value="1.2">
                <text:p>1.2</text:p>
                <draw:g>
                  <svg:desc>Sheet3.C53:Sheet3.C5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475016100134">
                <text:p>19.6475016100134</text:p>
              </table:table-cell>
              <table:table-cell office:value-type="float" office:value="1.1558">
                <text:p>1.1558</text:p>
              </table:table-cell>
              <table:table-cell office:value-type="float" office:value="24.551628305652">
                <text:p>24.55162830565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7460346621945">
                <text:p>19.7460346621945</text:p>
              </table:table-cell>
              <table:table-cell office:value-type="float" office:value="1.2">
                <text:p>1.2</text:p>
              </table:table-cell>
              <table:table-cell office:value-type="float" office:value="3.90604606039438">
                <text:p>3.906046060394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324133565849">
                <text:p>23.324133565849</text:p>
              </table:table-cell>
              <table:table-cell office:value-type="float" office:value="1.0688">
                <text:p>1.0688</text:p>
              </table:table-cell>
              <table:table-cell office:value-type="float" office:value="28.5672224426875">
                <text:p>28.567222442687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8915492267834">
                <text:p>20.8915492267834</text:p>
              </table:table-cell>
              <table:table-cell office:value-type="float" office:value="1.1568">
                <text:p>1.1568</text:p>
              </table:table-cell>
              <table:table-cell office:value-type="float" office:value="1.59192180713715">
                <text:p>1.591921807137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338816167717">
                <text:p>21.338816167717</text:p>
              </table:table-cell>
              <table:table-cell office:value-type="float" office:value="1.1584">
                <text:p>1.1584</text:p>
              </table:table-cell>
              <table:table-cell office:value-type="float" office:value="9.03793112657957">
                <text:p>9.037931126579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338657485865">
                <text:p>19.1338657485865</text:p>
              </table:table-cell>
              <table:table-cell office:value-type="float" office:value="1.1114">
                <text:p>1.1114</text:p>
              </table:table-cell>
              <table:table-cell office:value-type="float" office:value="1.1930313764516">
                <text:p>1.19303137645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1207077732118">
                <text:p>20.1207077732118</text:p>
              </table:table-cell>
              <table:table-cell office:value-type="float" office:value="1.168">
                <text:p>1.168</text:p>
              </table:table-cell>
              <table:table-cell office:value-type="float" office:value="6.47113662996155">
                <text:p>6.471136629961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4676963259677">
                <text:p>20.4676963259677</text:p>
              </table:table-cell>
              <table:table-cell office:value-type="float" office:value="1.2">
                <text:p>1.2</text:p>
              </table:table-cell>
              <table:table-cell office:value-type="float" office:value="4.08557139915">
                <text:p>4.085571399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493603123891">
                <text:p>21.0493603123891</text:p>
              </table:table-cell>
              <table:table-cell office:value-type="float" office:value="1.143">
                <text:p>1.143</text:p>
              </table:table-cell>
              <table:table-cell office:value-type="float" office:value="12.2078329784963">
                <text:p>12.20783297849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2264167527556">
                <text:p>20.2264167527556</text:p>
              </table:table-cell>
              <table:table-cell office:value-type="float" office:value="1.2002">
                <text:p>1.2002</text:p>
              </table:table-cell>
              <table:table-cell office:value-type="float" office:value="20.4572411721483">
                <text:p>20.45724117214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9382794804867">
                <text:p>19.9382794804867</text:p>
              </table:table-cell>
              <table:table-cell office:value-type="float" office:value="1.198">
                <text:p>1.198</text:p>
              </table:table-cell>
              <table:table-cell office:value-type="float" office:value="16.1764004856945">
                <text:p>16.17640048569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6149019078858">
                <text:p>19.6149019078858</text:p>
              </table:table-cell>
              <table:table-cell office:value-type="float" office:value="1.1868">
                <text:p>1.1868</text:p>
              </table:table-cell>
              <table:table-cell office:value-type="float" office:value="22.5514741126225">
                <text:p>22.55147411262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8892951044101">
                <text:p>20.8892951044101</text:p>
              </table:table-cell>
              <table:table-cell office:value-type="float" office:value="1.1844">
                <text:p>1.1844</text:p>
              </table:table-cell>
              <table:table-cell office:value-type="float" office:value="19.4497631957877">
                <text:p>19.44976319578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7066943379381">
                <text:p>18.7066943379381</text:p>
              </table:table-cell>
              <table:table-cell office:value-type="float" office:value="1.1482">
                <text:p>1.1482</text:p>
              </table:table-cell>
              <table:table-cell office:value-type="float" office:value="7.47590061425804">
                <text:p>7.4759006142580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4115096926506">
                <text:p>18.4115096926506</text:p>
              </table:table-cell>
              <table:table-cell office:value-type="float" office:value="1.0838">
                <text:p>1.0838</text:p>
              </table:table-cell>
              <table:table-cell office:value-type="float" office:value="5.2573292793782">
                <text:p>5.25732927937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2681161166378">
                <text:p>19.2681161166378</text:p>
              </table:table-cell>
              <table:table-cell office:value-type="float" office:value="1.182">
                <text:p>1.182</text:p>
              </table:table-cell>
              <table:table-cell office:value-type="float" office:value="18.1796165736931">
                <text:p>18.17961657369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7268625782665">
                <text:p>18.7268625782665</text:p>
              </table:table-cell>
              <table:table-cell office:value-type="float" office:value="1.1038">
                <text:p>1.1038</text:p>
              </table:table-cell>
              <table:table-cell office:value-type="float" office:value="16.2400262596132">
                <text:p>16.24002625961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00884787631">
                <text:p>20.00884787631</text:p>
              </table:table-cell>
              <table:table-cell office:value-type="float" office:value="1.187">
                <text:p>1.187</text:p>
              </table:table-cell>
              <table:table-cell office:value-type="float" office:value="19.7930974663971">
                <text:p>19.79309746639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130806847073">
                <text:p>19.0130806847073</text:p>
              </table:table-cell>
              <table:table-cell office:value-type="float" office:value="1.0848">
                <text:p>1.0848</text:p>
              </table:table-cell>
              <table:table-cell office:value-type="float" office:value="13.9425048300402">
                <text:p>13.9425048300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428126141182">
                <text:p>19.9428126141182</text:p>
              </table:table-cell>
              <table:table-cell office:value-type="float" office:value="1.1952">
                <text:p>1.1952</text:p>
              </table:table-cell>
              <table:table-cell office:value-type="float" office:value="10.6394417417028">
                <text:p>10.639441741702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588033604029">
                <text:p>20.9588033604029</text:p>
              </table:table-cell>
              <table:table-cell office:value-type="float" office:value="1.1758">
                <text:p>1.1758</text:p>
              </table:table-cell>
              <table:table-cell office:value-type="float" office:value="18.43951254385">
                <text:p>18.439512543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0973557712799">
                <text:p>20.0973557712799</text:p>
              </table:table-cell>
              <table:table-cell office:value-type="float" office:value="1.1882">
                <text:p>1.1882</text:p>
              </table:table-cell>
              <table:table-cell office:value-type="float" office:value="23.5180190006141">
                <text:p>23.51801900061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24279868708">
                <text:p>19.9024279868708</text:p>
              </table:table-cell>
              <table:table-cell office:value-type="float" office:value="1.1748">
                <text:p>1.1748</text:p>
              </table:table-cell>
              <table:table-cell office:value-type="float" office:value="21.5671684249557">
                <text:p>21.56716842495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6101876314995">
                <text:p>20.6101876314995</text:p>
              </table:table-cell>
              <table:table-cell office:value-type="float" office:value="1.166">
                <text:p>1.166</text:p>
              </table:table-cell>
              <table:table-cell office:value-type="float" office:value="25.5543779750341">
                <text:p>25.55437797503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1774244349965">
                <text:p>19.1774244349965</text:p>
              </table:table-cell>
              <table:table-cell office:value-type="float" office:value="1.1386">
                <text:p>1.1386</text:p>
              </table:table-cell>
              <table:table-cell office:value-type="float" office:value="19.2360138068591">
                <text:p>19.23601380685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089881633546">
                <text:p>21.7089881633546</text:p>
              </table:table-cell>
              <table:table-cell office:value-type="float" office:value="1.137">
                <text:p>1.137</text:p>
              </table:table-cell>
              <table:table-cell office:value-type="float" office:value="23.2688092346923">
                <text:p>23.26880923469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787631287723">
                <text:p>19.0787631287723</text:p>
              </table:table-cell>
              <table:table-cell office:value-type="float" office:value="1.1752">
                <text:p>1.1752</text:p>
              </table:table-cell>
              <table:table-cell office:value-type="float" office:value="26.795717802424">
                <text:p>26.7957178024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374515185554">
                <text:p>21.7374515185554</text:p>
              </table:table-cell>
              <table:table-cell office:value-type="float" office:value="1.1378">
                <text:p>1.1378</text:p>
              </table:table-cell>
              <table:table-cell office:value-type="float" office:value="19.1119910532064">
                <text:p>19.11199105320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425573528837">
                <text:p>19.2425573528837</text:p>
              </table:table-cell>
              <table:table-cell office:value-type="float" office:value="1.1808">
                <text:p>1.1808</text:p>
              </table:table-cell>
              <table:table-cell office:value-type="float" office:value="6.33839780912675">
                <text:p>6.338397809126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7474782782739">
                <text:p>20.7474782782739</text:p>
              </table:table-cell>
              <table:table-cell office:value-type="float" office:value="1.1822">
                <text:p>1.1822</text:p>
              </table:table-cell>
              <table:table-cell office:value-type="float" office:value="21.8502867574566">
                <text:p>21.850286757456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9715402424797">
                <text:p>21.9715402424797</text:p>
              </table:table-cell>
              <table:table-cell office:value-type="float" office:value="1.105">
                <text:p>1.105</text:p>
              </table:table-cell>
              <table:table-cell office:value-type="float" office:value="28.3191779919573">
                <text:p>28.31917799195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2253434818014">
                <text:p>20.2253434818014</text:p>
              </table:table-cell>
              <table:table-cell office:value-type="float" office:value="1.1758">
                <text:p>1.1758</text:p>
              </table:table-cell>
              <table:table-cell office:value-type="float" office:value="22.6714847476849">
                <text:p>22.67148474768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539915973671">
                <text:p>21.5539915973671</text:p>
              </table:table-cell>
              <table:table-cell office:value-type="float" office:value="1.1312">
                <text:p>1.1312</text:p>
              </table:table-cell>
              <table:table-cell office:value-type="float" office:value="25.4861323205635">
                <text:p>25.48613232056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9764808622404">
                <text:p>21.9764808622404</text:p>
              </table:table-cell>
              <table:table-cell office:value-type="float" office:value="1.1284">
                <text:p>1.1284</text:p>
              </table:table-cell>
              <table:table-cell office:value-type="float" office:value="19.3853843823437">
                <text:p>19.38538438234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113889831728">
                <text:p>20.5113889831728</text:p>
              </table:table-cell>
              <table:table-cell office:value-type="float" office:value="1.1848">
                <text:p>1.1848</text:p>
              </table:table-cell>
              <table:table-cell office:value-type="float" office:value="6.47016624418984">
                <text:p>6.470166244189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308559908154">
                <text:p>18.308559908154</text:p>
              </table:table-cell>
              <table:table-cell office:value-type="float" office:value="1.0284">
                <text:p>1.0284</text:p>
              </table:table-cell>
              <table:table-cell office:value-type="float" office:value="27.8687241300206">
                <text:p>27.86872413002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0819366130224">
                <text:p>22.0819366130224</text:p>
              </table:table-cell>
              <table:table-cell office:value-type="float" office:value="1.1146">
                <text:p>1.1146</text:p>
              </table:table-cell>
              <table:table-cell office:value-type="float" office:value="16.8981033947254">
                <text:p>16.898103394725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1136493080108">
                <text:p>19.1136493080108</text:p>
              </table:table-cell>
              <table:table-cell office:value-type="float" office:value="1.1792">
                <text:p>1.1792</text:p>
              </table:table-cell>
              <table:table-cell office:value-type="float" office:value="2.96978755589131">
                <text:p>2.969787555891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898739702828">
                <text:p>21.9898739702828</text:p>
              </table:table-cell>
              <table:table-cell office:value-type="float" office:value="1.1404">
                <text:p>1.1404</text:p>
              </table:table-cell>
              <table:table-cell office:value-type="float" office:value="27.5691499667324">
                <text:p>27.56914996673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7179420668925">
                <text:p>19.7179420668925</text:p>
              </table:table-cell>
              <table:table-cell office:value-type="float" office:value="1.1794">
                <text:p>1.1794</text:p>
              </table:table-cell>
              <table:table-cell office:value-type="float" office:value="21.8850129349228">
                <text:p>21.88501293492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6996543659868">
                <text:p>18.6996543659868</text:p>
              </table:table-cell>
              <table:table-cell office:value-type="float" office:value="1.0918">
                <text:p>1.0918</text:p>
              </table:table-cell>
              <table:table-cell office:value-type="float" office:value="14.0327066039374">
                <text:p>14.03270660393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853469518651">
                <text:p>19.0853469518651</text:p>
              </table:table-cell>
              <table:table-cell office:value-type="float" office:value="1.1322">
                <text:p>1.1322</text:p>
              </table:table-cell>
              <table:table-cell office:value-type="float" office:value="13.6717463867105">
                <text:p>13.67174638671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704079644386">
                <text:p>20.57040796443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566541542196">
                <text:p>1.285665415421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07180648155998">
                <text:p>8.071806481559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683354166937">
                <text:p>25.6833541669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265738019537">
                <text:p>18.72657380195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592079965029">
                <text:p>21.959207996502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4156234351317">
                <text:p>8.341562343513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583954380125">
                <text:p>12.95839543801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168602383596">
                <text:p>14.21686023835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457647692906">
                <text:p>19.04576476929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15287881369549">
                <text:p>0.9152878813695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891281611838">
                <text:p>12.889128161183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72029291014">
                <text:p>18.68720292910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238125963302">
                <text:p>24.52381259633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6575015939">
                <text:p>19.1265750159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621713620071">
                <text:p>22.16217136200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2460000560151">
                <text:p>20.24600005601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970292925008">
                <text:p>11.69702929250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615286229497">
                <text:p>25.76152862294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294559313122">
                <text:p>28.02945593131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50640317393914">
                <text:p>6.506403173939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746215947661">
                <text:p>17.174621594766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573725793775">
                <text:p>23.75737257937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130723482614">
                <text:p>4.831307234826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286849461051">
                <text:p>11.22868494610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39487090777935">
                <text:p>9.394870907779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538315480323">
                <text:p>22.85383154803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8434886242302">
                <text:p>2.384348862423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9127406581564">
                <text:p>1.79127406581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236269719311">
                <text:p>23.72362697193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51244552398">
                <text:p>19.81512445523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826318000176">
                <text:p>16.38263180001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773294108057">
                <text:p>20.777329410805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45833762096">
                <text:p>3.75458337620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740242833118">
                <text:p>18.174024283311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7328866603731">
                <text:p>0.02873288666037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753604221065">
                <text:p>26.27536042210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977326344853">
                <text:p>24.79773263448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530371371899">
                <text:p>22.35303713718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066003943955">
                <text:p>11.0660039439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0265036545951">
                <text:p>25.02650365459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5852371395408">
                <text:p>25.585237139540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7006945200706">
                <text:p>4.670069452007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2381039865836">
                <text:p>14.238103986583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3089021458722">
                <text:p>3.430890214587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95084682931">
                <text:p>20.06950846829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1799032281242">
                <text:p>22.17990322812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0394164236178">
                <text:p>0.8703941642361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173127885208">
                <text:p>15.41731278852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30001605451">
                <text:p>21.03000160545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7346577771847">
                <text:p>27.734657777184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970486708686">
                <text:p>3.069704867086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92641971688">
                <text:p>16.8926419716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9724006975471">
                <text:p>24.97240069754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346492062706">
                <text:p>19.03464920627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670593094901">
                <text:p>28.16705930949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558567181045">
                <text:p>16.65585671810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698863406723">
                <text:p>10.469886340672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864914717664">
                <text:p>28.086491471766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6316103816057">
                <text:p>1.963161038160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990270562381">
                <text:p>14.99902705623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5410987272359">
                <text:p>26.541098727235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7696324656619">
                <text:p>12.769632465661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485427571191">
                <text:p>24.14854275711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658142209036">
                <text:p>24.56581422090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5177903368011">
                <text:p>1.6517790336801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7165071680833">
                <text:p>5.971650716808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1164328700866">
                <text:p>3.911643287008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6466782872561">
                <text:p>11.64667828725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645033197089">
                <text:p>19.1645033197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76509046586">
                <text:p>29.17650904658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555614281056">
                <text:p>1.275556142810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907445800635">
                <text:p>23.49074458006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0996592777559">
                <text:p>29.099659277755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297139241972">
                <text:p>6.482971392419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746476803503">
                <text:p>17.674647680350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0906879053106">
                <text:p>3.509068790531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550195129396">
                <text:p>18.75501951293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7402079489888">
                <text:p>0.977402079489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340019323765">
                <text:p>10.53400193237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013938006124">
                <text:p>1.06013938006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163097247341">
                <text:p>29.11630972473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9861409044925">
                <text:p>5.998614090449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3702649555374">
                <text:p>3.237026495553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137299743287">
                <text:p>20.01372997432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972992390299">
                <text:p>22.09729923902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2632448955782">
                <text:p>16.26324489557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851667842299">
                <text:p>19.08516678422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369308355845">
                <text:p>14.83693083558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0631312486657">
                <text:p>9.9063131248665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164612422156">
                <text:p>12.11646124221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059440099329">
                <text:p>22.60594400993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2953551974072">
                <text:p>6.7295355197407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9931505356844">
                <text:p>6.299315053568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738617054741">
                <text:p>28.17386170547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9283967017613">
                <text:p>9.292839670176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8321972348973">
                <text:p>3.183219723489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671617891624">
                <text:p>20.067161789162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817440528712">
                <text:p>9.9981744052871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38009924111446">
                <text:p>0.6380099241114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041456516373">
                <text:p>11.704145651637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7667183071178">
                <text:p>6.376671830711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3286306387313">
                <text:p>9.232863063873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919920534303">
                <text:p>28.19199205343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141162716748">
                <text:p>3.651411627167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443529526939">
                <text:p>28.24435295269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837478960371">
                <text:p>29.383747896037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68935712512">
                <text:p>27.1689357125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80579831212">
                <text:p>22.05805798312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544441587998">
                <text:p>26.15444415879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6327799827314">
                <text:p>8.863277998273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842747140892">
                <text:p>12.28427471408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15640860633">
                <text:p>16.7156408606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024600958639">
                <text:p>7.60246009586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095990176934">
                <text:p>3.60959901769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288672292588">
                <text:p>17.028867229258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8915137676894">
                <text:p>2.5891513767689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195656913403">
                <text:p>11.41956569134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8828660898936">
                <text:p>24.88286608989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5135948064747">
                <text:p>1.351359480647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8528613349258">
                <text:p>20.85286133492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7701855727899">
                <text:p>26.77018557278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3787068482414">
                <text:p>2.937870684824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1249844373221">
                <text:p>19.124984437322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162930481002">
                <text:p>18.71629304810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2700129598471">
                <text:p>9.027001295984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7044640293328">
                <text:p>14.70446402933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3699991170391">
                <text:p>8.736999911703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74856367216">
                <text:p>21.66748563672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3956117787184">
                <text:p>25.39561177871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484676080207">
                <text:p>22.74846760802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3077351274844">
                <text:p>4.330773512748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464136330291">
                <text:p>29.646413633029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4118524362186">
                <text:p>20.411852436218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425192303185">
                <text:p>21.3425192303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770957061399">
                <text:p>2.2577095706139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797069697093">
                <text:p>7.507970696970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0594122576506">
                <text:p>8.405941225765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4029350160272">
                <text:p>2.540293501602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79851033386">
                <text:p>12.27798510333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8174134979263">
                <text:p>19.81741349792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654626822147">
                <text:p>2.126546268221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2345879582506">
                <text:p>28.234587958250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7022326683523">
                <text:p>5.770223266835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98423477693106">
                <text:p>8.984234776931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2121022654629">
                <text:p>4.621210226546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1622589070735">
                <text:p>4.716225890707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5011081024589">
                <text:p>3.150110810245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705203698887">
                <text:p>27.17052036988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428660097455">
                <text:p>27.1428660097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8347164741556">
                <text:p>16.83471647415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617657152536">
                <text:p>12.36176571525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1969650514472">
                <text:p>17.19696505144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5818496964399">
                <text:p>7.358184969643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3638137829361">
                <text:p>4.236381378293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480650292767">
                <text:p>27.84806502927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76221610828">
                <text:p>21.0762216108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465972458222">
                <text:p>29.6465972458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164485031509">
                <text:p>19.01644850315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090761592982">
                <text:p>12.10907615929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89668645167">
                <text:p>27.6896686451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1255446059052">
                <text:p>8.512554460590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761333674281">
                <text:p>22.47613336742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917864814674">
                <text:p>29.79178648146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61817528145081">
                <text:p>4.618175281450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3928751615988">
                <text:p>19.3928751615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3708282904119">
                <text:p>28.37082829041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01343586939196">
                <text:p>5.013435869391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3958332823686">
                <text:p>26.3958332823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874380561082">
                <text:p>26.18743805610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4007369631476">
                <text:p>25.40073696314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294497580282">
                <text:p>10.62944975802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5563237293625">
                <text:p>3.755632372936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098085415769">
                <text:p>20.0980854157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4920980099379">
                <text:p>13.492098009937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6116538707341">
                <text:p>22.61165387073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264683540575">
                <text:p>19.2646835405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7794941812996">
                <text:p>8.377949418129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707637860941">
                <text:p>23.97076378609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9221913470784">
                <text:p>6.092219134707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90084884702">
                <text:p>27.1900848847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8563214249286">
                <text:p>9.4856321424928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664606115683">
                <text:p>10.86646061156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00323046925">
                <text:p>25.98003230469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2086831434549">
                <text:p>23.208683143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009510139694">
                <text:p>26.10095101396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0064588398142">
                <text:p>16.006458839814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4279066238673">
                <text:p>21.427906623867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8993912771029">
                <text:p>6.789939127710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4015972457595">
                <text:p>12.40159724575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0174783294">
                <text:p>11.701747832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48737647876238">
                <text:p>4.487376478762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148899619928">
                <text:p>15.1488996199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4456411568212">
                <text:p>4.244564115682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624878103843">
                <text:p>18.362487810384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6628705282384">
                <text:p>21.66287052823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3687283549675">
                <text:p>4.7368728354967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898222750626">
                <text:p>12.58982227506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545084456875">
                <text:p>23.65450844568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46091234197386">
                <text:p>8.4609123419738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5913014519131">
                <text:p>5.759130145191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379422140036">
                <text:p>9.5379422140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7209331808544">
                <text:p>15.72093318085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391782806717">
                <text:p>27.639178280671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2561889568896">
                <text:p>7.125618895688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109927238159">
                <text:p>2.561099272381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426015995122">
                <text:p>23.94260159951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006048806322">
                <text:p>28.90060488063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9673604213256">
                <text:p>23.967360421325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3463382386298">
                <text:p>16.34633823862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5283346834275">
                <text:p>6.252833468342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00395822151419">
                <text:p>6.003958221514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88517568525388">
                <text:p>5.885175685253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3436150737359">
                <text:p>8.134361507373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746829719253">
                <text:p>24.7468297192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47094699698">
                <text:p>18.96470946996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872187334522">
                <text:p>22.78721873345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468727720548">
                <text:p>18.34687277205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291008457551">
                <text:p>3.1429100845755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9703338895599">
                <text:p>29.97033388955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794883162997">
                <text:p>23.17948831629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3851262208824">
                <text:p>29.385126220882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596409424569">
                <text:p>22.05964094245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359220560687">
                <text:p>21.035922056068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410778145563">
                <text:p>7.324107781455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6557875407162">
                <text:p>2.865578754071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190757626958">
                <text:p>23.319075762695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401649443584">
                <text:p>22.840164944358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1819757916217">
                <text:p>8.318197579162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5863488293394">
                <text:p>8.2586348829339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88732294668917">
                <text:p>9.887322946689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8649690268932">
                <text:p>3.8864969026893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178729170299">
                <text:p>19.01787291702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5571598929443">
                <text:p>3.455715989294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677615361665">
                <text:p>11.267761536166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03514712002253">
                <text:p>9.035147120022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92175671766031">
                <text:p>7.921756717660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997204326157">
                <text:p>29.29972043261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7675500913332">
                <text:p>0.8476755009133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1462788574043">
                <text:p>26.14627885740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33400661354551">
                <text:p>6.334006613545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0241565217199">
                <text:p>21.02415652171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779253805752">
                <text:p>24.47792538057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2413924283394">
                <text:p>5.724139242833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24148587619435">
                <text:p>9.241485876194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440109348075">
                <text:p>29.1440109348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0830026322573">
                <text:p>22.08300263225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32950827993">
                <text:p>23.329508279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2152367471849">
                <text:p>0.09421523674718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3172903303067">
                <text:p>11.31729033030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067770707804">
                <text:p>29.70677707078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46436063935382">
                <text:p>7.464360639353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8255275417841">
                <text:p>6.4825527541784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1911707675878">
                <text:p>24.19117076758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5683603324671">
                <text:p>5.556836033246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453221881644">
                <text:p>28.94532218816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519865891148">
                <text:p>16.4519865891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1404361833331">
                <text:p>5.514043618333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9754691443367">
                <text:p>21.97546914433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8968567732418">
                <text:p>3.589685677324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870364232004">
                <text:p>27.88703642320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468638537">
                <text:p>23.414686385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6475278933794">
                <text:p>27.64752789337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53740322643121">
                <text:p>0.95374032264312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83080796978696">
                <text:p>4.8308079697869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2048778483295">
                <text:p>24.204877848329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399724166603">
                <text:p>15.93997241666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545472765833">
                <text:p>15.65454727658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27891166654733">
                <text:p>6.278911666547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801953584649">
                <text:p>2.2680195358464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3621233196354">
                <text:p>15.36212331963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4528006269897">
                <text:p>3.545280062698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4030889779032">
                <text:p>16.40308897790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2087644344964">
                <text:p>8.20876443449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9228419582113">
                <text:p>6.992284195821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0469876708926">
                <text:p>14.046987670892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4193430605311">
                <text:p>23.41934306053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88341943764">
                <text:p>10.68834194376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7192961349287">
                <text:p>28.71929613492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6027436559543">
                <text:p>2.260274365595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577119128414">
                <text:p>19.57711912841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237333647588">
                <text:p>14.92373336475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7057143593021">
                <text:p>29.70571435930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8817355382731">
                <text:p>22.881735538273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827247047668">
                <text:p>10.28272470476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07822839748435">
                <text:p>0.80782283974843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639511364258">
                <text:p>21.36395113642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3277336159156">
                <text:p>4.9327733615915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1480809371673">
                <text:p>18.14808093716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8939233984009">
                <text:p>15.89392339840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621469247454">
                <text:p>10.262146924745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2792478461242">
                <text:p>12.27924784612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80640049845034">
                <text:p>8.806400498450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5939091019366">
                <text:p>2.959390910193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4547635596416">
                <text:p>9.545476355964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4706173648433">
                <text:p>1.647061736484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2815938970122">
                <text:p>11.28159389701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6196036958226">
                <text:p>1.061960369582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4431152533632">
                <text:p>24.44311525336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0781963142108">
                <text:p>17.07819631421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92555482694723">
                <text:p>6.925554826947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365860572224">
                <text:p>27.436586057222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3593806307078">
                <text:p>21.35938063070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9856973972424">
                <text:p>25.98569739724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247757251398">
                <text:p>27.824775725139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70426741546">
                <text:p>21.207042674154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6792502582669">
                <text:p>15.67925025826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465463690309">
                <text:p>17.54654636903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1760366754723">
                <text:p>20.17603667547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4996442089961">
                <text:p>3.149964420899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01194766037">
                <text:p>22.4011947660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77171887870667">
                <text:p>8.77171887870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349115431432">
                <text:p>2.2034911543143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417173625567">
                <text:p>15.04171736255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7389818779847">
                <text:p>16.73898187798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2687588667493">
                <text:p>29.26875886674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3360775920116">
                <text:p>18.33607759201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4339381970956">
                <text:p>15.43393819709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745380576647">
                <text:p>10.17453805766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172422375068">
                <text:p>12.017242237506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31468159430762">
                <text:p>8.3146815943076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5384108051167">
                <text:p>20.53841080511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4434891425581">
                <text:p>19.4434891425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744026288233">
                <text:p>11.7744026288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6071285689272">
                <text:p>5.6607128568927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335029936383">
                <text:p>22.333502993638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9677063969704">
                <text:p>18.96770639697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5351325726952">
                <text:p>3.953513257269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5233925985289">
                <text:p>4.352339259852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975660612863">
                <text:p>17.59756606128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739353557955">
                <text:p>17.373935355795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0248464733063">
                <text:p>19.02484647330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0166515523593">
                <text:p>23.01665155235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903945715159">
                <text:p>14.89039457151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815868234853">
                <text:p>1.008158682348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368821521579">
                <text:p>12.03688215215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600972651312">
                <text:p>19.760097265131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425593757695">
                <text:p>26.84255937576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1890477505532">
                <text:p>13.18904775055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9404770696612">
                <text:p>12.94047706966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4404814722079">
                <text:p>22.44048147220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130844907253">
                <text:p>28.413084490725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6951666770179">
                <text:p>3.069516667701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399736825067">
                <text:p>27.83997368250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7331961989821">
                <text:p>25.733196198982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369012221945">
                <text:p>28.13690122219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148384414602">
                <text:p>14.81483844146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0859743752918">
                <text:p>28.085974375291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905881319198">
                <text:p>21.29058813191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7047484392799">
                <text:p>20.704748439279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500567938029">
                <text:p>3.55005679380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780269943324">
                <text:p>22.37802699433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0718223140979">
                <text:p>12.07182231409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993102622243">
                <text:p>21.29931026222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4815771628281">
                <text:p>9.648157716282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602252079539">
                <text:p>21.76022520795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.705779975717">
                <text:p>19.70577997571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.0300124155841">
                <text:p>25.03001241558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2935633554672">
                <text:p>7.529356335546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757972387782">
                <text:p>0.537579723877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1404469283902">
                <text:p>6.614044692839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5208496284308">
                <text:p>28.52084962843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5710734371696">
                <text:p>3.657107343716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866180819767">
                <text:p>26.086618081976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9583566637928">
                <text:p>15.95835666379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9790552742091">
                <text:p>14.97905527420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6008306090434">
                <text:p>16.600830609043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034904670964">
                <text:p>12.603490467096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8447057236575">
                <text:p>13.844705723657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6678853132303">
                <text:p>17.66788531323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711387158963">
                <text:p>27.2711387158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5582881355882">
                <text:p>0.9655828813558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9054524441002">
                <text:p>9.990545244410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319587713084">
                <text:p>23.631958771308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5002073747525">
                <text:p>7.50020737475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8649603105395">
                <text:p>14.864960310539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095469929845">
                <text:p>9.909546992984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582668628647">
                <text:p>26.65826686286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33397635436">
                <text:p>16.963339763543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347662651703">
                <text:p>24.034766265170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5109988540478">
                <text:p>12.510998854047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6534860991978">
                <text:p>26.65348609919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4599286414913">
                <text:p>29.459928641491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705842358341">
                <text:p>1.7270584235834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200830138144">
                <text:p>11.12008301381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4003143717875">
                <text:p>28.40031437178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1089906134974">
                <text:p>29.10899061349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6267993496315">
                <text:p>24.62679934963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2166967771991">
                <text:p>18.21669677719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1896859389026">
                <text:p>23.18968593890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8718226675194">
                <text:p>3.4871822667519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5767178862147">
                <text:p>9.757671788621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411458343899">
                <text:p>3.3141145834389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68926404367">
                <text:p>23.768926404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3791304485893">
                <text:p>27.37913044858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8450556804269">
                <text:p>26.84505568042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2345290779518">
                <text:p>10.23452907795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7315443477947">
                <text:p>8.573154434779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4385322646262">
                <text:p>14.43853226462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97864216023989">
                <text:p>4.9786421602398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5459110681211">
                <text:p>27.54591106812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841615759235">
                <text:p>27.98416157592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.9633160027681">
                <text:p>16.96331600276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1138766336742">
                <text:p>3.211387663367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02914311013448">
                <text:p>7.029143110134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.6912391723225">
                <text:p>29.691239172322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2684306566952">
                <text:p>26.26843065669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5225387999936">
                <text:p>3.352253879999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3833043805747">
                <text:p>22.383304380574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1471353400052">
                <text:p>28.14713534000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622868014358">
                <text:p>0.7126228680143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927559890877">
                <text:p>18.89275598908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4940844621869">
                <text:p>27.494084462186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9451259536213">
                <text:p>5.294512595362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901681540926">
                <text:p>21.2901681540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8486595061682">
                <text:p>11.848659506168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043483499135">
                <text:p>12.80434834991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708455266233">
                <text:p>18.67084552662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.7770180623089">
                <text:p>22.777018062308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783396212134">
                <text:p>0.2997833962121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1472807628385">
                <text:p>12.14728076283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8287466926929">
                <text:p>18.82874669269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4260965382659">
                <text:p>4.74260965382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9482155366694">
                <text:p>27.9482155366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1805877347995">
                <text:p>11.180587734799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32653089566388">
                <text:p>7.326530895663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1440905087226">
                <text:p>10.144090508722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2249437116706">
                <text:p>13.22494371167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.9630348031751">
                <text:p>28.963034803175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2273004306855">
                <text:p>5.122730043068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064524789405">
                <text:p>17.50645247894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1754992786061">
                <text:p>6.417549927860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4267602340307">
                <text:p>10.42676023403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7763120274831">
                <text:p>23.77631202748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7778682870483">
                <text:p>18.77786828704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.6890760534047">
                <text:p>18.68907605340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.0196417435541">
                <text:p>26.01964174355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1701149659604">
                <text:p>5.217011496596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1479766124541">
                <text:p>27.14797661245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0209244364433">
                <text:p>9.402092443644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9657988723634">
                <text:p>3.196579887236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77823686602061">
                <text:p>9.778236866020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456735982621">
                <text:p>2.014567359826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090555610628">
                <text:p>21.20905556106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639291606574">
                <text:p>0.35163929160657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18200458976816">
                <text:p>9.182004589768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0265436289299">
                <text:p>15.026543628929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3896135390091">
                <text:p>17.389613539009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17779060653701">
                <text:p>7.1777906065370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43865483022667">
                <text:p>9.4386548302266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9861368571197">
                <text:p>10.986136857119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8460156333131">
                <text:p>0.3284601563331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5705200602537">
                <text:p>10.57052006025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55814101733082">
                <text:p>9.5581410173308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.6062373840604">
                <text:p>23.60623738406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1299850442787">
                <text:p>14.129985044278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9648609341963">
                <text:p>9.9648609341963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287cm" svg:y="0.316cm" chart:style-name="ch2">
          <text:p>Severity Parameter vs Average Timestep Value</text:p>
        </chart:title>
        <chart:plot-area chart:style-name="ch3" table:cell-range-address="Sheet3.B5:Sheet3.C47 Sheet3.C4:Sheet3.C4" chart:data-source-has-labels="row" svg:x="1.331cm" svg:y="1.301cm" svg:width="14.349cm" svg:height="6.538cm">
          <chartooo:coordinate-region svg:x="2.243cm" svg:y="1.5cm" svg:width="13.25cm" svg:height="5.692cm"/>
          <chart:axis chart:dimension="x" chart:name="primary-x" chart:style-name="ch4">
            <chart:title svg:x="6.728cm" svg:y="8.019cm" chart:style-name="ch5">
              <text:p>Average Timestep Value</text:p>
            </chart:title>
          </chart:axis>
          <chart:axis chart:dimension="y" chart:name="primary-y" chart:style-name="ch4">
            <chart:title svg:x="0.451cm" svg:y="6.003cm" chart:style-name="ch6">
              <text:p>Severity Parameter</text:p>
            </chart:title>
            <chart:grid chart:style-name="ch7" chart:class="major"/>
          </chart:axis>
          <chart:series chart:style-name="ch8" chart:values-cell-range-address="Sheet3.C5:Sheet3.C47" chart:label-cell-address="Sheet3.C4:Sheet3.C4" chart:class="chart:scatter">
            <chart:domain table:cell-range-address="Sheet3.B5:Sheet3.B47"/>
            <chart:data-point chart:repeated="4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alue</text:p>
                <draw:g>
                  <svg:desc>Sheet3.C4:Sheet3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832543985959">
                <text:p>21.4832543985959</text:p>
                <draw:g>
                  <svg:desc>Sheet3.B5:Sheet3.B47</svg:desc>
                </draw:g>
              </table:table-cell>
              <table:table-cell office:value-type="float" office:value="1.1568">
                <text:p>1.1568</text:p>
                <draw:g>
                  <svg:desc>Sheet3.C5:Sheet3.C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.6475016100134">
                <text:p>19.6475016100134</text:p>
              </table:table-cell>
              <table:table-cell office:value-type="float" office:value="1.1558">
                <text:p>1.15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7460346621945">
                <text:p>19.746034662194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324133565849">
                <text:p>23.324133565849</text:p>
              </table:table-cell>
              <table:table-cell office:value-type="float" office:value="1.0688">
                <text:p>1.0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8915492267834">
                <text:p>20.8915492267834</text:p>
              </table:table-cell>
              <table:table-cell office:value-type="float" office:value="1.1568">
                <text:p>1.1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.338816167717">
                <text:p>21.338816167717</text:p>
              </table:table-cell>
              <table:table-cell office:value-type="float" office:value="1.1584">
                <text:p>1.1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338657485865">
                <text:p>19.1338657485865</text:p>
              </table:table-cell>
              <table:table-cell office:value-type="float" office:value="1.1114">
                <text:p>1.11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1207077732118">
                <text:p>20.1207077732118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4676963259677">
                <text:p>20.467696325967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0493603123891">
                <text:p>21.0493603123891</text:p>
              </table:table-cell>
              <table:table-cell office:value-type="float" office:value="1.143">
                <text:p>1.1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2264167527556">
                <text:p>20.2264167527556</text:p>
              </table:table-cell>
              <table:table-cell office:value-type="float" office:value="1.2002">
                <text:p>1.2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.9382794804867">
                <text:p>19.9382794804867</text:p>
              </table:table-cell>
              <table:table-cell office:value-type="float" office:value="1.198">
                <text:p>1.1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.6149019078858">
                <text:p>19.6149019078858</text:p>
              </table:table-cell>
              <table:table-cell office:value-type="float" office:value="1.1868">
                <text:p>1.18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8892951044101">
                <text:p>20.8892951044101</text:p>
              </table:table-cell>
              <table:table-cell office:value-type="float" office:value="1.1844">
                <text:p>1.18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7066943379381">
                <text:p>18.7066943379381</text:p>
              </table:table-cell>
              <table:table-cell office:value-type="float" office:value="1.1482">
                <text:p>1.1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.4115096926506">
                <text:p>18.4115096926506</text:p>
              </table:table-cell>
              <table:table-cell office:value-type="float" office:value="1.0838">
                <text:p>1.08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.2681161166378">
                <text:p>19.2681161166378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.7268625782665">
                <text:p>18.7268625782665</text:p>
              </table:table-cell>
              <table:table-cell office:value-type="float" office:value="1.1038">
                <text:p>1.1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00884787631">
                <text:p>20.00884787631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130806847073">
                <text:p>19.0130806847073</text:p>
              </table:table-cell>
              <table:table-cell office:value-type="float" office:value="1.0848">
                <text:p>1.08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.9428126141182">
                <text:p>19.9428126141182</text:p>
              </table:table-cell>
              <table:table-cell office:value-type="float" office:value="1.1952">
                <text:p>1.1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9588033604029">
                <text:p>20.9588033604029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.0973557712799">
                <text:p>20.0973557712799</text:p>
              </table:table-cell>
              <table:table-cell office:value-type="float" office:value="1.1882">
                <text:p>1.18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.9024279868708">
                <text:p>19.9024279868708</text:p>
              </table:table-cell>
              <table:table-cell office:value-type="float" office:value="1.1748">
                <text:p>1.17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.6101876314995">
                <text:p>20.6101876314995</text:p>
              </table:table-cell>
              <table:table-cell office:value-type="float" office:value="1.166">
                <text:p>1.1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1774244349965">
                <text:p>19.1774244349965</text:p>
              </table:table-cell>
              <table:table-cell office:value-type="float" office:value="1.1386">
                <text:p>1.1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.7089881633546">
                <text:p>21.7089881633546</text:p>
              </table:table-cell>
              <table:table-cell office:value-type="float" office:value="1.137">
                <text:p>1.1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.0787631287723">
                <text:p>19.0787631287723</text:p>
              </table:table-cell>
              <table:table-cell office:value-type="float" office:value="1.1752">
                <text:p>1.17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7374515185554">
                <text:p>21.7374515185554</text:p>
              </table:table-cell>
              <table:table-cell office:value-type="float" office:value="1.1378">
                <text:p>1.13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.2425573528837">
                <text:p>19.2425573528837</text:p>
              </table:table-cell>
              <table:table-cell office:value-type="float" office:value="1.1808">
                <text:p>1.1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.7474782782739">
                <text:p>20.7474782782739</text:p>
              </table:table-cell>
              <table:table-cell office:value-type="float" office:value="1.1822">
                <text:p>1.18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.9715402424797">
                <text:p>21.9715402424797</text:p>
              </table:table-cell>
              <table:table-cell office:value-type="float" office:value="1.105">
                <text:p>1.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2253434818014">
                <text:p>20.2253434818014</text:p>
              </table:table-cell>
              <table:table-cell office:value-type="float" office:value="1.1758">
                <text:p>1.17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.5539915973671">
                <text:p>21.5539915973671</text:p>
              </table:table-cell>
              <table:table-cell office:value-type="float" office:value="1.1312">
                <text:p>1.13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.9764808622404">
                <text:p>21.9764808622404</text:p>
              </table:table-cell>
              <table:table-cell office:value-type="float" office:value="1.1284">
                <text:p>1.12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.5113889831728">
                <text:p>20.5113889831728</text:p>
              </table:table-cell>
              <table:table-cell office:value-type="float" office:value="1.1848">
                <text:p>1.18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308559908154">
                <text:p>18.308559908154</text:p>
              </table:table-cell>
              <table:table-cell office:value-type="float" office:value="1.0284">
                <text:p>1.02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.0819366130224">
                <text:p>22.0819366130224</text:p>
              </table:table-cell>
              <table:table-cell office:value-type="float" office:value="1.1146">
                <text:p>1.11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1136493080108">
                <text:p>19.1136493080108</text:p>
              </table:table-cell>
              <table:table-cell office:value-type="float" office:value="1.1792">
                <text:p>1.17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.9898739702828">
                <text:p>21.9898739702828</text:p>
              </table:table-cell>
              <table:table-cell office:value-type="float" office:value="1.1404">
                <text:p>1.14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7179420668925">
                <text:p>19.7179420668925</text:p>
              </table:table-cell>
              <table:table-cell office:value-type="float" office:value="1.1794">
                <text:p>1.1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.6996543659868">
                <text:p>18.6996543659868</text:p>
              </table:table-cell>
              <table:table-cell office:value-type="float" office:value="1.0918">
                <text:p>1.0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.0853469518651">
                <text:p>19.0853469518651</text:p>
              </table:table-cell>
              <table:table-cell office:value-type="float" office:value="1.1322">
                <text:p>1.132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5cm" xlink:href=".." xlink:type="simple" chart:class="chart:scatter" chart:style-name="ch1">
        <chart:title svg:x="3.719cm" svg:y="0.316cm" chart:style-name="ch2">
          <text:p>Constant Value vs Average Timestep Value</text:p>
        </chart:title>
        <chart:plot-area chart:style-name="ch3" table:cell-range-address="Sheet3.A5:Sheet3.A47 Sheet3.C4:Sheet3.C47 Sheet3.C53:Sheet3.C552" chart:data-source-has-labels="row" svg:x="1.33cm" svg:y="1.301cm" svg:width="14.344cm" svg:height="6.543cm">
          <chartooo:coordinate-region svg:x="1.755cm" svg:y="1.501cm" svg:width="13.825cm" svg:height="5.696cm"/>
          <chart:axis chart:dimension="x" chart:name="primary-x" chart:style-name="ch4">
            <chart:title svg:x="7.797cm" svg:y="8.024cm" chart:style-name="ch5">
              <text:p>Constant</text:p>
            </chart:title>
          </chart:axis>
          <chart:axis chart:dimension="y" chart:name="primary-y" chart:style-name="ch4">
            <chart:title svg:x="0.451cm" svg:y="6.349cm" chart:style-name="ch6">
              <text:p>Average Timestep Value</text:p>
            </chart:title>
            <chart:grid chart:style-name="ch7" chart:class="major"/>
          </chart:axis>
          <chart:series chart:style-name="ch8" chart:values-cell-range-address="Sheet3.C5:Sheet3.C47" chart:label-cell-address="Sheet3.C4:Sheet3.C4" chart:class="chart:scatter">
            <chart:domain table:cell-range-address="Sheet3.A5:Sheet3.A47"/>
            <chart:regression-curve chart:style-name="ch9"/>
            <chart:data-point chart:repeated="43"/>
          </chart:series>
          <chart:series chart:style-name="ch10" chart:values-cell-range-address="Sheet3.C53:Sheet3.C552" chart:class="chart:scatter">
            <chart:domain table:cell-range-address="Sheet3.A53:Sheet3.A552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heet3.C4:Sheet3.C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626.9377028813">
                <text:p>-1626.9377028813</text:p>
                <draw:g>
                  <svg:desc>Sheet3.A5:Sheet3.A47</svg:desc>
                </draw:g>
              </table:table-cell>
              <table:table-cell office:value-type="float" office:value="1.1568">
                <text:p>1.1568</text:p>
                <draw:g>
                  <svg:desc>Sheet3.C5:Sheet3.C47</svg:desc>
                </draw:g>
              </table:table-cell>
              <table:table-cell office:value-type="float" office:value="-1757.18501768147">
                <text:p>-1757.18501768147</text:p>
                <draw:g>
                  <svg:desc>Sheet3.A53:Sheet3.A552</svg:desc>
                </draw:g>
              </table:table-cell>
              <table:table-cell office:value-type="float" office:value="1.2">
                <text:p>1.2</text:p>
                <draw:g>
                  <svg:desc>Sheet3.C53:Sheet3.C5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616.63468379589">
                <text:p>-1616.63468379589</text:p>
              </table:table-cell>
              <table:table-cell office:value-type="float" office:value="1.1558">
                <text:p>1.1558</text:p>
              </table:table-cell>
              <table:table-cell office:value-type="float" office:value="-606.621210810408">
                <text:p>-606.62121081040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576.04690998405">
                <text:p>-1576.04690998405</text:p>
              </table:table-cell>
              <table:table-cell office:value-type="float" office:value="1.2">
                <text:p>1.2</text:p>
              </table:table-cell>
              <table:table-cell office:value-type="float" office:value="-1676.71389656757">
                <text:p>-1676.713896567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558.91284685952">
                <text:p>-1558.91284685952</text:p>
              </table:table-cell>
              <table:table-cell office:value-type="float" office:value="1.0688">
                <text:p>1.0688</text:p>
              </table:table-cell>
              <table:table-cell office:value-type="float" office:value="-550.276265180473">
                <text:p>-550.2762651804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82.27125487018">
                <text:p>-1582.27125487018</text:p>
              </table:table-cell>
              <table:table-cell office:value-type="float" office:value="1.1568">
                <text:p>1.1568</text:p>
              </table:table-cell>
              <table:table-cell office:value-type="float" office:value="-2095.28481765998">
                <text:p>-2095.2848176599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17.65677218384">
                <text:p>-1617.65677218384</text:p>
              </table:table-cell>
              <table:table-cell office:value-type="float" office:value="1.1584">
                <text:p>1.1584</text:p>
              </table:table-cell>
              <table:table-cell office:value-type="float" office:value="-1160.12413116669">
                <text:p>-1160.1241311666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612.55140410709">
                <text:p>-1612.55140410709</text:p>
              </table:table-cell>
              <table:table-cell office:value-type="float" office:value="1.1114">
                <text:p>1.1114</text:p>
              </table:table-cell>
              <table:table-cell office:value-type="float" office:value="-757.362594461553">
                <text:p>-757.3625944615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546.37426217862">
                <text:p>-1546.37426217862</text:p>
              </table:table-cell>
              <table:table-cell office:value-type="float" office:value="1.168">
                <text:p>1.168</text:p>
              </table:table-cell>
              <table:table-cell office:value-type="float" office:value="-2166.87510945063">
                <text:p>-2166.8751094506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633.41773414101">
                <text:p>-1633.41773414101</text:p>
              </table:table-cell>
              <table:table-cell office:value-type="float" office:value="1.2">
                <text:p>1.2</text:p>
              </table:table-cell>
              <table:table-cell office:value-type="float" office:value="-598.264041777808">
                <text:p>-598.2640417778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564.75601910341">
                <text:p>-1564.75601910341</text:p>
              </table:table-cell>
              <table:table-cell office:value-type="float" office:value="1.143">
                <text:p>1.143</text:p>
              </table:table-cell>
              <table:table-cell office:value-type="float" office:value="-1362.98979368116">
                <text:p>-1362.989793681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615.97463435257">
                <text:p>-1615.97463435257</text:p>
              </table:table-cell>
              <table:table-cell office:value-type="float" office:value="1.2002">
                <text:p>1.2002</text:p>
              </table:table-cell>
              <table:table-cell office:value-type="float" office:value="-636.392281829744">
                <text:p>-636.3922818297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585.52352772288">
                <text:p>-1585.52352772288</text:p>
              </table:table-cell>
              <table:table-cell office:value-type="float" office:value="1.198">
                <text:p>1.198</text:p>
              </table:table-cell>
              <table:table-cell office:value-type="float" office:value="-2180.2304775496">
                <text:p>-2180.23047754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541.34770849122">
                <text:p>-1541.34770849122</text:p>
              </table:table-cell>
              <table:table-cell office:value-type="float" office:value="1.1868">
                <text:p>1.1868</text:p>
              </table:table-cell>
              <table:table-cell office:value-type="float" office:value="-983.930879727603">
                <text:p>-983.9308797276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35.45219402023">
                <text:p>-1635.45219402023</text:p>
              </table:table-cell>
              <table:table-cell office:value-type="float" office:value="1.1844">
                <text:p>1.1844</text:p>
              </table:table-cell>
              <table:table-cell office:value-type="float" office:value="-2238.75405762599">
                <text:p>-2238.7540576259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545.77834128731">
                <text:p>-1545.77834128731</text:p>
              </table:table-cell>
              <table:table-cell office:value-type="float" office:value="1.1482">
                <text:p>1.1482</text:p>
              </table:table-cell>
              <table:table-cell office:value-type="float" office:value="-2398.5166383222">
                <text:p>-2398.51663832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576.40399176044">
                <text:p>-1576.40399176044</text:p>
              </table:table-cell>
              <table:table-cell office:value-type="float" office:value="1.0838">
                <text:p>1.0838</text:p>
              </table:table-cell>
              <table:table-cell office:value-type="float" office:value="-1614.9856866971">
                <text:p>-1614.985686697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560.24689384873">
                <text:p>-1560.24689384873</text:p>
              </table:table-cell>
              <table:table-cell office:value-type="float" office:value="1.182">
                <text:p>1.182</text:p>
              </table:table-cell>
              <table:table-cell office:value-type="float" office:value="-1950.24028105805">
                <text:p>-1950.2402810580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586.00348229574">
                <text:p>-1586.00348229574</text:p>
              </table:table-cell>
              <table:table-cell office:value-type="float" office:value="1.1038">
                <text:p>1.1038</text:p>
              </table:table-cell>
              <table:table-cell office:value-type="float" office:value="-1649.31120753029">
                <text:p>-1649.311207530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572.49421677417">
                <text:p>-1572.49421677417</text:p>
              </table:table-cell>
              <table:table-cell office:value-type="float" office:value="1.187">
                <text:p>1.187</text:p>
              </table:table-cell>
              <table:table-cell office:value-type="float" office:value="-1532.81535036029">
                <text:p>-1532.8153503602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26.38937295222">
                <text:p>-1626.38937295222</text:p>
              </table:table-cell>
              <table:table-cell office:value-type="float" office:value="1.0848">
                <text:p>1.0848</text:p>
              </table:table-cell>
              <table:table-cell office:value-type="float" office:value="-2032.69367591785">
                <text:p>-2032.693675917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580.54092230035">
                <text:p>-1580.54092230035</text:p>
              </table:table-cell>
              <table:table-cell office:value-type="float" office:value="1.1952">
                <text:p>1.1952</text:p>
              </table:table-cell>
              <table:table-cell office:value-type="float" office:value="-2375.19152872188">
                <text:p>-2375.1915287218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25.14789188072">
                <text:p>-1625.14789188072</text:p>
              </table:table-cell>
              <table:table-cell office:value-type="float" office:value="1.1758">
                <text:p>1.1758</text:p>
              </table:table-cell>
              <table:table-cell office:value-type="float" office:value="-1215.31157350588">
                <text:p>-1215.3115735058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582.00413355869">
                <text:p>-1582.00413355869</text:p>
              </table:table-cell>
              <table:table-cell office:value-type="float" office:value="1.1882">
                <text:p>1.1882</text:p>
              </table:table-cell>
              <table:table-cell office:value-type="float" office:value="-1551.25539786797">
                <text:p>-1551.255397867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541.23787374547">
                <text:p>-1541.23787374547</text:p>
              </table:table-cell>
              <table:table-cell office:value-type="float" office:value="1.1748">
                <text:p>1.1748</text:p>
              </table:table-cell>
              <table:table-cell office:value-type="float" office:value="-1610.29152710979">
                <text:p>-1610.2915271097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76.18067828806">
                <text:p>-1576.18067828806</text:p>
              </table:table-cell>
              <table:table-cell office:value-type="float" office:value="1.166">
                <text:p>1.166</text:p>
              </table:table-cell>
              <table:table-cell office:value-type="float" office:value="-1586.17114997314">
                <text:p>-1586.1711499731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592.03883633755">
                <text:p>-1592.03883633755</text:p>
              </table:table-cell>
              <table:table-cell office:value-type="float" office:value="1.1386">
                <text:p>1.1386</text:p>
              </table:table-cell>
              <table:table-cell office:value-type="float" office:value="-793.763561163438">
                <text:p>-793.7635611634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598.52416664686">
                <text:p>-1598.52416664686</text:p>
              </table:table-cell>
              <table:table-cell office:value-type="float" office:value="1.137">
                <text:p>1.137</text:p>
              </table:table-cell>
              <table:table-cell office:value-type="float" office:value="-946.258303239469">
                <text:p>-946.2583032394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551.95453226186">
                <text:p>-1551.95453226186</text:p>
              </table:table-cell>
              <table:table-cell office:value-type="float" office:value="1.1752">
                <text:p>1.1752</text:p>
              </table:table-cell>
              <table:table-cell office:value-type="float" office:value="-777.91710126965">
                <text:p>-777.9171012696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03.15400086974">
                <text:p>-1603.15400086974</text:p>
              </table:table-cell>
              <table:table-cell office:value-type="float" office:value="1.1378">
                <text:p>1.1378</text:p>
              </table:table-cell>
              <table:table-cell office:value-type="float" office:value="-1106.96877608338">
                <text:p>-1106.968776083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559.02231175244">
                <text:p>-1559.02231175244</text:p>
              </table:table-cell>
              <table:table-cell office:value-type="float" office:value="1.1808">
                <text:p>1.1808</text:p>
              </table:table-cell>
              <table:table-cell office:value-type="float" office:value="-1521.0467371398">
                <text:p>-1521.046737139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21.36562022537">
                <text:p>-1621.36562022537</text:p>
              </table:table-cell>
              <table:table-cell office:value-type="float" office:value="1.1822">
                <text:p>1.1822</text:p>
              </table:table-cell>
              <table:table-cell office:value-type="float" office:value="-517.884839894429">
                <text:p>-517.88483989442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547.62330043554">
                <text:p>-1547.62330043554</text:p>
              </table:table-cell>
              <table:table-cell office:value-type="float" office:value="1.105">
                <text:p>1.105</text:p>
              </table:table-cell>
              <table:table-cell office:value-type="float" office:value="-1135.72651341233">
                <text:p>-1135.726513412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568.44139041042">
                <text:p>-1568.44139041042</text:p>
              </table:table-cell>
              <table:table-cell office:value-type="float" office:value="1.1758">
                <text:p>1.1758</text:p>
              </table:table-cell>
              <table:table-cell office:value-type="float" office:value="-1374.72008159551">
                <text:p>-1374.720081595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77.64699695454">
                <text:p>-1577.64699695454</text:p>
              </table:table-cell>
              <table:table-cell office:value-type="float" office:value="1.1312">
                <text:p>1.1312</text:p>
              </table:table-cell>
              <table:table-cell office:value-type="float" office:value="-1718.50582818677">
                <text:p>-1718.505828186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01.56369617203">
                <text:p>-1601.56369617203</text:p>
              </table:table-cell>
              <table:table-cell office:value-type="float" office:value="1.1284">
                <text:p>1.1284</text:p>
              </table:table-cell>
              <table:table-cell office:value-type="float" office:value="-1471.98308510742">
                <text:p>-1471.9830851074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05.91583018652">
                <text:p>-1605.91583018652</text:p>
              </table:table-cell>
              <table:table-cell office:value-type="float" office:value="1.1848">
                <text:p>1.1848</text:p>
              </table:table-cell>
              <table:table-cell office:value-type="float" office:value="-1353.63747299025">
                <text:p>-1353.637472990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18.48926625933">
                <text:p>-1618.48926625933</text:p>
              </table:table-cell>
              <table:table-cell office:value-type="float" office:value="1.0284">
                <text:p>1.0284</text:p>
              </table:table-cell>
              <table:table-cell office:value-type="float" office:value="-1159.19924468394">
                <text:p>-1159.1992446839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583.22559264382">
                <text:p>-1583.22559264382</text:p>
              </table:table-cell>
              <table:table-cell office:value-type="float" office:value="1.1146">
                <text:p>1.1146</text:p>
              </table:table-cell>
              <table:table-cell office:value-type="float" office:value="-1369.84953529028">
                <text:p>-1369.8495352902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549.95414874714">
                <text:p>-1549.95414874714</text:p>
              </table:table-cell>
              <table:table-cell office:value-type="float" office:value="1.1792">
                <text:p>1.1792</text:p>
              </table:table-cell>
              <table:table-cell office:value-type="float" office:value="-2161.85084739257">
                <text:p>-2161.850847392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28.84300937683">
                <text:p>-1628.84300937683</text:p>
              </table:table-cell>
              <table:table-cell office:value-type="float" office:value="1.1404">
                <text:p>1.1404</text:p>
              </table:table-cell>
              <table:table-cell office:value-type="float" office:value="-775.290465159837">
                <text:p>-775.29046515983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598.84956880362">
                <text:p>-1598.84956880362</text:p>
              </table:table-cell>
              <table:table-cell office:value-type="float" office:value="1.1794">
                <text:p>1.1794</text:p>
              </table:table-cell>
              <table:table-cell office:value-type="float" office:value="-2275.00885313788">
                <text:p>-2275.008853137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92.32381473888">
                <text:p>-1592.32381473888</text:p>
              </table:table-cell>
              <table:table-cell office:value-type="float" office:value="1.0918">
                <text:p>1.0918</text:p>
              </table:table-cell>
              <table:table-cell office:value-type="float" office:value="-1404.8458794336">
                <text:p>-1404.84587943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91.28152583251">
                <text:p>-1591.28152583251</text:p>
              </table:table-cell>
              <table:table-cell office:value-type="float" office:value="1.1322">
                <text:p>1.1322</text:p>
              </table:table-cell>
              <table:table-cell office:value-type="float" office:value="-2267.0357567912">
                <text:p>-2267.035756791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01.29075078774">
                <text:p>-2301.290750787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87.670203153039">
                <text:p>-787.67020315303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01.99321025609">
                <text:p>-2001.993210256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85.49127806394">
                <text:p>-2285.4912780639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55.47629788421">
                <text:p>-1455.476297884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4.28218687173">
                <text:p>-2374.282186871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3.36138704356">
                <text:p>-1753.361387043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5.6460033669">
                <text:p>-2395.64600336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84.02016204149">
                <text:p>-1184.020162041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0.103941632259">
                <text:p>-890.1039416322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3.31114605378">
                <text:p>-1403.311146053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63.86744187054">
                <text:p>-1863.8674418705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80.78319716144">
                <text:p>-2380.783197161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93.31496557745">
                <text:p>-2193.314965577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49.74423522797">
                <text:p>-2149.7442352279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55.20930132289">
                <text:p>-2455.209301322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58.968700031321">
                <text:p>-758.96870003132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79.44540087384">
                <text:p>-1379.4454008738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92.68165250522">
                <text:p>-1092.681652505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22.01755734289">
                <text:p>-2022.017557342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95.76350277818">
                <text:p>-1095.763502778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89.025229643374">
                <text:p>-989.0252296433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7.82727299982">
                <text:p>-2377.827272999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67.57237444285">
                <text:p>-1567.572374442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72.48950627487">
                <text:p>-2172.489506274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95.18626405624">
                <text:p>-1895.186264056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06.82802901069">
                <text:p>-1206.828029010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14.32746118879">
                <text:p>-1514.327461188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8.443420099032">
                <text:p>-868.4434200990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4.63379162447">
                <text:p>-1784.633791624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8.850219441659">
                <text:p>-848.85021944165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09.884122877011">
                <text:p>-909.88412287701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9.42384092155">
                <text:p>-1689.423840921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1.47497990464">
                <text:p>-2491.474979904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9.541611451912">
                <text:p>-529.54161145191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52.46702446712">
                <text:p>-2252.467024467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44.38510278166">
                <text:p>-2244.385102781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4.66387411596">
                <text:p>-2404.663874115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28.758318275742">
                <text:p>-828.7583182757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66.96988897542">
                <text:p>-1466.969888975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1.718704453451">
                <text:p>-841.7187044534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3.435895095096">
                <text:p>-873.43589509509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59.20399035804">
                <text:p>-1359.2039903580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0.93819968101">
                <text:p>-1220.9381996810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39.608536368092">
                <text:p>-839.60853636809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3.02277310157">
                <text:p>-2153.0227731015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18.08172689422">
                <text:p>-2318.081726894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05.19911502892">
                <text:p>-2305.1991150289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63.38384742632">
                <text:p>-2263.3838474263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7.678635093113">
                <text:p>-677.6786350931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0.590406024613">
                <text:p>-640.59040602461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3.56708844467">
                <text:p>-1853.567088444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9.52478783767">
                <text:p>-1729.524787837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8.256937190364">
                <text:p>-878.2569371903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3.748863213762">
                <text:p>-713.74886321376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6.46243064383">
                <text:p>-1786.4624306438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86.87472946122">
                <text:p>-2086.874729461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38.782580460038">
                <text:p>-938.7825804600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0.092330955169">
                <text:p>-700.09233095516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73.92251533968">
                <text:p>-1073.922515339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2.791820160173">
                <text:p>-672.79182016017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6.641155049793">
                <text:p>-866.6411550497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58.66383517477">
                <text:p>-2458.663835174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1.69239158525">
                <text:p>-1391.69239158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19.99409585082">
                <text:p>-1919.994095850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82.11592643906">
                <text:p>-1282.115926439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09.82032467106">
                <text:p>-2209.820324671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4.724238090582">
                <text:p>-654.72423809058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25.70614997959">
                <text:p>-1425.706149979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3.51320141481">
                <text:p>-1783.513201414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41.18550829759">
                <text:p>-2041.185508297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41.77427169862">
                <text:p>-1441.774271698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3.696560954008">
                <text:p>-843.6965609540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59.30736991382">
                <text:p>-2359.307369913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98.02249906007">
                <text:p>-798.0224990600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45.42509740365">
                <text:p>-1345.4250974036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09.89024746437">
                <text:p>-2009.890247464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88.19952119542">
                <text:p>-1288.1995211954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01.57415617453">
                <text:p>-2201.574156174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3.371186317466">
                <text:p>-583.3711863174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4.62367692131">
                <text:p>-2374.623676921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2.30508418746">
                <text:p>-2372.3050841874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29.02888010871">
                <text:p>-1029.028880108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14.49528407422">
                <text:p>-2014.495284074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76.65528258339">
                <text:p>-576.655282583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3.05406394136">
                <text:p>-2153.054063941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9.56136617998">
                <text:p>-1229.5613661799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30.66425932847">
                <text:p>-2430.664259328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62.63882005978">
                <text:p>-2062.638820059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2.60963048639">
                <text:p>-1302.609630486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43.29512578553">
                <text:p>-2143.295125785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0.21744963113">
                <text:p>-2400.2174496311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8.42985399149">
                <text:p>-1418.429853991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23.31758073293">
                <text:p>-2123.317580732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5.73693284414">
                <text:p>-1305.736932844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07.40337487059">
                <text:p>-1907.403374870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94.03391116619">
                <text:p>-1594.033911166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0.23642714233">
                <text:p>-1410.236427142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76.00708245247">
                <text:p>-1376.0070824524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88.98465770766">
                <text:p>-1988.984657707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74.83597160728">
                <text:p>-2074.8359716072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84.43411836369">
                <text:p>-1984.434118363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7.7638295844">
                <text:p>-1717.763829584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95.96074344255">
                <text:p>-1995.960743442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17.18087664568">
                <text:p>-2317.18087664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0.497986719942">
                <text:p>-580.49798671994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8.02894076127">
                <text:p>-1768.0289407612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98.00489629672">
                <text:p>-1798.004896296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63.71686561523">
                <text:p>-1963.716865615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01.94021737411">
                <text:p>-2301.940217374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44.154345517923">
                <text:p>-944.1543455179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04.50497988177">
                <text:p>-2104.504979881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94.68477419541">
                <text:p>-1294.684774195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01.46683138161">
                <text:p>-2101.466831381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87.7730255277">
                <text:p>-2187.773025527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53.84208835546">
                <text:p>-1053.842088355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0.79302370587">
                <text:p>-1750.7930237058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11.30450174095">
                <text:p>-1611.304501740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39.5783055663">
                <text:p>-2039.57830556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87.998027412">
                <text:p>-2087.9980274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97.99812940062">
                <text:p>-1097.9981294006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77.8266651771">
                <text:p>-1477.82666517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75.03112045885">
                <text:p>-1575.031120458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06.31451029899">
                <text:p>-1906.3145102989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5.092251454136">
                <text:p>-865.09225145413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6.487599894692">
                <text:p>-896.48759989469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02.837751236681">
                <text:p>-902.8377512366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06.60933398788">
                <text:p>-2206.609333987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8.36505833077">
                <text:p>-1668.3650583307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93.90984191683">
                <text:p>-1493.909841916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29.64288999927">
                <text:p>-2129.642889999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85.08515857512">
                <text:p>-2485.085158575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88.8675145726">
                <text:p>-2388.86751457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3.75328323665">
                <text:p>-1763.7532832366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98.43648413197">
                <text:p>-1898.4364841319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46.89995638384">
                <text:p>-1946.89995638384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37.85939380243">
                <text:p>-1737.8593938024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9.43252669706">
                <text:p>-1769.432526697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19.59357044778">
                <text:p>-1619.593570447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5.55899513624">
                <text:p>-2155.558995136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78.8445517928">
                <text:p>-1678.844551792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62.646466323079">
                <text:p>-762.6464663230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93.05100418476">
                <text:p>-1893.051004184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8.582452718285">
                <text:p>-978.58245271828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33.33240386182">
                <text:p>-1733.332403861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75.60729796996">
                <text:p>-1475.6072979699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93.62819151172">
                <text:p>-1893.6281915117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55.535914869606">
                <text:p>-555.53591486960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10.85438313637">
                <text:p>-1810.854383136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42.32500709592">
                <text:p>-1542.325007095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37.28744586992">
                <text:p>-1837.287445869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9.4437943222">
                <text:p>-1399.443794322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00.12610446454">
                <text:p>-1100.126104464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26.10126905402">
                <text:p>-2426.101269054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0.24191890119">
                <text:p>-2490.2419189011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58.27247535326">
                <text:p>-2258.2724753532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90.81110625191">
                <text:p>-1490.8111062519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78.75351522538">
                <text:p>-1578.75351522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53.13544367688">
                <text:p>-2053.13544367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19.666112923624">
                <text:p>-619.6661129236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36.90016269418">
                <text:p>-1536.900162694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26.56881131806">
                <text:p>-1426.568811318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4.682697309017">
                <text:p>-644.68269730901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04.60094649528">
                <text:p>-1504.600946495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91.705359511144">
                <text:p>-991.70535951114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36.14609421312">
                <text:p>-1636.146094213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98.07446922722">
                <text:p>-1798.074469227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8.33855636183">
                <text:p>-1718.338556361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19.90938996364">
                <text:p>-2219.9093899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71.56762666877">
                <text:p>-1171.567626668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46.54271716216">
                <text:p>-1246.542717162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45.712837394817">
                <text:p>-745.71283739481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64.54071812983">
                <text:p>-2264.5407181298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2.12499992566">
                <text:p>-2392.124999925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8.6838025766">
                <text:p>-1788.683802576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77.43751646608">
                <text:p>-2277.437516466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71.98706234481">
                <text:p>-2171.9870623448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26.40708164937">
                <text:p>-2226.407081649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25.99706724959">
                <text:p>-2025.997067249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80.03115071992">
                <text:p>-1880.031150719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35.40905465598">
                <text:p>-1235.4090546559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53.36917807892">
                <text:p>-2053.369178078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4.192432202038">
                <text:p>-584.19243220203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38.0665828171">
                <text:p>-2338.06658281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8.27463857662">
                <text:p>-1308.27463857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70.62947836807">
                <text:p>-2070.629478368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23.877557985561">
                <text:p>-723.8775579855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49.19972070363">
                <text:p>-1949.1997207036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67.76975783383">
                <text:p>-967.769757833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51.02808214181">
                <text:p>-1951.028082141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43.63364253893">
                <text:p>-2243.633642538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4.728471974907">
                <text:p>-654.72847197490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6.56036318076">
                <text:p>-2156.560363180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33.72474799321">
                <text:p>-1133.724747993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72.89761176606">
                <text:p>-1372.8976117660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1.710953845939">
                <text:p>-651.7109538459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05.570328414567">
                <text:p>-805.5703284145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37.14151725648">
                <text:p>-1337.141517256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5.90604536419">
                <text:p>-1395.906045364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77.38835467172">
                <text:p>-1577.388354671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45.14460685114">
                <text:p>-2045.144606851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5.198085654686">
                <text:p>-865.1980856546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2.26847160576">
                <text:p>-1712.2684716057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7.84518458604">
                <text:p>-1367.8451845860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49.25223441666">
                <text:p>-1649.252234416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55.238597164482">
                <text:p>-555.2385971644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26.480639648747">
                <text:p>-926.4806396487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88.05104945901">
                <text:p>-2288.0510494590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10.503818508235">
                <text:p>-910.5038185082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5.469059790215">
                <text:p>-525.46905979021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03.65091868939">
                <text:p>-1503.6509186893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81.42540456191">
                <text:p>-781.425404561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4.79123544803">
                <text:p>-2404.791235448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18.37179948891">
                <text:p>-1218.371799488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01.483503202117">
                <text:p>-501.48350320211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0.60195547789">
                <text:p>-2490.6019554778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8.67321306171">
                <text:p>-2398.6732130617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43.47530493042">
                <text:p>-2043.475304930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0.76192848463">
                <text:p>-1390.7619284846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88.23008995343">
                <text:p>-2388.230089953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63.072467352792">
                <text:p>-963.0724673527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93.531160931161">
                <text:p>-693.53116093116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37.227947330839">
                <text:p>-537.22794733083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35.83202415743">
                <text:p>-1735.8320241574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56.99890725867">
                <text:p>-2256.9989072586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0.23633866255">
                <text:p>-2490.236338662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62.836569632948">
                <text:p>-562.83656963294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72.73756849746">
                <text:p>-1972.7375684974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0.55578490093">
                <text:p>-1220.5557849009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70.71330032993">
                <text:p>-1370.7133003299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2.56210075341">
                <text:p>-1362.5621007534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14.12162718422">
                <text:p>-1114.1216271842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50.93374673739">
                <text:p>-1250.933746737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95.2697752847">
                <text:p>-2095.269775284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01.56800048853">
                <text:p>-2301.5680004885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86.75869235544">
                <text:p>-1986.7586923554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98.12601880736">
                <text:p>-1498.126018807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87.05352560545">
                <text:p>-2287.053525605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29.08764878912">
                <text:p>-2029.087648789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10.077585803516">
                <text:p>-810.07758580351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7.296548249633">
                <text:p>-717.2965482496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21.27199923938">
                <text:p>-2421.2719992393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4.72188341315">
                <text:p>-1224.721883413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5.935404945083">
                <text:p>-975.9354049450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89.66261074653">
                <text:p>-1989.6626107465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07.16669325776">
                <text:p>-1607.166693257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77.60396110457">
                <text:p>-2177.603961104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62.25250893798">
                <text:p>-1962.2525089379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21.88265022913">
                <text:p>-1621.882650229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47.94691372827">
                <text:p>-2147.946913728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31.67070563111">
                <text:p>-2131.67070563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28.42872080312">
                <text:p>-1528.4287208031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72.04343139554">
                <text:p>-2072.0434313955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6.50174934803">
                <text:p>-1416.501749348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4.47058725292">
                <text:p>-1664.470587252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57.36677197949">
                <text:p>-1457.366771979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40.5951469688">
                <text:p>-1440.59514696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8.71703123929">
                <text:p>-1418.7170312392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17.244172686606">
                <text:p>-717.2441726866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84.38305721618">
                <text:p>-1184.3830572161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61.2043178732">
                <text:p>-1261.20431787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65.322362821948">
                <text:p>-865.3223628219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21.77576935848">
                <text:p>-1821.775769358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94.90847787972">
                <text:p>-1294.9084778797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8.48772934659">
                <text:p>-1308.487729346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61.71086507944">
                <text:p>-1561.710865079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09.55229631596">
                <text:p>-1209.552296315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28.435633695749">
                <text:p>-628.4356336957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1.18217371882">
                <text:p>-1401.1821737188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54.893127967378">
                <text:p>-654.8931279673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27.485243572341">
                <text:p>-627.4852435723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99.5785447531">
                <text:p>-1999.57854475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68.35468282024">
                <text:p>-2368.354682820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69.827170169">
                <text:p>-2069.82717016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32.26324946209">
                <text:p>-2432.263249462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8.0350078008">
                <text:p>-1768.03500780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43.41595562481">
                <text:p>-1843.4159556248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05.55782910976">
                <text:p>-1905.5578291097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67.3294168857">
                <text:p>-1267.329416885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48.50632740234">
                <text:p>-1048.5063274023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34.41823602152">
                <text:p>-1934.4182360215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0.31957870322">
                <text:p>-2150.3195787032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6.54032499243">
                <text:p>-976.5403249924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45.24963054456">
                <text:p>-1745.249630544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97.68034225286">
                <text:p>-1897.6803422528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29.13975800438">
                <text:p>-2129.1397580043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95.73153864216">
                <text:p>-1995.7315386421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9.447270001848">
                <text:p>-739.4472700018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95.120382068173">
                <text:p>-995.1203820681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28.89625015329">
                <text:p>-1428.8962501532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13.155497567827">
                <text:p>-513.15549756782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1.00003730553">
                <text:p>-1711.0000373055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1.63699865978">
                <text:p>-1431.6369986597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34.573919404819">
                <text:p>-934.57391940481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71.96919674845">
                <text:p>-2271.969196748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81.94288662224">
                <text:p>-1281.9428866222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3.34542042015">
                <text:p>-2403.345420420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78.404076208578">
                <text:p>-678.40407620857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35.33463181374">
                <text:p>-1635.33463181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96.17885451314">
                <text:p>-2196.178854513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2.97816351242">
                <text:p>-1762.97816351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99.17234311234">
                <text:p>-2199.1723431123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8.78484200544">
                <text:p>-1398.784842005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08.44010132605">
                <text:p>-1308.440101326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19.13786775955">
                <text:p>-2219.137867759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12.25239196626">
                <text:p>-2212.252391966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19.49268705145">
                <text:p>-2019.492687051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9.16298386507">
                <text:p>-1859.162983865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76.70157418817">
                <text:p>-2376.701574188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6.09341407185">
                <text:p>-1166.0934140718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1.664369165573">
                <text:p>-521.664369165573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2.68615509897">
                <text:p>-1432.686155098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27.880620232626">
                <text:p>-627.88062023262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65.28395905158">
                <text:p>-1565.2839590515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9.54648722756">
                <text:p>-1409.546487227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53.88075287402">
                <text:p>-1353.880752874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2.88184517923">
                <text:p>-1782.8818451792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97.66228577729">
                <text:p>-1397.662285777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8.21068290587">
                <text:p>-1768.2106829058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0.025732268419">
                <text:p>-840.0257322684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0.904260915445">
                <text:p>-640.9042609154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49.4908170521">
                <text:p>-1349.490817052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47.957380215596">
                <text:p>-947.9573802155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64.92951348751">
                <text:p>-1264.9295134875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65.61055842996">
                <text:p>-1565.6105584299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7.652329226439">
                <text:p>-527.65232922643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5.0081727717">
                <text:p>-1705.00817277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70.83065412223">
                <text:p>-1870.8306541222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53.25535607611">
                <text:p>-1953.2553560761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43.504660659577">
                <text:p>-943.50466065957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64.25573488956">
                <text:p>-2164.2557348895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70.055732555193">
                <text:p>-870.0557325551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71.805436675263">
                <text:p>-571.8054366752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3.123797955931">
                <text:p>-703.1237979559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77.39673014566">
                <text:p>-2277.3967301456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86.18552297634">
                <text:p>-1086.1855229763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14.72739314395">
                <text:p>-2014.727393143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73.98858115738">
                <text:p>-2173.988581157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65.75719311449">
                <text:p>-1865.7571931144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05.11192082275">
                <text:p>-1405.1119208227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5.181011777761">
                <text:p>-645.1810117777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5.060400753931">
                <text:p>-705.0604007539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9.33267601033">
                <text:p>-1759.332676010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23.19819624052">
                <text:p>-2323.198196240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87.83105609609">
                <text:p>-1087.831056096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78.88375639435">
                <text:p>-1178.8837563943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10.47055445763">
                <text:p>-1410.470554457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09.1806177343">
                <text:p>-709.180617734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32.32927899367">
                <text:p>-1832.32927899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65.43145815811">
                <text:p>-1465.431458158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8.92430665229">
                <text:p>-1168.92430665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17.29631008693">
                <text:p>-1117.2963100869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01.03963209461">
                <text:p>-1101.039632094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3.970200146015">
                <text:p>-643.9702001460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15.53456140168">
                <text:p>-1915.5345614016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34.07656315674">
                <text:p>-2434.0765631567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30.10436488572">
                <text:p>-1430.1043648857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47.35523356452">
                <text:p>-1047.3552335645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10.42238239145">
                <text:p>-1010.4223823914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2.080161327252">
                <text:p>-892.08016132725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58.052278518679">
                <text:p>-958.05227851867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02.66757588337">
                <text:p>-1602.6675758833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39.47724522481">
                <text:p>-1239.4772452248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8.525445441531">
                <text:p>-978.52544544153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43.334629290444">
                <text:p>-943.334629290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25.50766368413">
                <text:p>-725.507663684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03.05252773971">
                <text:p>-2103.0525277397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4.68509223904">
                <text:p>-1854.6850922390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26.954169824461">
                <text:p>-526.95416982446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9.04388040466">
                <text:p>-2409.0438804046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30.12872288836">
                <text:p>-1930.1287228883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65.03374709495">
                <text:p>-1965.0337470949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8.90671692106">
                <text:p>-1858.906716921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99.27781830625">
                <text:p>-1099.2778183062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30.69824697906">
                <text:p>-1330.698246979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32.36285042971">
                <text:p>-1132.3628504297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10.41705055908">
                <text:p>-2410.41705055908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8.33043671753">
                <text:p>-1768.330436717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3.66425162339">
                <text:p>-1223.6642516233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91.26826413907">
                <text:p>-591.2682641390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15.82509655881">
                <text:p>-1615.8250965588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35.05942665725">
                <text:p>-1935.059426657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20.29703478915">
                <text:p>-1620.2970347891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9.349183146514">
                <text:p>-849.34918314651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15.566825746138">
                <text:p>-615.56682574613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0.20970314345">
                <text:p>-1710.2097031434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30.11078075727">
                <text:p>-1830.110780757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33.07888526008">
                <text:p>-1033.078885260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65.932958946536">
                <text:p>-665.93295894653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5.854222190461">
                <text:p>-735.8542221904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72.21631282255">
                <text:p>-2172.2163128225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69.78675230946">
                <text:p>-1469.7867523094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9.37097056413">
                <text:p>-1729.370970564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5.2954359373">
                <text:p>-1365.29543593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59.50000185158">
                <text:p>-2159.5000018515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05.33868745975">
                <text:p>-2405.338687459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28.07983520888">
                <text:p>-1228.079835208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66.091289174033">
                <text:p>-666.091289174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38.75068296517">
                <text:p>-2238.7506829651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11.73199408471">
                <text:p>-1511.7319940847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5.45008555759">
                <text:p>-1665.450085557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78.83027389058">
                <text:p>-1778.8302738905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93.72043859425">
                <text:p>-2493.720438594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78.2987592431">
                <text:p>-1678.29875924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16.26962235889">
                <text:p>-1016.269622358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41.713441040888">
                <text:p>-841.71344104088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51.45578846802">
                <text:p>-1851.455788468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98.12450183059">
                <text:p>-2098.1245018305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47.578166661574">
                <text:p>-647.57816666157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20.16387265637">
                <text:p>-1320.1638726563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27.72903070931">
                <text:p>-1127.729030709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290.77565884759">
                <text:p>-1290.775658847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92.80660578599">
                <text:p>-2292.8066057859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30.35338167856">
                <text:p>-1730.3533816785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88.84816810347">
                <text:p>-1788.8481681034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80.67707810983">
                <text:p>-1480.6770781098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04.937876974508">
                <text:p>-904.93787697450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08.16884350866">
                <text:p>-1008.1688435086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55.42299828428">
                <text:p>-1155.4229982842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88.376482737615">
                <text:p>-588.37648273761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85.096328247577">
                <text:p>-885.09632824757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9.641211874303">
                <text:p>-739.64121187430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03.12933375856">
                <text:p>-2103.1293337585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13.02428542654">
                <text:p>-1613.024285426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420.06964591482">
                <text:p>-1420.0696459148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22.773044658642">
                <text:p>-922.7730446586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47.45206911701">
                <text:p>-2447.452069117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07.50364298331">
                <text:p>-1807.5036429833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82.34786458249">
                <text:p>-1882.3478645824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91.972665701749">
                <text:p>-891.97266570174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71.22303807142">
                <text:p>-2071.2230380714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5.67733413442">
                <text:p>-1755.6773341344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81.517688643692">
                <text:p>-981.5176886436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14.83900753437">
                <text:p>-1314.83900753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00.39308192848">
                <text:p>-1000.3930819284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50.704692524198">
                <text:p>-750.70469252419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89.12150348964">
                <text:p>-1589.1215034896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2.04037249881">
                <text:p>-1162.0403724988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96.68569029498">
                <text:p>-2396.6856902949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25.65141510789">
                <text:p>-1525.6514151078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25.0505461783">
                <text:p>-1625.050546178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201.11431407007">
                <text:p>-2201.1143140700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31.07489130708">
                <text:p>-1831.074891307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80.72065042347">
                <text:p>-1580.7206504234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51.97962487145">
                <text:p>-2051.9796248714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55.58891986001">
                <text:p>-2455.588919860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49.88433548346">
                <text:p>-1149.8843354834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22.85157603213">
                <text:p>-1622.8515760321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34.9998432261">
                <text:p>-2334.999843226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42.75049169068">
                <text:p>-1142.75049169068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87.25503095248">
                <text:p>-1987.2550309524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84.3695806218">
                <text:p>-1084.369580621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69.35029640109">
                <text:p>-1569.350296401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068.28703106651">
                <text:p>-2068.2870310665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167.5901154123">
                <text:p>-2167.590115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911.52685084761">
                <text:p>-1911.5268508476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95.081084625114">
                <text:p>-995.081084625114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